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1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4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5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6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2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3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4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text-properties fo:font-style="normal" officeooo:paragraph-rsid="01148430" style:font-style-asian="normal" style:font-style-complex="normal"/>
    </style:style>
    <style:style style:name="P97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4" style:family="paragraph" style:parent-style-name="Standard">
      <style:text-properties fo:font-style="normal" officeooo:paragraph-rsid="01190d75" style:font-style-asian="normal" style:font-style-complex="normal"/>
    </style:style>
    <style:style style:name="P105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6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0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2" style:family="paragraph" style:parent-style-name="Standard">
      <style:text-properties fo:font-style="normal" officeooo:paragraph-rsid="01305c41" style:font-style-asian="normal" style:font-style-complex="normal"/>
    </style:style>
    <style:style style:name="P113" style:family="paragraph" style:parent-style-name="Standard">
      <style:text-properties fo:font-style="normal" officeooo:paragraph-rsid="01401741" style:font-style-asian="normal" style:font-style-complex="normal"/>
    </style:style>
    <style:style style:name="P114" style:family="paragraph" style:parent-style-name="Standard">
      <style:text-properties fo:font-style="normal" officeooo:paragraph-rsid="01466326" style:font-style-asian="normal" style:font-style-complex="normal"/>
    </style:style>
    <style:style style:name="P115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6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8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9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0" style:family="paragraph" style:parent-style-name="Standard">
      <style:text-properties fo:font-style="normal" officeooo:paragraph-rsid="01549026" style:font-style-asian="normal" style:font-style-complex="normal"/>
    </style:style>
    <style:style style:name="P121" style:family="paragraph" style:parent-style-name="Standard">
      <style:text-properties fo:font-style="normal" officeooo:paragraph-rsid="01549d31" style:font-style-asian="normal" style:font-style-complex="normal"/>
    </style:style>
    <style:style style:name="P122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4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officeooo:paragraph-rsid="00134990"/>
    </style:style>
    <style:style style:name="P245" style:family="paragraph" style:parent-style-name="Standard">
      <style:text-properties fo:font-style="italic" style:font-style-asian="italic" style:font-style-complex="italic"/>
    </style:style>
    <style:style style:name="P246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7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8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9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0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1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2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3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4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5" style:family="paragraph" style:parent-style-name="Standard">
      <style:text-properties fo:font-style="italic" officeooo:paragraph-rsid="0057ec24" style:font-style-asian="italic" style:font-style-complex="italic"/>
    </style:style>
    <style:style style:name="P256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7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8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9" style:family="paragraph" style:parent-style-name="Standard">
      <style:text-properties fo:font-style="italic" officeooo:paragraph-rsid="005f2637" style:font-style-asian="italic" style:font-style-complex="italic"/>
    </style:style>
    <style:style style:name="P260" style:family="paragraph" style:parent-style-name="Standard">
      <style:text-properties fo:font-style="italic" officeooo:paragraph-rsid="00644350" style:font-style-asian="italic" style:font-style-complex="italic"/>
    </style:style>
    <style:style style:name="P261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2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4" style:family="paragraph" style:parent-style-name="Standard">
      <style:text-properties fo:font-style="italic" officeooo:paragraph-rsid="00684bfc" style:font-style-asian="italic" style:font-style-complex="italic"/>
    </style:style>
    <style:style style:name="P265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6" style:family="paragraph" style:parent-style-name="Standard">
      <style:text-properties fo:font-style="italic" officeooo:paragraph-rsid="006f66ec" style:font-style-asian="italic" style:font-style-complex="italic"/>
    </style:style>
    <style:style style:name="P267" style:family="paragraph" style:parent-style-name="Standard">
      <style:text-properties fo:font-style="italic" officeooo:paragraph-rsid="0071baff" style:font-style-asian="italic" style:font-style-complex="italic"/>
    </style:style>
    <style:style style:name="P268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9" style:family="paragraph" style:parent-style-name="Standard">
      <style:text-properties fo:font-style="italic" officeooo:paragraph-rsid="00751d17" style:font-style-asian="italic" style:font-style-complex="italic"/>
    </style:style>
    <style:style style:name="P270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93c0d" style:font-style-asian="italic" style:font-style-complex="italic"/>
    </style:style>
    <style:style style:name="P272" style:family="paragraph" style:parent-style-name="Standard">
      <style:text-properties fo:font-style="italic" officeooo:paragraph-rsid="007b2101" style:font-style-asian="italic" style:font-style-complex="italic"/>
    </style:style>
    <style:style style:name="P27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7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7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4" style:family="paragraph" style:parent-style-name="Standard">
      <style:text-properties fo:font-style="italic" officeooo:paragraph-rsid="008eb3ea" style:font-style-asian="italic" style:font-style-complex="italic"/>
    </style:style>
    <style:style style:name="P285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6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7" style:family="paragraph" style:parent-style-name="Standard">
      <style:text-properties fo:font-style="italic" officeooo:paragraph-rsid="00939859" style:font-style-asian="italic" style:font-style-complex="italic"/>
    </style:style>
    <style:style style:name="P288" style:family="paragraph" style:parent-style-name="Standard">
      <style:text-properties fo:font-style="italic" officeooo:paragraph-rsid="00971224" style:font-style-asian="italic" style:font-style-complex="italic"/>
    </style:style>
    <style:style style:name="P289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0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1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2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3" style:family="paragraph" style:parent-style-name="Standard">
      <style:text-properties fo:font-style="italic" officeooo:paragraph-rsid="00a6f347" style:font-style-asian="italic" style:font-style-complex="italic"/>
    </style:style>
    <style:style style:name="P294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5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6" style:family="paragraph" style:parent-style-name="Standard">
      <style:text-properties fo:font-style="italic" officeooo:paragraph-rsid="00acfb9d" style:font-style-asian="italic" style:font-style-complex="italic"/>
    </style:style>
    <style:style style:name="P297" style:family="paragraph" style:parent-style-name="Standard">
      <style:text-properties fo:font-style="italic" officeooo:paragraph-rsid="00b41267" style:font-style-asian="italic" style:font-style-complex="italic"/>
    </style:style>
    <style:style style:name="P298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99" style:family="paragraph" style:parent-style-name="Standard">
      <style:text-properties fo:font-style="italic" officeooo:paragraph-rsid="00ba819c" style:font-style-asian="italic" style:font-style-complex="italic"/>
    </style:style>
    <style:style style:name="P300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1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2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3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5" style:family="paragraph" style:parent-style-name="Standard">
      <style:text-properties fo:font-style="italic" officeooo:paragraph-rsid="00c2c999" style:font-style-asian="italic" style:font-style-complex="italic"/>
    </style:style>
    <style:style style:name="P306" style:family="paragraph" style:parent-style-name="Standard">
      <style:text-properties fo:font-style="italic" officeooo:paragraph-rsid="00c50878" style:font-style-asian="italic" style:font-style-complex="italic"/>
    </style:style>
    <style:style style:name="P30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08" style:family="paragraph" style:parent-style-name="Standard">
      <style:text-properties fo:font-style="italic" officeooo:paragraph-rsid="00dd44af" style:font-style-asian="italic" style:font-style-complex="italic"/>
    </style:style>
    <style:style style:name="P309" style:family="paragraph" style:parent-style-name="Standard">
      <style:text-properties fo:font-style="italic" officeooo:paragraph-rsid="00f4c6c5" style:font-style-asian="italic" style:font-style-complex="italic"/>
    </style:style>
    <style:style style:name="P310" style:family="paragraph" style:parent-style-name="Standard">
      <style:text-properties fo:font-style="italic" officeooo:paragraph-rsid="00fc67ff" style:font-style-asian="italic" style:font-style-complex="italic"/>
    </style:style>
    <style:style style:name="P311" style:family="paragraph" style:parent-style-name="Standard">
      <style:text-properties fo:font-style="italic" officeooo:paragraph-rsid="00fdd3aa" style:font-style-asian="italic" style:font-style-complex="italic"/>
    </style:style>
    <style:style style:name="P31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18" style:family="paragraph" style:parent-style-name="Standard">
      <style:text-properties fo:font-style="italic" officeooo:paragraph-rsid="01148430" style:font-style-asian="italic" style:font-style-complex="italic"/>
    </style:style>
    <style:style style:name="P31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1" style:family="paragraph" style:parent-style-name="Standard">
      <style:text-properties fo:font-style="italic" officeooo:paragraph-rsid="01190d75" style:font-style-asian="italic" style:font-style-complex="italic"/>
    </style:style>
    <style:style style:name="P32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28" style:family="paragraph" style:parent-style-name="Standard">
      <style:text-properties fo:font-style="italic" officeooo:paragraph-rsid="01305c41" style:font-style-asian="italic" style:font-style-complex="italic"/>
    </style:style>
    <style:style style:name="P32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0" style:family="paragraph" style:parent-style-name="Standard">
      <style:text-properties fo:font-style="italic" officeooo:paragraph-rsid="01466326" style:font-style-asian="italic" style:font-style-complex="italic"/>
    </style:style>
    <style:style style:name="P331" style:family="paragraph" style:parent-style-name="Standard">
      <style:text-properties fo:font-style="italic" officeooo:paragraph-rsid="014f285e" style:font-style-asian="italic" style:font-style-complex="italic"/>
    </style:style>
    <style:style style:name="P332" style:family="paragraph" style:parent-style-name="Standard">
      <style:text-properties fo:font-style="italic" officeooo:paragraph-rsid="014d6fa3" style:font-style-asian="italic" style:font-style-complex="italic"/>
    </style:style>
    <style:style style:name="P33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4" style:family="paragraph" style:parent-style-name="Standard">
      <style:text-properties fo:font-style="italic" officeooo:paragraph-rsid="01549026" style:font-style-asian="italic" style:font-style-complex="italic"/>
    </style:style>
    <style:style style:name="P33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7" style:family="paragraph" style:parent-style-name="Standard">
      <style:text-properties fo:font-style="italic" officeooo:paragraph-rsid="0161b854" style:font-style-asian="italic" style:font-style-complex="italic"/>
    </style:style>
    <style:style style:name="P338" style:family="paragraph" style:parent-style-name="Standard">
      <style:text-properties fo:font-style="italic" officeooo:paragraph-rsid="01bb0dd2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1" style:family="paragraph" style:parent-style-name="Standard">
      <style:text-properties officeooo:paragraph-rsid="00154f37"/>
    </style:style>
    <style:style style:name="P412" style:family="paragraph" style:parent-style-name="Standard">
      <style:text-properties officeooo:paragraph-rsid="00186c3f"/>
    </style:style>
    <style:style style:name="P413" style:family="paragraph" style:parent-style-name="Standard">
      <style:text-properties officeooo:paragraph-rsid="0018e013"/>
    </style:style>
    <style:style style:name="P414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5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6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7" style:family="paragraph" style:parent-style-name="Standard">
      <style:text-properties officeooo:rsid="001c0ef5" officeooo:paragraph-rsid="001c0ef5"/>
    </style:style>
    <style:style style:name="P418" style:family="paragraph" style:parent-style-name="Standard">
      <style:text-properties officeooo:rsid="001c0ef5" officeooo:paragraph-rsid="00819260"/>
    </style:style>
    <style:style style:name="P419" style:family="paragraph" style:parent-style-name="Standard">
      <style:text-properties officeooo:rsid="001c5680" officeooo:paragraph-rsid="001c5680"/>
    </style:style>
    <style:style style:name="P420" style:family="paragraph" style:parent-style-name="Standard">
      <style:paragraph-properties fo:line-height="115%"/>
      <style:text-properties officeooo:rsid="001c5680" officeooo:paragraph-rsid="001c5680"/>
    </style:style>
    <style:style style:name="P421" style:family="paragraph" style:parent-style-name="Standard">
      <style:text-properties officeooo:paragraph-rsid="001c5680"/>
    </style:style>
    <style:style style:name="P422" style:family="paragraph" style:parent-style-name="Standard">
      <style:paragraph-properties fo:line-height="115%"/>
      <style:text-properties officeooo:paragraph-rsid="002ba0e7"/>
    </style:style>
    <style:style style:name="P423" style:family="paragraph" style:parent-style-name="Standard">
      <style:paragraph-properties fo:line-height="115%"/>
      <style:text-properties officeooo:paragraph-rsid="00819260"/>
    </style:style>
    <style:style style:name="P424" style:family="paragraph" style:parent-style-name="Standard">
      <style:paragraph-properties fo:line-height="115%"/>
      <style:text-properties officeooo:paragraph-rsid="0082c116"/>
    </style:style>
    <style:style style:name="P425" style:family="paragraph" style:parent-style-name="Standard">
      <style:paragraph-properties fo:line-height="115%"/>
      <style:text-properties officeooo:paragraph-rsid="008b54df"/>
    </style:style>
    <style:style style:name="P426" style:family="paragraph" style:parent-style-name="Standard">
      <style:paragraph-properties fo:line-height="115%"/>
      <style:text-properties officeooo:paragraph-rsid="00941a11"/>
    </style:style>
    <style:style style:name="P427" style:family="paragraph" style:parent-style-name="Standard">
      <style:paragraph-properties fo:line-height="115%"/>
      <style:text-properties officeooo:paragraph-rsid="009d5b59"/>
    </style:style>
    <style:style style:name="P428" style:family="paragraph" style:parent-style-name="Standard">
      <style:paragraph-properties fo:line-height="115%"/>
      <style:text-properties officeooo:paragraph-rsid="00a8ca1b"/>
    </style:style>
    <style:style style:name="P429" style:family="paragraph" style:parent-style-name="Standard">
      <style:paragraph-properties fo:line-height="115%"/>
      <style:text-properties officeooo:paragraph-rsid="00201bd5"/>
    </style:style>
    <style:style style:name="P430" style:family="paragraph" style:parent-style-name="Standard">
      <style:paragraph-properties fo:line-height="115%"/>
      <style:text-properties officeooo:paragraph-rsid="00f9fdc0"/>
    </style:style>
    <style:style style:name="P431" style:family="paragraph" style:parent-style-name="Standard">
      <style:paragraph-properties fo:line-height="115%"/>
      <style:text-properties officeooo:paragraph-rsid="012e9465"/>
    </style:style>
    <style:style style:name="P432" style:family="paragraph" style:parent-style-name="Standard">
      <style:paragraph-properties fo:line-height="115%"/>
      <style:text-properties officeooo:paragraph-rsid="012edf56"/>
    </style:style>
    <style:style style:name="P433" style:family="paragraph" style:parent-style-name="Standard">
      <style:paragraph-properties fo:line-height="115%"/>
      <style:text-properties officeooo:paragraph-rsid="01305c41"/>
    </style:style>
    <style:style style:name="P434" style:family="paragraph" style:parent-style-name="Standard">
      <style:paragraph-properties fo:line-height="100%"/>
      <style:text-properties officeooo:paragraph-rsid="00201bd5"/>
    </style:style>
    <style:style style:name="P435" style:family="paragraph" style:parent-style-name="Standard">
      <style:paragraph-properties fo:line-height="100%"/>
      <style:text-properties officeooo:paragraph-rsid="005b3d57"/>
    </style:style>
    <style:style style:name="P436" style:family="paragraph" style:parent-style-name="Standard">
      <style:paragraph-properties fo:line-height="100%"/>
      <style:text-properties officeooo:paragraph-rsid="005c5090"/>
    </style:style>
    <style:style style:name="P437" style:family="paragraph" style:parent-style-name="Standard">
      <style:paragraph-properties fo:line-height="100%"/>
      <style:text-properties officeooo:paragraph-rsid="005dfe09"/>
    </style:style>
    <style:style style:name="P438" style:family="paragraph" style:parent-style-name="Standard">
      <style:paragraph-properties fo:line-height="100%"/>
      <style:text-properties officeooo:paragraph-rsid="00bdd473"/>
    </style:style>
    <style:style style:name="P439" style:family="paragraph" style:parent-style-name="Standard">
      <style:paragraph-properties fo:line-height="100%"/>
      <style:text-properties officeooo:paragraph-rsid="01148430"/>
    </style:style>
    <style:style style:name="P440" style:family="paragraph" style:parent-style-name="Standard">
      <style:paragraph-properties fo:line-height="100%"/>
      <style:text-properties officeooo:paragraph-rsid="013b189d"/>
    </style:style>
    <style:style style:name="P441" style:family="paragraph" style:parent-style-name="Standard">
      <style:paragraph-properties fo:line-height="100%"/>
      <style:text-properties officeooo:paragraph-rsid="013c5706"/>
    </style:style>
    <style:style style:name="P442" style:family="paragraph" style:parent-style-name="Standard">
      <style:paragraph-properties fo:line-height="100%"/>
      <style:text-properties officeooo:paragraph-rsid="0128c6e8"/>
    </style:style>
    <style:style style:name="P443" style:family="paragraph" style:parent-style-name="Standard">
      <style:paragraph-properties fo:line-height="100%"/>
      <style:text-properties officeooo:paragraph-rsid="012cecd7"/>
    </style:style>
    <style:style style:name="P444" style:family="paragraph" style:parent-style-name="Standard">
      <style:paragraph-properties fo:line-height="100%"/>
      <style:text-properties officeooo:paragraph-rsid="01459f86"/>
    </style:style>
    <style:style style:name="P445" style:family="paragraph" style:parent-style-name="Standard">
      <style:text-properties officeooo:paragraph-rsid="001e2fb9"/>
    </style:style>
    <style:style style:name="P446" style:family="paragraph" style:parent-style-name="Standard">
      <style:text-properties officeooo:paragraph-rsid="00201bd5"/>
    </style:style>
    <style:style style:name="P447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8" style:family="paragraph" style:parent-style-name="Standard">
      <style:text-properties officeooo:paragraph-rsid="0023a424"/>
    </style:style>
    <style:style style:name="P449" style:family="paragraph" style:parent-style-name="Standard">
      <style:text-properties officeooo:paragraph-rsid="00254a2e"/>
    </style:style>
    <style:style style:name="P450" style:family="paragraph" style:parent-style-name="Standard">
      <style:text-properties officeooo:paragraph-rsid="0029f907"/>
    </style:style>
    <style:style style:name="P451" style:family="paragraph" style:parent-style-name="Standard">
      <style:text-properties officeooo:rsid="00beb82f" officeooo:paragraph-rsid="005b3d57"/>
    </style:style>
    <style:style style:name="P452" style:family="paragraph" style:parent-style-name="Standard">
      <style:text-properties officeooo:rsid="00d9c9e4" officeooo:paragraph-rsid="00316632"/>
    </style:style>
    <style:style style:name="P453" style:family="paragraph" style:parent-style-name="Standard">
      <style:text-properties officeooo:paragraph-rsid="00316632"/>
    </style:style>
    <style:style style:name="P454" style:family="paragraph" style:parent-style-name="Standard">
      <style:text-properties officeooo:paragraph-rsid="003523e3"/>
    </style:style>
    <style:style style:name="P455" style:family="paragraph" style:parent-style-name="Standard">
      <style:text-properties style:use-window-font-color="true"/>
    </style:style>
    <style:style style:name="P456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7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2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7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6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9" style:family="paragraph" style:parent-style-name="Standard">
      <style:text-properties style:use-window-font-color="true" officeooo:rsid="007d92ff" officeooo:paragraph-rsid="007d92ff"/>
    </style:style>
    <style:style style:name="P520" style:family="paragraph" style:parent-style-name="Standard">
      <style:text-properties style:use-window-font-color="true" officeooo:paragraph-rsid="007d92ff"/>
    </style:style>
    <style:style style:name="P521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2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3" style:family="paragraph" style:parent-style-name="Standard">
      <style:text-properties officeooo:paragraph-rsid="003c1931"/>
    </style:style>
    <style:style style:name="P524" style:family="paragraph" style:parent-style-name="Standard">
      <style:text-properties officeooo:paragraph-rsid="003fcbcf"/>
    </style:style>
    <style:style style:name="P525" style:family="paragraph" style:parent-style-name="Standard">
      <style:text-properties officeooo:paragraph-rsid="00432526"/>
    </style:style>
    <style:style style:name="P526" style:family="paragraph" style:parent-style-name="Standard">
      <style:text-properties officeooo:paragraph-rsid="004566c5"/>
    </style:style>
    <style:style style:name="P527" style:family="paragraph" style:parent-style-name="Standard">
      <style:text-properties officeooo:paragraph-rsid="004b8029"/>
    </style:style>
    <style:style style:name="P528" style:family="paragraph" style:parent-style-name="Standard">
      <style:text-properties officeooo:paragraph-rsid="0050b57f"/>
    </style:style>
    <style:style style:name="P529" style:family="paragraph" style:parent-style-name="Standard">
      <style:text-properties officeooo:rsid="00523bf9" officeooo:paragraph-rsid="00523bf9"/>
    </style:style>
    <style:style style:name="P530" style:family="paragraph" style:parent-style-name="Standard">
      <style:text-properties officeooo:paragraph-rsid="0055a125"/>
    </style:style>
    <style:style style:name="P531" style:family="paragraph" style:parent-style-name="Standard">
      <style:text-properties officeooo:paragraph-rsid="00572cb0"/>
    </style:style>
    <style:style style:name="P532" style:family="paragraph" style:parent-style-name="Standard">
      <style:text-properties officeooo:paragraph-rsid="005c5090"/>
    </style:style>
    <style:style style:name="P533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4" style:family="paragraph" style:parent-style-name="Standard">
      <style:text-properties fo:font-weight="bold" style:font-weight-asian="bold" style:font-weight-complex="bold"/>
    </style:style>
    <style:style style:name="P535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6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7" style:family="paragraph" style:parent-style-name="Standard">
      <style:text-properties fo:font-weight="bold" officeooo:paragraph-rsid="012e9465" style:font-weight-asian="bold" style:font-weight-complex="bold"/>
    </style:style>
    <style:style style:name="P538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9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0" style:family="paragraph" style:parent-style-name="Standard">
      <style:text-properties officeooo:rsid="001e2fb9" officeooo:paragraph-rsid="001e2fb9"/>
    </style:style>
    <style:style style:name="P54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3" style:family="paragraph" style:parent-style-name="Standard">
      <style:text-properties officeooo:paragraph-rsid="005f2637"/>
    </style:style>
    <style:style style:name="P544" style:family="paragraph" style:parent-style-name="Standard">
      <style:text-properties officeooo:rsid="005fb5cb" officeooo:paragraph-rsid="005fb5cb"/>
    </style:style>
    <style:style style:name="P545" style:family="paragraph" style:parent-style-name="Standard">
      <style:text-properties officeooo:paragraph-rsid="00607814"/>
    </style:style>
    <style:style style:name="P546" style:family="paragraph" style:parent-style-name="Standard">
      <style:text-properties officeooo:paragraph-rsid="0063f681"/>
    </style:style>
    <style:style style:name="P547" style:family="paragraph" style:parent-style-name="Standard">
      <style:text-properties officeooo:rsid="00644350" officeooo:paragraph-rsid="00644350"/>
    </style:style>
    <style:style style:name="P548" style:family="paragraph" style:parent-style-name="Standard">
      <style:text-properties officeooo:paragraph-rsid="00644350"/>
    </style:style>
    <style:style style:name="P549" style:family="paragraph" style:parent-style-name="Standard">
      <style:text-properties officeooo:paragraph-rsid="006579dd"/>
    </style:style>
    <style:style style:name="P550" style:family="paragraph" style:parent-style-name="Standard">
      <style:text-properties officeooo:paragraph-rsid="0066c57e"/>
    </style:style>
    <style:style style:name="P551" style:family="paragraph" style:parent-style-name="Standard">
      <style:text-properties officeooo:paragraph-rsid="0069643a"/>
    </style:style>
    <style:style style:name="P552" style:family="paragraph" style:parent-style-name="Standard">
      <style:text-properties officeooo:rsid="006f66ec" officeooo:paragraph-rsid="006f66ec"/>
    </style:style>
    <style:style style:name="P553" style:family="paragraph" style:parent-style-name="Standard">
      <style:text-properties officeooo:paragraph-rsid="006f66ec"/>
    </style:style>
    <style:style style:name="P554" style:family="paragraph" style:parent-style-name="Standard">
      <style:text-properties officeooo:paragraph-rsid="0071baff"/>
    </style:style>
    <style:style style:name="P555" style:family="paragraph" style:parent-style-name="Standard">
      <style:text-properties officeooo:rsid="0072cdc4" officeooo:paragraph-rsid="00751d17"/>
    </style:style>
    <style:style style:name="P556" style:family="paragraph" style:parent-style-name="Standard">
      <style:text-properties officeooo:paragraph-rsid="00751d17"/>
    </style:style>
    <style:style style:name="P557" style:family="paragraph" style:parent-style-name="Standard">
      <style:text-properties officeooo:rsid="00793c0d" officeooo:paragraph-rsid="00793c0d"/>
    </style:style>
    <style:style style:name="P558" style:family="paragraph" style:parent-style-name="Standard">
      <style:paragraph-properties fo:line-height="115%"/>
      <style:text-properties officeooo:rsid="00793c0d" officeooo:paragraph-rsid="00793c0d"/>
    </style:style>
    <style:style style:name="P559" style:family="paragraph" style:parent-style-name="Standard">
      <style:text-properties officeooo:rsid="00793c0d" officeooo:paragraph-rsid="007b2101"/>
    </style:style>
    <style:style style:name="P560" style:family="paragraph" style:parent-style-name="Standard">
      <style:text-properties officeooo:paragraph-rsid="00793c0d"/>
    </style:style>
    <style:style style:name="P561" style:family="paragraph" style:parent-style-name="Standard">
      <style:text-properties officeooo:paragraph-rsid="007b2101"/>
    </style:style>
    <style:style style:name="P562" style:family="paragraph" style:parent-style-name="Standard">
      <style:text-properties officeooo:rsid="007d92ff" officeooo:paragraph-rsid="007d92ff"/>
    </style:style>
    <style:style style:name="P563" style:family="paragraph" style:parent-style-name="Standard">
      <style:text-properties officeooo:paragraph-rsid="007d92ff"/>
    </style:style>
    <style:style style:name="P564" style:family="paragraph" style:parent-style-name="Standard">
      <style:text-properties officeooo:paragraph-rsid="0053faec"/>
    </style:style>
    <style:style style:name="P565" style:family="paragraph" style:parent-style-name="Standard">
      <style:text-properties officeooo:paragraph-rsid="008478a0"/>
    </style:style>
    <style:style style:name="P566" style:family="paragraph" style:parent-style-name="Standard">
      <style:text-properties officeooo:paragraph-rsid="008eeb87"/>
    </style:style>
    <style:style style:name="P567" style:family="paragraph" style:parent-style-name="Standard">
      <style:text-properties officeooo:paragraph-rsid="00905987"/>
    </style:style>
    <style:style style:name="P568" style:family="paragraph" style:parent-style-name="Standard">
      <style:text-properties officeooo:paragraph-rsid="00939859"/>
    </style:style>
    <style:style style:name="P569" style:family="paragraph" style:parent-style-name="Standard">
      <style:text-properties officeooo:paragraph-rsid="0097dc17"/>
    </style:style>
    <style:style style:name="P570" style:family="paragraph" style:parent-style-name="Standard">
      <style:text-properties officeooo:rsid="009d5b59" officeooo:paragraph-rsid="009d5b59"/>
    </style:style>
    <style:style style:name="P571" style:family="paragraph" style:parent-style-name="Standard">
      <style:text-properties officeooo:rsid="009d5b59" officeooo:paragraph-rsid="009ec4fc"/>
    </style:style>
    <style:style style:name="P572" style:family="paragraph" style:parent-style-name="Standard">
      <style:text-properties officeooo:paragraph-rsid="009d5b59"/>
    </style:style>
    <style:style style:name="P573" style:family="paragraph" style:parent-style-name="Standard">
      <style:text-properties officeooo:paragraph-rsid="009ec4fc"/>
    </style:style>
    <style:style style:name="P574" style:family="paragraph" style:parent-style-name="Standard">
      <style:text-properties officeooo:paragraph-rsid="009f187e"/>
    </style:style>
    <style:style style:name="P575" style:family="paragraph" style:parent-style-name="Standard">
      <style:text-properties officeooo:paragraph-rsid="007fd79d"/>
    </style:style>
    <style:style style:name="P576" style:family="paragraph" style:parent-style-name="Standard">
      <style:text-properties officeooo:paragraph-rsid="00a1d04f"/>
    </style:style>
    <style:style style:name="P577" style:family="paragraph" style:parent-style-name="Standard">
      <style:text-properties officeooo:rsid="00a6f347" officeooo:paragraph-rsid="00a6f347"/>
    </style:style>
    <style:style style:name="P578" style:family="paragraph" style:parent-style-name="Standard">
      <style:text-properties officeooo:paragraph-rsid="00aa7e9e"/>
    </style:style>
    <style:style style:name="P579" style:family="paragraph" style:parent-style-name="Standard">
      <style:text-properties officeooo:paragraph-rsid="00acfb9d"/>
    </style:style>
    <style:style style:name="P580" style:family="paragraph" style:parent-style-name="Standard">
      <style:text-properties officeooo:paragraph-rsid="00a1e031"/>
    </style:style>
    <style:style style:name="P581" style:family="paragraph" style:parent-style-name="Standard">
      <style:text-properties officeooo:paragraph-rsid="00635f1a"/>
    </style:style>
    <style:style style:name="P582" style:family="paragraph" style:parent-style-name="Standard">
      <style:text-properties officeooo:paragraph-rsid="00ba819c"/>
    </style:style>
    <style:style style:name="P583" style:family="paragraph" style:parent-style-name="Standard">
      <style:paragraph-properties fo:line-height="100%"/>
      <style:text-properties officeooo:rsid="00ba819c" officeooo:paragraph-rsid="00c12d1c"/>
    </style:style>
    <style:style style:name="P584" style:family="paragraph" style:parent-style-name="Standard">
      <style:text-properties officeooo:paragraph-rsid="00bc5e43"/>
    </style:style>
    <style:style style:name="P585" style:family="paragraph" style:parent-style-name="Standard">
      <style:text-properties officeooo:paragraph-rsid="00c50878"/>
    </style:style>
    <style:style style:name="P586" style:family="paragraph" style:parent-style-name="Standard">
      <style:text-properties officeooo:paragraph-rsid="00c7021f"/>
    </style:style>
    <style:style style:name="P587" style:family="paragraph" style:parent-style-name="Standard">
      <style:text-properties officeooo:paragraph-rsid="00c88326"/>
    </style:style>
    <style:style style:name="P588" style:family="paragraph" style:parent-style-name="Standard">
      <style:text-properties officeooo:paragraph-rsid="00af3424"/>
    </style:style>
    <style:style style:name="P589" style:family="paragraph" style:parent-style-name="Standard">
      <style:text-properties officeooo:paragraph-rsid="00cfa052"/>
    </style:style>
    <style:style style:name="P590" style:family="paragraph" style:parent-style-name="Standard">
      <style:text-properties officeooo:paragraph-rsid="00d63bc5"/>
    </style:style>
    <style:style style:name="P591" style:family="paragraph" style:parent-style-name="Standard">
      <style:text-properties officeooo:paragraph-rsid="00d833d3"/>
    </style:style>
    <style:style style:name="P592" style:family="paragraph" style:parent-style-name="Standard">
      <style:text-properties officeooo:paragraph-rsid="00dd44af"/>
    </style:style>
    <style:style style:name="P593" style:family="paragraph" style:parent-style-name="Standard">
      <style:text-properties officeooo:paragraph-rsid="00e1ae30"/>
    </style:style>
    <style:style style:name="P594" style:family="paragraph" style:parent-style-name="Standard">
      <style:text-properties officeooo:paragraph-rsid="00e56ddc"/>
    </style:style>
    <style:style style:name="P595" style:family="paragraph" style:parent-style-name="Standard">
      <style:text-properties officeooo:paragraph-rsid="00e6e228"/>
    </style:style>
    <style:style style:name="P596" style:family="paragraph" style:parent-style-name="Standard">
      <style:text-properties officeooo:paragraph-rsid="00e9938e"/>
    </style:style>
    <style:style style:name="P597" style:family="paragraph" style:parent-style-name="Standard">
      <style:text-properties officeooo:paragraph-rsid="00eb49f4"/>
    </style:style>
    <style:style style:name="P598" style:family="paragraph" style:parent-style-name="Standard">
      <style:text-properties officeooo:paragraph-rsid="00f4c6c5"/>
    </style:style>
    <style:style style:name="P599" style:family="paragraph" style:parent-style-name="Standard">
      <style:text-properties officeooo:rsid="00f4c6c5" officeooo:paragraph-rsid="00f4c6c5"/>
    </style:style>
    <style:style style:name="P600" style:family="paragraph" style:parent-style-name="Standard">
      <style:text-properties officeooo:rsid="00f68ffb" officeooo:paragraph-rsid="00f68ffb"/>
    </style:style>
    <style:style style:name="P601" style:family="paragraph" style:parent-style-name="Standard">
      <style:text-properties officeooo:paragraph-rsid="00f9fdc0"/>
    </style:style>
    <style:style style:name="P602" style:family="paragraph" style:parent-style-name="Standard">
      <style:text-properties officeooo:paragraph-rsid="00fb5f7f"/>
    </style:style>
    <style:style style:name="P603" style:family="paragraph" style:parent-style-name="Standard">
      <style:text-properties officeooo:paragraph-rsid="00fc67ff"/>
    </style:style>
    <style:style style:name="P604" style:family="paragraph" style:parent-style-name="Standard">
      <style:text-properties officeooo:paragraph-rsid="00fdd6a8"/>
    </style:style>
    <style:style style:name="P605" style:family="paragraph" style:parent-style-name="Standard">
      <style:text-properties officeooo:rsid="010639c7" officeooo:paragraph-rsid="01078b3d"/>
    </style:style>
    <style:style style:name="P606" style:family="paragraph" style:parent-style-name="Standard">
      <style:text-properties officeooo:rsid="010639c7" officeooo:paragraph-rsid="01078ca1"/>
    </style:style>
    <style:style style:name="P607" style:family="paragraph" style:parent-style-name="Standard">
      <style:text-properties officeooo:paragraph-rsid="010639c7"/>
    </style:style>
    <style:style style:name="P608" style:family="paragraph" style:parent-style-name="Standard">
      <style:text-properties officeooo:paragraph-rsid="010c3ac9"/>
    </style:style>
    <style:style style:name="P609" style:family="paragraph" style:parent-style-name="Standard">
      <style:text-properties officeooo:paragraph-rsid="010f5523"/>
    </style:style>
    <style:style style:name="P610" style:family="paragraph" style:parent-style-name="Standard">
      <style:text-properties officeooo:paragraph-rsid="010ff277"/>
    </style:style>
    <style:style style:name="P611" style:family="paragraph" style:parent-style-name="Standard">
      <style:text-properties officeooo:paragraph-rsid="0111d037"/>
    </style:style>
    <style:style style:name="P612" style:family="paragraph" style:parent-style-name="Standard">
      <style:text-properties officeooo:paragraph-rsid="01148430"/>
    </style:style>
    <style:style style:name="P613" style:family="paragraph" style:parent-style-name="Standard">
      <style:text-properties officeooo:paragraph-rsid="01190d75"/>
    </style:style>
    <style:style style:name="P614" style:family="paragraph" style:parent-style-name="Standard">
      <style:text-properties officeooo:rsid="011e7671" officeooo:paragraph-rsid="011e7671"/>
    </style:style>
    <style:style style:name="P615" style:family="paragraph" style:parent-style-name="Standard">
      <style:text-properties officeooo:paragraph-rsid="011e7671"/>
    </style:style>
    <style:style style:name="P616" style:family="paragraph" style:parent-style-name="Standard">
      <style:text-properties officeooo:paragraph-rsid="01206a6e"/>
    </style:style>
    <style:style style:name="P617" style:family="paragraph" style:parent-style-name="Standard">
      <style:text-properties officeooo:paragraph-rsid="008c034a"/>
    </style:style>
    <style:style style:name="P618" style:family="paragraph" style:parent-style-name="Standard">
      <style:text-properties officeooo:paragraph-rsid="012b24b3"/>
    </style:style>
    <style:style style:name="P619" style:family="paragraph" style:parent-style-name="Standard">
      <style:text-properties officeooo:paragraph-rsid="012e9465"/>
    </style:style>
    <style:style style:name="P62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2" style:family="paragraph" style:parent-style-name="Standard">
      <style:text-properties officeooo:paragraph-rsid="01401741"/>
    </style:style>
    <style:style style:name="P623" style:family="paragraph" style:parent-style-name="Standard">
      <style:text-properties officeooo:paragraph-rsid="01466326"/>
    </style:style>
    <style:style style:name="P62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officeooo:paragraph-rsid="00d459e3"/>
    </style:style>
    <style:style style:name="P626" style:family="paragraph" style:parent-style-name="Standard">
      <style:text-properties officeooo:paragraph-rsid="0149fc19"/>
    </style:style>
    <style:style style:name="P627" style:family="paragraph" style:parent-style-name="Standard">
      <style:text-properties officeooo:paragraph-rsid="01078ca1"/>
    </style:style>
    <style:style style:name="P628" style:family="paragraph" style:parent-style-name="Standard">
      <style:text-properties officeooo:paragraph-rsid="010ab710"/>
    </style:style>
    <style:style style:name="P629" style:family="paragraph" style:parent-style-name="Standard">
      <style:text-properties officeooo:paragraph-rsid="014be95f"/>
    </style:style>
    <style:style style:name="P630" style:family="paragraph" style:parent-style-name="Standard">
      <style:text-properties officeooo:rsid="01528202" officeooo:paragraph-rsid="016331b0"/>
    </style:style>
    <style:style style:name="P631" style:family="paragraph" style:parent-style-name="Standard">
      <style:text-properties officeooo:paragraph-rsid="01549026"/>
    </style:style>
    <style:style style:name="P632" style:family="paragraph" style:parent-style-name="Standard">
      <style:text-properties officeooo:paragraph-rsid="015882c3"/>
    </style:style>
    <style:style style:name="P633" style:family="paragraph" style:parent-style-name="Standard">
      <style:text-properties officeooo:paragraph-rsid="015ee267"/>
    </style:style>
    <style:style style:name="P634" style:family="paragraph" style:parent-style-name="Standard">
      <style:text-properties officeooo:paragraph-rsid="01604964"/>
    </style:style>
    <style:style style:name="P635" style:family="paragraph" style:parent-style-name="Standard">
      <style:text-properties officeooo:paragraph-rsid="016331b0"/>
    </style:style>
    <style:style style:name="P636" style:family="paragraph" style:parent-style-name="Standard">
      <style:paragraph-properties fo:line-height="150%"/>
      <style:text-properties officeooo:paragraph-rsid="0166b397"/>
    </style:style>
    <style:style style:name="P637" style:family="paragraph" style:parent-style-name="Standard">
      <style:text-properties officeooo:paragraph-rsid="01770822"/>
    </style:style>
    <style:style style:name="P638" style:family="paragraph" style:parent-style-name="Standard">
      <style:text-properties officeooo:paragraph-rsid="0179bfd9"/>
    </style:style>
    <style:style style:name="P639" style:family="paragraph" style:parent-style-name="Standard">
      <style:text-properties officeooo:paragraph-rsid="017e219d"/>
    </style:style>
    <style:style style:name="P640" style:family="paragraph" style:parent-style-name="Standard">
      <style:text-properties officeooo:paragraph-rsid="0193a3a5"/>
    </style:style>
    <style:style style:name="P641" style:family="paragraph" style:parent-style-name="Standard">
      <style:text-properties officeooo:paragraph-rsid="0066b31e"/>
    </style:style>
    <style:style style:name="P642" style:family="paragraph" style:parent-style-name="Standard">
      <style:text-properties officeooo:paragraph-rsid="019c0acb"/>
    </style:style>
    <style:style style:name="P643" style:family="paragraph" style:parent-style-name="Standard">
      <style:text-properties officeooo:paragraph-rsid="009ff1c7"/>
    </style:style>
    <style:style style:name="P644" style:family="paragraph" style:parent-style-name="Standard">
      <style:text-properties officeooo:paragraph-rsid="01a99820"/>
    </style:style>
    <style:style style:name="P645" style:family="paragraph" style:parent-style-name="Standard">
      <style:text-properties officeooo:paragraph-rsid="01bb0dd2"/>
    </style:style>
    <style:style style:name="P646" style:family="paragraph" style:parent-style-name="Standard">
      <style:text-properties officeooo:paragraph-rsid="01459f86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3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5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50%" fo:break-before="page"/>
      <style:text-properties officeooo:paragraph-rsid="0166b397"/>
    </style:style>
    <style:style style:name="P678" style:family="paragraph" style:parent-style-name="Standard">
      <style:paragraph-properties fo:line-height="150%" fo:break-before="page"/>
      <style:text-properties officeooo:paragraph-rsid="0169df86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90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5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6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9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00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01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4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8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9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10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11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12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3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4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5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6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7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9" style:family="paragraph" style:parent-style-name="Standard" style:list-style-name="L1">
      <style:text-properties officeooo:paragraph-rsid="001c5680"/>
    </style:style>
    <style:style style:name="P720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1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2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3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4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5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6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8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9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0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1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2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3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4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5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6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7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8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9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0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1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2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3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4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5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6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7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8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9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0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1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2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3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4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5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6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7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8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9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0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761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2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3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4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5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6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7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8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9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1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2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3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4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5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6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7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8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9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0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1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2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3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5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6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7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1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4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5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6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798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799" style:family="paragraph" style:parent-style-name="Standard" style:list-style-name="L29">
      <style:text-properties officeooo:paragraph-rsid="00a8ca1b"/>
    </style:style>
    <style:style style:name="P800" style:family="paragraph" style:parent-style-name="Standard" style:list-style-name="L38">
      <style:text-properties officeooo:paragraph-rsid="00f9fdc0"/>
    </style:style>
    <style:style style:name="P801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02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80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804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805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806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807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08" style:family="paragraph" style:parent-style-name="Standard" style:list-style-name="L63">
      <style:text-properties officeooo:paragraph-rsid="013e50cb"/>
    </style:style>
    <style:style style:name="P809" style:family="paragraph" style:parent-style-name="Standard" style:list-style-name="L63">
      <style:text-properties officeooo:paragraph-rsid="01401741"/>
    </style:style>
    <style:style style:name="P810" style:family="paragraph" style:parent-style-name="Standard" style:list-style-name="L63">
      <style:text-properties officeooo:paragraph-rsid="013db3b4"/>
    </style:style>
    <style:style style:name="P811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2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3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4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5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6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17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18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19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0" style:family="paragraph" style:parent-style-name="Standard" style:list-style-name="L68">
      <style:text-properties officeooo:paragraph-rsid="0161b854"/>
    </style:style>
    <style:style style:name="P821" style:family="paragraph" style:parent-style-name="Standard" style:list-style-name="L68">
      <style:text-properties officeooo:rsid="01adadd2" officeooo:paragraph-rsid="01adadd2"/>
    </style:style>
    <style:style style:name="P822" style:family="paragraph" style:parent-style-name="Standard">
      <style:text-properties officeooo:paragraph-rsid="00ec9cc0"/>
    </style:style>
    <style:style style:name="P823" style:family="paragraph" style:parent-style-name="Standard">
      <style:text-properties officeooo:paragraph-rsid="01cdcabe"/>
    </style:style>
    <style:style style:name="P824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825" style:family="paragraph" style:parent-style-name="Standard">
      <style:text-properties officeooo:paragraph-rsid="01ce0a79"/>
    </style:style>
    <style:style style:name="P826" style:family="paragraph" style:parent-style-name="Standard">
      <style:text-properties officeooo:paragraph-rsid="01d4bd22"/>
    </style:style>
    <style:style style:name="P827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officeooo:rsid="00d63bc5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dcabe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d02de4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style:font-style-asian="italic" style:font-style-complex="italic"/>
    </style:style>
    <style:style style:name="T123" style:family="text">
      <style:text-properties fo:font-style="italic" style:text-underline-style="none" officeooo:rsid="010f422a" style:font-style-asian="italic" style:font-style-complex="italic"/>
    </style:style>
    <style:style style:name="T124" style:family="text">
      <style:text-properties fo:font-style="italic" style:text-underline-style="none" officeooo:rsid="004caf23" style:font-style-asian="italic" style:font-style-complex="italic"/>
    </style:style>
    <style:style style:name="T125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8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1cfd9e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1d4bd22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0d63bc5" style:font-style-asian="italic" style:font-weight-asian="bold" style:font-style-complex="italic" style:font-weight-complex="bold"/>
    </style:style>
    <style:style style:name="T14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45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46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4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9" style:family="text">
      <style:text-properties officeooo:rsid="0010e9b7"/>
    </style:style>
    <style:style style:name="T150" style:family="text">
      <style:text-properties fo:color="#ff0000"/>
    </style:style>
    <style:style style:name="T151" style:family="text">
      <style:text-properties fo:color="#ff0000" fo:font-style="italic" officeooo:rsid="0011b025" style:font-style-asian="italic" style:font-style-complex="italic"/>
    </style:style>
    <style:style style:name="T152" style:family="text">
      <style:text-properties fo:color="#ff0000" fo:font-style="italic" officeooo:rsid="00186c3f" style:font-style-asian="italic" style:font-style-complex="italic"/>
    </style:style>
    <style:style style:name="T153" style:family="text">
      <style:text-properties fo:color="#ff0000" officeooo:rsid="0013daba"/>
    </style:style>
    <style:style style:name="T154" style:family="text">
      <style:text-properties fo:color="#ff0000" officeooo:rsid="00186c3f"/>
    </style:style>
    <style:style style:name="T155" style:family="text">
      <style:text-properties fo:color="#ff0000" officeooo:rsid="00acfb9d"/>
    </style:style>
    <style:style style:name="T156" style:family="text">
      <style:text-properties fo:color="#ff0000" fo:font-weight="normal" style:font-weight-asian="normal" style:font-weight-complex="normal"/>
    </style:style>
    <style:style style:name="T157" style:family="text">
      <style:text-properties fo:color="#ff0000" fo:font-weight="normal" officeooo:rsid="014d6fa3" style:font-weight-asian="normal" style:font-weight-complex="normal"/>
    </style:style>
    <style:style style:name="T158" style:family="text">
      <style:text-properties fo:color="#ff0000" fo:font-weight="normal" officeooo:rsid="0151b86d" style:font-weight-asian="normal" style:font-weight-complex="normal"/>
    </style:style>
    <style:style style:name="T159" style:family="text">
      <style:text-properties fo:color="#0000ff"/>
    </style:style>
    <style:style style:name="T160" style:family="text">
      <style:text-properties fo:color="#0000ff" fo:font-style="italic" officeooo:rsid="0011b025" style:font-style-asian="italic" style:font-style-complex="italic"/>
    </style:style>
    <style:style style:name="T161" style:family="text">
      <style:text-properties fo:color="#0000ff" fo:font-style="italic" officeooo:rsid="0013daba" style:font-style-asian="italic" style:font-style-complex="italic"/>
    </style:style>
    <style:style style:name="T162" style:family="text">
      <style:text-properties fo:color="#0000ff" fo:font-style="italic" officeooo:rsid="00186c3f" style:font-style-asian="italic" style:font-style-complex="italic"/>
    </style:style>
    <style:style style:name="T163" style:family="text">
      <style:text-properties fo:color="#0000ff" fo:font-style="italic" officeooo:rsid="0012a0dc" style:font-style-asian="italic" style:font-style-complex="italic"/>
    </style:style>
    <style:style style:name="T164" style:family="text">
      <style:text-properties fo:color="#0000ff" fo:font-style="italic" officeooo:rsid="009f187e" style:font-style-asian="italic" style:font-style-complex="italic"/>
    </style:style>
    <style:style style:name="T165" style:family="text">
      <style:text-properties fo:color="#0000ff" officeooo:rsid="0013daba"/>
    </style:style>
    <style:style style:name="T166" style:family="text">
      <style:text-properties fo:color="#0000ff" officeooo:rsid="00186c3f"/>
    </style:style>
    <style:style style:name="T167" style:family="text">
      <style:text-properties fo:color="#0000ff" fo:background-color="transparent" loext:char-shading-value="0"/>
    </style:style>
    <style:style style:name="T168" style:family="text">
      <style:text-properties fo:color="#0000ff" officeooo:rsid="00acfb9d"/>
    </style:style>
    <style:style style:name="T169" style:family="text">
      <style:text-properties fo:color="#0000ff" fo:font-weight="normal" style:font-weight-asian="normal" style:font-weight-complex="normal"/>
    </style:style>
    <style:style style:name="T170" style:family="text">
      <style:text-properties fo:color="#0000ff" fo:font-weight="normal" officeooo:rsid="014d6fa3" style:font-weight-asian="normal" style:font-weight-complex="normal"/>
    </style:style>
    <style:style style:name="T171" style:family="text">
      <style:text-properties fo:color="#0000ff" fo:font-weight="normal" officeooo:rsid="0151b86d" style:font-weight-asian="normal" style:font-weight-complex="normal"/>
    </style:style>
    <style:style style:name="T172" style:family="text">
      <style:text-properties fo:color="#008000"/>
    </style:style>
    <style:style style:name="T173" style:family="text">
      <style:text-properties fo:color="#008000" fo:font-style="italic" style:font-style-asian="italic" style:font-style-complex="italic"/>
    </style:style>
    <style:style style:name="T174" style:family="text">
      <style:text-properties fo:color="#008000" fo:font-style="italic" officeooo:rsid="0011b025" style:font-style-asian="italic" style:font-style-complex="italic"/>
    </style:style>
    <style:style style:name="T175" style:family="text">
      <style:text-properties fo:color="#008000" fo:font-style="italic" officeooo:rsid="0013daba" style:font-style-asian="italic" style:font-style-complex="italic"/>
    </style:style>
    <style:style style:name="T176" style:family="text">
      <style:text-properties fo:color="#008000" fo:font-style="italic" officeooo:rsid="009f187e" style:font-style-asian="italic" style:font-style-complex="italic"/>
    </style:style>
    <style:style style:name="T177" style:family="text">
      <style:text-properties fo:color="#008000" officeooo:rsid="0013daba"/>
    </style:style>
    <style:style style:name="T178" style:family="text">
      <style:text-properties fo:color="#008000" officeooo:rsid="00acfb9d"/>
    </style:style>
    <style:style style:name="T179" style:family="text">
      <style:text-properties fo:color="#008000" fo:font-weight="normal" officeooo:rsid="007ca694" style:font-weight-asian="normal" style:font-weight-complex="normal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b2101" style:font-style-asian="normal" style:font-style-complex="normal"/>
    </style:style>
    <style:style style:name="T218" style:family="text">
      <style:text-properties fo:font-style="normal" officeooo:rsid="007d92ff" style:font-style-asian="normal" style:font-style-complex="normal"/>
    </style:style>
    <style:style style:name="T219" style:family="text">
      <style:text-properties fo:font-style="normal" officeooo:rsid="00819260" style:font-style-asian="normal" style:font-style-complex="normal"/>
    </style:style>
    <style:style style:name="T220" style:family="text">
      <style:text-properties fo:font-style="normal" officeooo:rsid="008478a0" style:font-style-asian="normal" style:font-style-complex="normal"/>
    </style:style>
    <style:style style:name="T221" style:family="text">
      <style:text-properties fo:font-style="normal" officeooo:rsid="0085ac68" style:font-style-asian="normal" style:font-style-complex="normal"/>
    </style:style>
    <style:style style:name="T222" style:family="text">
      <style:text-properties fo:font-style="normal" officeooo:rsid="00941a11" style:font-style-asian="normal" style:font-style-complex="normal"/>
    </style:style>
    <style:style style:name="T223" style:family="text">
      <style:text-properties fo:font-style="normal" officeooo:rsid="009d5b59" style:font-style-asian="normal" style:font-style-complex="normal"/>
    </style:style>
    <style:style style:name="T224" style:family="text">
      <style:text-properties fo:font-style="normal" officeooo:rsid="009ec4fc" style:font-style-asian="normal" style:font-style-complex="normal"/>
    </style:style>
    <style:style style:name="T225" style:family="text">
      <style:text-properties fo:font-style="normal" officeooo:rsid="00a6f347" style:font-style-asian="normal" style:font-style-complex="normal"/>
    </style:style>
    <style:style style:name="T226" style:family="text">
      <style:text-properties fo:font-style="normal" officeooo:rsid="00a1e031" style:font-style-asian="normal" style:font-style-complex="normal"/>
    </style:style>
    <style:style style:name="T227" style:family="text">
      <style:text-properties fo:font-style="normal" officeooo:rsid="00acfb9d" style:font-style-asian="normal" style:font-style-complex="normal"/>
    </style:style>
    <style:style style:name="T228" style:family="text">
      <style:text-properties fo:font-style="normal" officeooo:rsid="00af3424" style:font-style-asian="normal" style:font-style-complex="normal"/>
    </style:style>
    <style:style style:name="T229" style:family="text">
      <style:text-properties fo:font-style="normal" officeooo:rsid="00ba819c" style:font-style-asian="normal" style:font-style-complex="normal"/>
    </style:style>
    <style:style style:name="T230" style:family="text">
      <style:text-properties fo:font-style="normal" officeooo:rsid="00bbf4cd" style:font-style-asian="normal" style:font-style-complex="normal"/>
    </style:style>
    <style:style style:name="T231" style:family="text">
      <style:text-properties fo:font-style="normal" officeooo:rsid="00bc5e43" style:font-style-asian="normal" style:font-style-complex="normal"/>
    </style:style>
    <style:style style:name="T232" style:family="text">
      <style:text-properties fo:font-style="normal" officeooo:rsid="00bdd473" style:font-style-asian="normal" style:font-style-complex="normal"/>
    </style:style>
    <style:style style:name="T233" style:family="text">
      <style:text-properties fo:font-style="normal" officeooo:rsid="00c12d1c" style:font-style-asian="normal" style:font-style-complex="normal"/>
    </style:style>
    <style:style style:name="T234" style:family="text">
      <style:text-properties fo:font-style="normal" officeooo:rsid="00c2c999" style:font-style-asian="normal" style:font-style-complex="normal"/>
    </style:style>
    <style:style style:name="T235" style:family="text">
      <style:text-properties fo:font-style="normal" officeooo:rsid="00c495da" style:font-style-asian="normal" style:font-style-complex="normal"/>
    </style:style>
    <style:style style:name="T236" style:family="text">
      <style:text-properties fo:font-style="normal" officeooo:rsid="00c50878" style:font-style-asian="normal" style:font-style-complex="normal"/>
    </style:style>
    <style:style style:name="T237" style:family="text">
      <style:text-properties fo:font-style="normal" officeooo:rsid="0066b31e" style:font-style-asian="normal" style:font-style-complex="normal"/>
    </style:style>
    <style:style style:name="T238" style:family="text">
      <style:text-properties fo:font-style="normal" officeooo:rsid="00684bfc" style:font-style-asian="normal" style:font-style-complex="normal"/>
    </style:style>
    <style:style style:name="T239" style:family="text">
      <style:text-properties fo:font-style="normal" officeooo:rsid="00c7021f" style:font-style-asian="normal" style:font-style-complex="normal"/>
    </style:style>
    <style:style style:name="T240" style:family="text">
      <style:text-properties fo:font-style="normal" officeooo:rsid="00c7cebc" style:font-style-asian="normal" style:font-style-complex="normal"/>
    </style:style>
    <style:style style:name="T241" style:family="text">
      <style:text-properties fo:font-style="normal" officeooo:rsid="00c88326" style:font-style-asian="normal" style:font-style-complex="normal"/>
    </style:style>
    <style:style style:name="T242" style:family="text">
      <style:text-properties fo:font-style="normal" officeooo:rsid="00d63bc5" style:font-style-asian="normal" style:font-style-complex="normal"/>
    </style:style>
    <style:style style:name="T243" style:family="text">
      <style:text-properties fo:font-style="normal" officeooo:rsid="00dd44af" style:font-style-asian="normal" style:font-style-complex="normal"/>
    </style:style>
    <style:style style:name="T244" style:family="text">
      <style:text-properties fo:font-style="normal" officeooo:rsid="00eb49f4" style:font-style-asian="normal" style:font-style-complex="normal"/>
    </style:style>
    <style:style style:name="T245" style:family="text">
      <style:text-properties fo:font-style="normal" officeooo:rsid="010c3ac9" style:font-style-asian="normal" style:font-style-complex="normal"/>
    </style:style>
    <style:style style:name="T246" style:family="text">
      <style:text-properties fo:font-style="normal" officeooo:rsid="010c4cb4" style:font-style-asian="normal" style:font-style-complex="normal"/>
    </style:style>
    <style:style style:name="T247" style:family="text">
      <style:text-properties fo:font-style="normal" officeooo:rsid="010da598" style:font-style-asian="normal" style:font-style-complex="normal"/>
    </style:style>
    <style:style style:name="T248" style:family="text">
      <style:text-properties fo:font-style="normal" officeooo:rsid="010f5523" style:font-style-asian="normal" style:font-style-complex="normal"/>
    </style:style>
    <style:style style:name="T249" style:family="text">
      <style:text-properties fo:font-style="normal" officeooo:rsid="0111d037" style:font-style-asian="normal" style:font-style-complex="normal"/>
    </style:style>
    <style:style style:name="T250" style:family="text">
      <style:text-properties fo:font-style="normal" officeooo:rsid="01148430" style:font-style-asian="normal" style:font-style-complex="normal"/>
    </style:style>
    <style:style style:name="T251" style:family="text">
      <style:text-properties fo:font-style="normal" officeooo:rsid="01190d75" style:font-style-asian="normal" style:font-style-complex="normal"/>
    </style:style>
    <style:style style:name="T252" style:family="text">
      <style:text-properties fo:font-style="normal" officeooo:rsid="011511c0" style:font-style-asian="normal" style:font-style-complex="normal"/>
    </style:style>
    <style:style style:name="T253" style:family="text">
      <style:text-properties fo:font-style="normal" officeooo:rsid="011e7671" style:font-style-asian="normal" style:font-style-complex="normal"/>
    </style:style>
    <style:style style:name="T254" style:family="text">
      <style:text-properties fo:font-style="normal" officeooo:rsid="01206a6e" style:font-style-asian="normal" style:font-style-complex="normal"/>
    </style:style>
    <style:style style:name="T255" style:family="text">
      <style:text-properties fo:font-style="normal" officeooo:rsid="008c034a" style:font-style-asian="normal" style:font-style-complex="normal"/>
    </style:style>
    <style:style style:name="T256" style:family="text">
      <style:text-properties fo:font-style="normal" officeooo:rsid="0128c6e8" style:font-style-asian="normal" style:font-style-complex="normal"/>
    </style:style>
    <style:style style:name="T257" style:family="text">
      <style:text-properties fo:font-style="normal" officeooo:rsid="012b24b3" style:font-style-asian="normal" style:font-style-complex="normal"/>
    </style:style>
    <style:style style:name="T258" style:family="text">
      <style:text-properties fo:font-style="normal" officeooo:rsid="012cecd7" style:font-style-asian="normal" style:font-style-complex="normal"/>
    </style:style>
    <style:style style:name="T259" style:family="text">
      <style:text-properties fo:font-style="normal" officeooo:rsid="012e9465" style:font-style-asian="normal" style:font-style-complex="normal"/>
    </style:style>
    <style:style style:name="T260" style:family="text">
      <style:text-properties fo:font-style="normal" officeooo:rsid="01305c41" style:font-style-asian="normal" style:font-style-complex="normal"/>
    </style:style>
    <style:style style:name="T261" style:family="text">
      <style:text-properties fo:font-style="normal" officeooo:rsid="01494a68" style:font-style-asian="normal" style:font-style-complex="normal"/>
    </style:style>
    <style:style style:name="T262" style:family="text">
      <style:text-properties fo:font-style="normal" officeooo:rsid="014be95f" style:font-style-asian="normal" style:font-style-complex="normal"/>
    </style:style>
    <style:style style:name="T263" style:family="text">
      <style:text-properties fo:font-style="normal" officeooo:rsid="000fecca" style:font-style-asian="normal" style:font-style-complex="normal"/>
    </style:style>
    <style:style style:name="T264" style:family="text">
      <style:text-properties fo:font-style="normal" officeooo:rsid="00b41267" style:font-style-asian="normal" style:font-style-complex="normal"/>
    </style:style>
    <style:style style:name="T265" style:family="text">
      <style:text-properties fo:font-style="normal" officeooo:rsid="0174886a" style:font-style-asian="normal" style:font-style-complex="normal"/>
    </style:style>
    <style:style style:name="T266" style:family="text">
      <style:text-properties fo:font-style="normal" officeooo:rsid="0193a3a5" style:font-style-asian="normal" style:font-style-complex="normal"/>
    </style:style>
    <style:style style:name="T267" style:family="text">
      <style:text-properties fo:font-style="normal" officeooo:rsid="0194da6f" style:font-style-asian="normal" style:font-style-complex="normal"/>
    </style:style>
    <style:style style:name="T268" style:family="text">
      <style:text-properties fo:font-style="normal" officeooo:rsid="0198319c" style:font-style-asian="normal" style:font-style-complex="normal"/>
    </style:style>
    <style:style style:name="T269" style:family="text">
      <style:text-properties fo:font-style="normal" officeooo:rsid="019a451e" style:font-style-asian="normal" style:font-style-complex="normal"/>
    </style:style>
    <style:style style:name="T270" style:family="text">
      <style:text-properties fo:font-style="normal" officeooo:rsid="019c0acb" style:font-style-asian="normal" style:font-style-complex="normal"/>
    </style:style>
    <style:style style:name="T271" style:family="text">
      <style:text-properties fo:font-style="normal" officeooo:rsid="019c6d7b" style:font-style-asian="normal" style:font-style-complex="normal"/>
    </style:style>
    <style:style style:name="T2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style:font-style-asian="normal" style:font-style-complex="normal"/>
    </style:style>
    <style:style style:name="T364" style:family="text">
      <style:text-properties fo:font-style="normal" style:text-underline-style="none" officeooo:rsid="00bbbf73" style:font-style-asian="normal" style:font-style-complex="normal"/>
    </style:style>
    <style:style style:name="T365" style:family="text">
      <style:text-properties fo:font-style="normal" style:text-underline-style="none" officeooo:rsid="08e9819c" style:font-style-asian="normal" style:font-style-complex="normal"/>
    </style:style>
    <style:style style:name="T366" style:family="text">
      <style:text-properties fo:font-style="normal" style:text-underline-style="none" officeooo:rsid="00be4749" style:font-style-asian="normal" style:font-style-complex="normal"/>
    </style:style>
    <style:style style:name="T367" style:family="text">
      <style:text-properties fo:font-style="normal" style:text-underline-style="none" officeooo:rsid="00d708a6" style:font-style-asian="normal" style:font-style-complex="normal"/>
    </style:style>
    <style:style style:name="T368" style:family="text">
      <style:text-properties fo:font-style="normal" style:text-underline-style="none" officeooo:rsid="00ec1e8c" style:font-style-asian="normal" style:font-style-complex="normal"/>
    </style:style>
    <style:style style:name="T369" style:family="text">
      <style:text-properties fo:font-style="normal" style:text-underline-style="none" officeooo:rsid="00d9c9e4" style:font-style-asian="normal" style:font-style-complex="normal"/>
    </style:style>
    <style:style style:name="T370" style:family="text">
      <style:text-properties fo:font-style="normal" style:text-underline-style="none" officeooo:rsid="08f0811a" style:font-style-asian="normal" style:font-style-complex="normal"/>
    </style:style>
    <style:style style:name="T371" style:family="text">
      <style:text-properties fo:font-style="normal" style:text-underline-style="none" officeooo:rsid="010f422a" style:font-style-asian="normal" style:font-style-complex="normal"/>
    </style:style>
    <style:style style:name="T372" style:family="text">
      <style:text-properties fo:font-style="normal" style:text-underline-style="none" officeooo:rsid="00476ae1" style:font-style-asian="normal" style:font-style-complex="normal"/>
    </style:style>
    <style:style style:name="T373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7" style:family="text">
      <style:text-properties officeooo:rsid="00154f37"/>
    </style:style>
    <style:style style:name="T378" style:family="text">
      <style:text-properties officeooo:rsid="0016b56f"/>
    </style:style>
    <style:style style:name="T379" style:family="text">
      <style:text-properties officeooo:rsid="00186c3f"/>
    </style:style>
    <style:style style:name="T380" style:family="text">
      <style:text-properties fo:color="#228b22" fo:font-style="italic" officeooo:rsid="00186c3f" style:font-style-asian="italic" style:font-style-complex="italic"/>
    </style:style>
    <style:style style:name="T381" style:family="text">
      <style:text-properties fo:color="#8b4513"/>
    </style:style>
    <style:style style:name="T382" style:family="text">
      <style:text-properties fo:color="#8b4513" officeooo:rsid="00186c3f"/>
    </style:style>
    <style:style style:name="T383" style:family="text">
      <style:text-properties officeooo:rsid="00205d85"/>
    </style:style>
    <style:style style:name="T384" style:family="text">
      <style:text-properties officeooo:rsid="001c5680"/>
    </style:style>
    <style:style style:name="T385" style:family="text">
      <style:text-properties officeooo:rsid="001e2fb9"/>
    </style:style>
    <style:style style:name="T38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7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officeooo:rsid="00a75993" style:font-weight-asian="bold" style:font-weight-complex="bold"/>
    </style:style>
    <style:style style:name="T390" style:family="text">
      <style:text-properties fo:font-weight="bold" officeooo:rsid="00beb82f" style:font-weight-asian="bold" style:font-weight-complex="bold"/>
    </style:style>
    <style:style style:name="T391" style:family="text">
      <style:text-properties fo:font-weight="bold" officeooo:rsid="00476ae1" style:font-weight-asian="bold" style:font-weight-complex="bold"/>
    </style:style>
    <style:style style:name="T392" style:family="text">
      <style:text-properties fo:font-weight="bold" officeooo:rsid="013013d9" style:font-weight-asian="bold" style:font-weight-complex="bold"/>
    </style:style>
    <style:style style:name="T393" style:family="text">
      <style:text-properties fo:font-weight="bold" officeooo:rsid="0053faec" style:font-weight-asian="bold" style:font-weight-complex="bold"/>
    </style:style>
    <style:style style:name="T394" style:family="text">
      <style:text-properties fo:font-weight="bold" officeooo:rsid="00bfa17d" style:font-weight-asian="bold" style:font-weight-complex="bold"/>
    </style:style>
    <style:style style:name="T395" style:family="text">
      <style:text-properties fo:font-weight="bold" officeooo:rsid="02a94de9" style:font-weight-asian="bold" style:font-weight-complex="bold"/>
    </style:style>
    <style:style style:name="T396" style:family="text">
      <style:text-properties fo:font-weight="bold" officeooo:rsid="00912fec" style:font-weight-asian="bold" style:font-weight-complex="bold"/>
    </style:style>
    <style:style style:name="T397" style:family="text">
      <style:text-properties fo:font-weight="bold" officeooo:rsid="008eb3ea" style:font-weight-asian="bold" style:font-weight-complex="bold"/>
    </style:style>
    <style:style style:name="T398" style:family="text">
      <style:text-properties fo:font-weight="bold" officeooo:rsid="00939859" style:font-weight-asian="bold" style:font-weight-complex="bold"/>
    </style:style>
    <style:style style:name="T399" style:family="text">
      <style:text-properties fo:font-weight="bold" officeooo:rsid="00a35d76" style:font-weight-asian="bold" style:font-weight-complex="bold"/>
    </style:style>
    <style:style style:name="T400" style:family="text">
      <style:text-properties fo:font-weight="bold" officeooo:rsid="00a6f347" style:font-weight-asian="bold" style:font-weight-complex="bold"/>
    </style:style>
    <style:style style:name="T401" style:family="text">
      <style:text-properties fo:font-weight="bold" officeooo:rsid="00ba819c" style:font-weight-asian="bold" style:font-weight-complex="bold"/>
    </style:style>
    <style:style style:name="T402" style:family="text">
      <style:text-properties fo:font-weight="bold" officeooo:rsid="00c50878" style:font-weight-asian="bold" style:font-weight-complex="bold"/>
    </style:style>
    <style:style style:name="T403" style:family="text">
      <style:text-properties fo:font-weight="bold" officeooo:rsid="00dd44af" style:font-weight-asian="bold" style:font-weight-complex="bold"/>
    </style:style>
    <style:style style:name="T404" style:family="text">
      <style:text-properties fo:font-weight="bold" officeooo:rsid="00f4c6c5" style:font-weight-asian="bold" style:font-weight-complex="bold"/>
    </style:style>
    <style:style style:name="T405" style:family="text">
      <style:text-properties fo:font-weight="bold" officeooo:rsid="00fc67ff" style:font-weight-asian="bold" style:font-weight-complex="bold"/>
    </style:style>
    <style:style style:name="T406" style:family="text">
      <style:text-properties fo:font-weight="bold" officeooo:rsid="00751d17" style:font-weight-asian="bold" style:font-weight-complex="bold"/>
    </style:style>
    <style:style style:name="T407" style:family="text">
      <style:text-properties fo:font-weight="bold" officeooo:rsid="0134038e" style:font-weight-asian="bold" style:font-weight-complex="bold"/>
    </style:style>
    <style:style style:name="T408" style:family="text">
      <style:text-properties fo:font-weight="bold" officeooo:rsid="01305c41" style:font-weight-asian="bold" style:font-weight-complex="bold"/>
    </style:style>
    <style:style style:name="T409" style:family="text">
      <style:text-properties fo:font-weight="bold" officeooo:rsid="02070606" style:font-weight-asian="bold" style:font-weight-complex="bold"/>
    </style:style>
    <style:style style:name="T410" style:family="text">
      <style:text-properties fo:font-weight="bold" officeooo:rsid="0206e857" style:font-weight-asian="bold" style:font-weight-complex="bold"/>
    </style:style>
    <style:style style:name="T411" style:family="text">
      <style:text-properties officeooo:rsid="0034ed8b"/>
    </style:style>
    <style:style style:name="T412" style:family="text">
      <style:text-properties fo:font-weight="normal" style:font-weight-asian="normal" style:font-weight-complex="normal"/>
    </style:style>
    <style:style style:name="T413" style:family="text">
      <style:text-properties fo:font-weight="normal" officeooo:rsid="00912fec" style:font-weight-asian="normal" style:font-weight-complex="normal"/>
    </style:style>
    <style:style style:name="T414" style:family="text">
      <style:text-properties fo:font-weight="normal" officeooo:rsid="02b807dc" style:font-weight-asian="normal" style:font-weight-complex="normal"/>
    </style:style>
    <style:style style:name="T415" style:family="text">
      <style:text-properties fo:font-weight="normal" officeooo:rsid="00bbbf73" style:font-weight-asian="normal" style:font-weight-complex="normal"/>
    </style:style>
    <style:style style:name="T416" style:family="text">
      <style:text-properties fo:font-weight="normal" officeooo:rsid="002ba0e7" style:font-weight-asian="normal" style:font-weight-complex="normal"/>
    </style:style>
    <style:style style:name="T417" style:family="text">
      <style:text-properties fo:font-weight="normal" officeooo:rsid="00bfa17d" style:font-weight-asian="normal" style:font-weight-complex="normal"/>
    </style:style>
    <style:style style:name="T418" style:family="text">
      <style:text-properties fo:font-weight="normal" officeooo:rsid="02a94de9" style:font-weight-asian="normal" style:font-weight-complex="normal"/>
    </style:style>
    <style:style style:name="T419" style:family="text">
      <style:text-properties fo:font-weight="normal" officeooo:rsid="004450ff" style:font-weight-asian="normal" style:font-weight-complex="normal"/>
    </style:style>
    <style:style style:name="T420" style:family="text">
      <style:text-properties fo:font-weight="normal" officeooo:rsid="01113d34" style:font-weight-asian="normal" style:font-weight-complex="normal"/>
    </style:style>
    <style:style style:name="T421" style:family="text">
      <style:text-properties fo:font-weight="normal" officeooo:rsid="00476ae1" style:font-weight-asian="normal" style:font-weight-complex="normal"/>
    </style:style>
    <style:style style:name="T422" style:family="text">
      <style:text-properties fo:font-weight="normal" officeooo:rsid="08ad15c9" style:font-weight-asian="normal" style:font-weight-complex="normal"/>
    </style:style>
    <style:style style:name="T423" style:family="text">
      <style:text-properties fo:font-weight="normal" officeooo:rsid="008eb3ea" style:font-weight-asian="normal" style:font-weight-complex="normal"/>
    </style:style>
    <style:style style:name="T424" style:family="text">
      <style:text-properties fo:font-weight="normal" officeooo:rsid="00939859" style:font-weight-asian="normal" style:font-weight-complex="normal"/>
    </style:style>
    <style:style style:name="T425" style:family="text">
      <style:text-properties fo:font-weight="normal" officeooo:rsid="00941a11" style:font-weight-asian="normal" style:font-weight-complex="normal"/>
    </style:style>
    <style:style style:name="T426" style:family="text">
      <style:text-properties fo:font-weight="normal" officeooo:rsid="00dd44af" style:font-weight-asian="normal" style:font-weight-complex="normal"/>
    </style:style>
    <style:style style:name="T427" style:family="text">
      <style:text-properties fo:font-weight="normal" officeooo:rsid="00e1ae30" style:font-weight-asian="normal" style:font-weight-complex="normal"/>
    </style:style>
    <style:style style:name="T428" style:family="text">
      <style:text-properties fo:font-weight="normal" officeooo:rsid="00f4c6c5" style:font-weight-asian="normal" style:font-weight-complex="normal"/>
    </style:style>
    <style:style style:name="T429" style:family="text">
      <style:text-properties fo:font-weight="normal" officeooo:rsid="00f51685" style:font-weight-asian="normal" style:font-weight-complex="normal"/>
    </style:style>
    <style:style style:name="T430" style:family="text">
      <style:text-properties fo:font-weight="normal" officeooo:rsid="00fc67ff" style:font-weight-asian="normal" style:font-weight-complex="normal"/>
    </style:style>
    <style:style style:name="T431" style:family="text">
      <style:text-properties fo:font-weight="normal" officeooo:rsid="00fdd3aa" style:font-weight-asian="normal" style:font-weight-complex="normal"/>
    </style:style>
    <style:style style:name="T432" style:family="text">
      <style:text-properties fo:font-weight="normal" officeooo:rsid="012e9465" style:font-weight-asian="normal" style:font-weight-complex="normal"/>
    </style:style>
    <style:style style:name="T433" style:family="text">
      <style:text-properties fo:font-weight="normal" officeooo:rsid="012edf56" style:font-weight-asian="normal" style:font-weight-complex="normal"/>
    </style:style>
    <style:style style:name="T434" style:family="text">
      <style:text-properties fo:font-weight="normal" officeooo:rsid="01305c41" style:font-weight-asian="normal" style:font-weight-complex="normal"/>
    </style:style>
    <style:style style:name="T435" style:family="text">
      <style:text-properties fo:font-weight="normal" officeooo:rsid="0134038e" style:font-weight-asian="normal" style:font-weight-complex="normal"/>
    </style:style>
    <style:style style:name="T436" style:family="text">
      <style:text-properties fo:font-weight="normal" officeooo:rsid="0139bd35" style:font-weight-asian="normal" style:font-weight-complex="normal"/>
    </style:style>
    <style:style style:name="T437" style:family="text">
      <style:text-properties fo:font-weight="normal" officeooo:rsid="01401741" style:font-weight-asian="normal" style:font-weight-complex="normal"/>
    </style:style>
    <style:style style:name="T438" style:family="text">
      <style:text-properties fo:font-weight="normal" officeooo:rsid="0142451b" style:font-weight-asian="normal" style:font-weight-complex="normal"/>
    </style:style>
    <style:style style:name="T439" style:family="text">
      <style:text-properties fo:font-weight="normal" officeooo:rsid="0149fc19" style:font-weight-asian="normal" style:font-weight-complex="normal"/>
    </style:style>
    <style:style style:name="T440" style:family="text">
      <style:text-properties fo:font-weight="normal" officeooo:rsid="014be95f" style:font-weight-asian="normal" style:font-weight-complex="normal"/>
    </style:style>
    <style:style style:name="T441" style:family="text">
      <style:text-properties fo:font-weight="normal" officeooo:rsid="03ee7eb1" style:font-weight-asian="normal" style:font-weight-complex="normal"/>
    </style:style>
    <style:style style:name="T442" style:family="text">
      <style:text-properties fo:font-weight="normal" officeooo:rsid="045e6749" style:font-weight-asian="normal" style:font-weight-complex="normal"/>
    </style:style>
    <style:style style:name="T443" style:family="text">
      <style:text-properties fo:font-weight="normal" officeooo:rsid="04602400" style:font-weight-asian="normal" style:font-weight-complex="normal"/>
    </style:style>
    <style:style style:name="T444" style:family="text">
      <style:text-properties style:use-window-font-color="true"/>
    </style:style>
    <style:style style:name="T445" style:family="text">
      <style:text-properties style:use-window-font-color="true" fo:font-weight="bold" style:font-weight-asian="bold" style:font-weight-complex="bold"/>
    </style:style>
    <style:style style:name="T446" style:family="text">
      <style:text-properties style:use-window-font-color="true" fo:font-weight="bold" officeooo:rsid="0044d7a4" style:font-weight-asian="bold" style:font-weight-complex="bold"/>
    </style:style>
    <style:style style:name="T447" style:family="text">
      <style:text-properties style:use-window-font-color="true" fo:font-weight="bold" officeooo:rsid="007ca694" style:font-weight-asian="bold" style:font-weight-complex="bold"/>
    </style:style>
    <style:style style:name="T448" style:family="text">
      <style:text-properties style:use-window-font-color="true" fo:font-weight="bold" officeooo:rsid="01536dcf" style:font-weight-asian="bold" style:font-weight-complex="bold"/>
    </style:style>
    <style:style style:name="T449" style:family="text">
      <style:text-properties style:use-window-font-color="true" fo:font-weight="bold" officeooo:rsid="01549026" style:font-weight-asian="bold" style:font-weight-complex="bold"/>
    </style:style>
    <style:style style:name="T450" style:family="text">
      <style:text-properties style:use-window-font-color="true" fo:font-weight="bold" officeooo:rsid="01549d31" style:font-weight-asian="bold" style:font-weight-complex="bold"/>
    </style:style>
    <style:style style:name="T451" style:family="text">
      <style:text-properties style:use-window-font-color="true" fo:font-weight="bold" officeooo:rsid="01bb0dd2" style:font-weight-asian="bold" style:font-weight-complex="bold"/>
    </style:style>
    <style:style style:name="T452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7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8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9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60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6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71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72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73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74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75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6" style:family="text">
      <style:text-properties style:use-window-font-color="true" fo:font-style="italic" officeooo:rsid="009f187e" style:font-style-asian="italic" style:font-style-complex="italic"/>
    </style:style>
    <style:style style:name="T47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7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8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9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00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01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02" style:family="text">
      <style:text-properties style:use-window-font-color="true" fo:font-style="normal" style:font-style-asian="normal" style:font-style-complex="normal"/>
    </style:style>
    <style:style style:name="T503" style:family="text">
      <style:text-properties style:use-window-font-color="true" fo:font-style="normal" officeooo:rsid="0050063f" style:font-style-asian="normal" style:font-style-complex="normal"/>
    </style:style>
    <style:style style:name="T504" style:family="text">
      <style:text-properties style:use-window-font-color="true" fo:font-style="normal" officeooo:rsid="00523bf9" style:font-style-asian="normal" style:font-style-complex="normal"/>
    </style:style>
    <style:style style:name="T505" style:family="text">
      <style:text-properties style:use-window-font-color="true" fo:font-style="normal" officeooo:rsid="016f0506" style:font-style-asian="normal" style:font-style-complex="normal"/>
    </style:style>
    <style:style style:name="T506" style:family="text">
      <style:text-properties style:use-window-font-color="true" fo:font-style="normal" officeooo:rsid="0176ee1b" style:font-style-asian="normal" style:font-style-complex="normal"/>
    </style:style>
    <style:style style:name="T507" style:family="text">
      <style:text-properties style:use-window-font-color="true" fo:font-style="normal" officeooo:rsid="017029bc" style:font-style-asian="normal" style:font-style-complex="normal"/>
    </style:style>
    <style:style style:name="T508" style:family="text">
      <style:text-properties style:use-window-font-color="true" fo:font-style="normal" officeooo:rsid="00a1d04f" style:font-style-asian="normal" style:font-style-complex="normal"/>
    </style:style>
    <style:style style:name="T509" style:family="text">
      <style:text-properties style:use-window-font-color="true" fo:font-style="normal" officeooo:rsid="0050b57f" style:font-style-asian="normal" style:font-style-complex="normal"/>
    </style:style>
    <style:style style:name="T510" style:family="text">
      <style:text-properties style:use-window-font-color="true" fo:font-style="normal" officeooo:rsid="01148430" style:font-style-asian="normal" style:font-style-complex="normal"/>
    </style:style>
    <style:style style:name="T511" style:family="text">
      <style:text-properties style:use-window-font-color="true" fo:font-style="normal" officeooo:rsid="009f187e" style:font-style-asian="normal" style:font-style-complex="normal"/>
    </style:style>
    <style:style style:name="T512" style:family="text">
      <style:text-properties style:use-window-font-color="true" fo:font-style="normal" officeooo:rsid="019eaf58" style:font-style-asian="normal" style:font-style-complex="normal"/>
    </style:style>
    <style:style style:name="T513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14" style:family="text">
      <style:text-properties style:use-window-font-color="true" officeooo:rsid="016f0506"/>
    </style:style>
    <style:style style:name="T515" style:family="text">
      <style:text-properties style:use-window-font-color="true" officeooo:rsid="009ff1c7"/>
    </style:style>
    <style:style style:name="T516" style:family="text">
      <style:text-properties style:use-window-font-color="true" fo:font-weight="normal" style:font-weight-asian="normal" style:font-weight-complex="normal"/>
    </style:style>
    <style:style style:name="T517" style:family="text">
      <style:text-properties style:use-window-font-color="true" fo:font-weight="normal" officeooo:rsid="007ca694" style:font-weight-asian="normal" style:font-weight-complex="normal"/>
    </style:style>
    <style:style style:name="T518" style:family="text">
      <style:text-properties style:use-window-font-color="true" fo:font-weight="normal" officeooo:rsid="01466326" style:font-weight-asian="normal" style:font-weight-complex="normal"/>
    </style:style>
    <style:style style:name="T519" style:family="text">
      <style:text-properties style:use-window-font-color="true" fo:font-weight="normal" officeooo:rsid="014d6fa3" style:font-weight-asian="normal" style:font-weight-complex="normal"/>
    </style:style>
    <style:style style:name="T520" style:family="text">
      <style:text-properties style:use-window-font-color="true" fo:font-weight="normal" officeooo:rsid="01536dcf" style:font-weight-asian="normal" style:font-weight-complex="normal"/>
    </style:style>
    <style:style style:name="T521" style:family="text">
      <style:text-properties style:use-window-font-color="true" fo:font-weight="normal" officeooo:rsid="01549026" style:font-weight-asian="normal" style:font-weight-complex="normal"/>
    </style:style>
    <style:style style:name="T522" style:family="text">
      <style:text-properties style:use-window-font-color="true" fo:font-weight="normal" officeooo:rsid="0159ad23" style:font-weight-asian="normal" style:font-weight-complex="normal"/>
    </style:style>
    <style:style style:name="T523" style:family="text">
      <style:text-properties style:use-window-font-color="true" fo:font-weight="normal" officeooo:rsid="015ee267" style:font-weight-asian="normal" style:font-weight-complex="normal"/>
    </style:style>
    <style:style style:name="T524" style:family="text">
      <style:text-properties style:use-window-font-color="true" fo:font-weight="normal" officeooo:rsid="0151b86d" style:font-weight-asian="normal" style:font-weight-complex="normal"/>
    </style:style>
    <style:style style:name="T525" style:family="text">
      <style:text-properties style:use-window-font-color="true" fo:font-weight="normal" officeooo:rsid="01b389de" style:font-weight-asian="normal" style:font-weight-complex="normal"/>
    </style:style>
    <style:style style:name="T526" style:family="text">
      <style:text-properties style:use-window-font-color="true" fo:font-weight="normal" officeooo:rsid="01b73f45" style:font-weight-asian="normal" style:font-weight-complex="normal"/>
    </style:style>
    <style:style style:name="T527" style:family="text">
      <style:text-properties style:use-window-font-color="true" fo:font-weight="normal" officeooo:rsid="01bb0dd2" style:font-weight-asian="normal" style:font-weight-complex="normal"/>
    </style:style>
    <style:style style:name="T52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9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30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31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32" style:family="text">
      <style:text-properties style:use-window-font-color="true" officeooo:rsid="01549026"/>
    </style:style>
    <style:style style:name="T533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34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35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36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7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8" style:family="text">
      <style:text-properties style:use-window-font-color="true" officeooo:rsid="01a5396b"/>
    </style:style>
    <style:style style:name="T539" style:family="text">
      <style:text-properties style:use-window-font-color="true" style:text-underline-style="none" fo:font-weight="normal" style:font-weight-asian="normal" style:font-weight-complex="normal"/>
    </style:style>
    <style:style style:name="T540" style:family="text">
      <style:text-properties style:text-underline-style="none"/>
    </style:style>
    <style:style style:name="T541" style:family="text">
      <style:text-properties style:text-underline-style="none" fo:font-weight="normal" style:font-weight-asian="normal" style:font-weight-complex="normal"/>
    </style:style>
    <style:style style:name="T542" style:family="text">
      <style:text-properties style:text-underline-style="none" fo:font-weight="normal" officeooo:rsid="0043121f" style:font-weight-asian="normal" style:font-weight-complex="normal"/>
    </style:style>
    <style:style style:name="T543" style:family="text">
      <style:text-properties style:text-underline-style="none" fo:font-weight="normal" officeooo:rsid="0044d7a4" style:font-weight-asian="normal" style:font-weight-complex="normal"/>
    </style:style>
    <style:style style:name="T544" style:family="text">
      <style:text-properties style:text-underline-style="none" fo:font-weight="normal" officeooo:rsid="00e7b674" style:font-weight-asian="normal" style:font-weight-complex="normal"/>
    </style:style>
    <style:style style:name="T545" style:family="text">
      <style:text-properties style:text-underline-style="none" fo:font-weight="normal" officeooo:rsid="002eb485" style:font-weight-asian="normal" style:font-weight-complex="normal"/>
    </style:style>
    <style:style style:name="T546" style:family="text">
      <style:text-properties style:text-underline-style="none" fo:font-weight="normal" officeooo:rsid="00d5826a" style:font-weight-asian="normal" style:font-weight-complex="normal"/>
    </style:style>
    <style:style style:name="T547" style:family="text">
      <style:text-properties style:text-underline-style="none" fo:font-weight="normal" officeooo:rsid="00476ae1" style:font-weight-asian="normal" style:font-weight-complex="normal"/>
    </style:style>
    <style:style style:name="T548" style:family="text">
      <style:text-properties style:text-underline-style="none" fo:font-weight="normal" officeooo:rsid="013282b3" style:font-weight-asian="normal" style:font-weight-complex="normal"/>
    </style:style>
    <style:style style:name="T549" style:family="text">
      <style:text-properties style:text-underline-style="none" fo:font-weight="normal" officeooo:rsid="004caf23" style:font-weight-asian="normal" style:font-weight-complex="normal"/>
    </style:style>
    <style:style style:name="T550" style:family="text">
      <style:text-properties style:text-underline-style="none" fo:font-weight="normal" officeooo:rsid="0128c6e8" style:font-weight-asian="normal" style:font-weight-complex="normal"/>
    </style:style>
    <style:style style:name="T551" style:family="text">
      <style:text-properties style:text-underline-style="none" fo:font-weight="bold" style:font-weight-asian="bold" style:font-weight-complex="bold"/>
    </style:style>
    <style:style style:name="T552" style:family="text">
      <style:text-properties style:text-underline-style="none" fo:font-weight="bold" officeooo:rsid="002eb485" style:font-weight-asian="bold" style:font-weight-complex="bold"/>
    </style:style>
    <style:style style:name="T553" style:family="text">
      <style:text-properties style:text-underline-style="none" fo:font-weight="bold" officeooo:rsid="00f74e17" style:font-weight-asian="bold" style:font-weight-complex="bold"/>
    </style:style>
    <style:style style:name="T554" style:family="text">
      <style:text-properties style:text-underline-style="none" officeooo:rsid="00bbbf73"/>
    </style:style>
    <style:style style:name="T555" style:family="text">
      <style:text-properties style:text-underline-style="none" officeooo:rsid="00d708a6"/>
    </style:style>
    <style:style style:name="T556" style:family="text">
      <style:text-properties style:text-underline-style="none" officeooo:rsid="00f74e17"/>
    </style:style>
    <style:style style:name="T557" style:family="text">
      <style:text-properties style:text-underline-style="none" officeooo:rsid="00378059"/>
    </style:style>
    <style:style style:name="T558" style:family="text">
      <style:text-properties style:text-underline-style="none" officeooo:rsid="0a1c7a91"/>
    </style:style>
    <style:style style:name="T559" style:family="text">
      <style:text-properties style:text-underline-style="none" officeooo:rsid="08ec3514"/>
    </style:style>
    <style:style style:name="T560" style:family="text">
      <style:text-properties officeooo:rsid="00722a19"/>
    </style:style>
    <style:style style:name="T561" style:family="text">
      <style:text-properties officeooo:rsid="00254a2e"/>
    </style:style>
    <style:style style:name="T562" style:family="text">
      <style:text-properties officeooo:rsid="008a06de"/>
    </style:style>
    <style:style style:name="T563" style:family="text">
      <style:text-properties officeooo:rsid="0099273a"/>
    </style:style>
    <style:style style:name="T564" style:family="text">
      <style:text-properties officeooo:rsid="01dac838"/>
    </style:style>
    <style:style style:name="T565" style:family="text">
      <style:text-properties officeooo:rsid="08e38a7d"/>
    </style:style>
    <style:style style:name="T566" style:family="text">
      <style:text-properties officeooo:rsid="00a75993"/>
    </style:style>
    <style:style style:name="T567" style:family="text">
      <style:text-properties officeooo:rsid="002ba0e7"/>
    </style:style>
    <style:style style:name="T568" style:family="text">
      <style:text-properties officeooo:rsid="00beb82f"/>
    </style:style>
    <style:style style:name="T569" style:family="text">
      <style:text-properties officeooo:rsid="00ba4170"/>
    </style:style>
    <style:style style:name="T570" style:family="text">
      <style:text-properties officeooo:rsid="00bbbf73"/>
    </style:style>
    <style:style style:name="T571" style:family="text">
      <style:text-properties officeooo:rsid="00bd3f9d"/>
    </style:style>
    <style:style style:name="T572" style:family="text">
      <style:text-properties officeooo:rsid="002f336e"/>
    </style:style>
    <style:style style:name="T573" style:family="text">
      <style:text-properties officeooo:rsid="0043008e"/>
    </style:style>
    <style:style style:name="T574" style:family="text">
      <style:text-properties officeooo:rsid="00f5260b"/>
    </style:style>
    <style:style style:name="T575" style:family="text">
      <style:text-properties officeooo:rsid="004a157b"/>
    </style:style>
    <style:style style:name="T576" style:family="text">
      <style:text-properties officeooo:rsid="013013d9"/>
    </style:style>
    <style:style style:name="T577" style:family="text">
      <style:text-properties officeooo:rsid="0137af9f"/>
    </style:style>
    <style:style style:name="T578" style:family="text">
      <style:text-properties officeooo:rsid="004acb3b"/>
    </style:style>
    <style:style style:name="T579" style:family="text">
      <style:text-properties officeooo:rsid="016860b9"/>
    </style:style>
    <style:style style:name="T580" style:family="text">
      <style:text-properties officeooo:rsid="0050b57f"/>
    </style:style>
    <style:style style:name="T581" style:family="text">
      <style:text-properties officeooo:rsid="0188ed42"/>
    </style:style>
    <style:style style:name="T582" style:family="text">
      <style:text-properties officeooo:rsid="0055a125"/>
    </style:style>
    <style:style style:name="T583" style:family="text">
      <style:text-properties officeooo:rsid="00572cb0"/>
    </style:style>
    <style:style style:name="T584" style:family="text">
      <style:text-properties officeooo:rsid="0176ee1b"/>
    </style:style>
    <style:style style:name="T585" style:family="text">
      <style:text-properties officeooo:rsid="005c5090"/>
    </style:style>
    <style:style style:name="T586" style:family="text">
      <style:text-properties officeooo:rsid="005f2637"/>
    </style:style>
    <style:style style:name="T587" style:family="text">
      <style:text-properties officeooo:rsid="005fb5cb"/>
    </style:style>
    <style:style style:name="T588" style:family="text">
      <style:text-properties officeooo:rsid="0063f681"/>
    </style:style>
    <style:style style:name="T589" style:family="text">
      <style:text-properties officeooo:rsid="00644350"/>
    </style:style>
    <style:style style:name="T590" style:family="text">
      <style:text-properties officeooo:rsid="006579dd"/>
    </style:style>
    <style:style style:name="T591" style:family="text">
      <style:text-properties officeooo:rsid="0066b31e"/>
    </style:style>
    <style:style style:name="T592" style:family="text">
      <style:text-properties officeooo:rsid="0066c57e"/>
    </style:style>
    <style:style style:name="T593" style:family="text">
      <style:text-properties officeooo:rsid="00684bfc"/>
    </style:style>
    <style:style style:name="T594" style:family="text">
      <style:text-properties officeooo:rsid="0069643a"/>
    </style:style>
    <style:style style:name="T595" style:family="text">
      <style:text-properties officeooo:rsid="00703df9"/>
    </style:style>
    <style:style style:name="T596" style:family="text">
      <style:text-properties officeooo:rsid="0072cdc4"/>
    </style:style>
    <style:style style:name="T597" style:family="text">
      <style:text-properties officeooo:rsid="00751d17"/>
    </style:style>
    <style:style style:name="T598" style:family="text">
      <style:text-properties officeooo:rsid="0076848f"/>
    </style:style>
    <style:style style:name="T599" style:family="text">
      <style:text-properties officeooo:rsid="0077a442"/>
    </style:style>
    <style:style style:name="T600" style:family="text">
      <style:text-properties officeooo:rsid="00793c0d"/>
    </style:style>
    <style:style style:name="T601" style:family="text">
      <style:text-properties officeooo:rsid="007b2101"/>
    </style:style>
    <style:style style:name="T602" style:family="text">
      <style:text-properties officeooo:rsid="007ca694"/>
    </style:style>
    <style:style style:name="T603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04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05" style:family="text">
      <style:text-properties fo:font-size="14pt" fo:font-weight="bold" style:font-size-asian="14pt" style:font-weight-asian="bold" style:font-size-complex="14pt" style:font-weight-complex="bold"/>
    </style:style>
    <style:style style:name="T606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7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8" style:family="text">
      <style:text-properties fo:font-size="14pt" fo:font-style="normal" style:font-size-asian="14pt" style:font-style-asian="normal" style:font-size-complex="14pt" style:font-style-complex="normal"/>
    </style:style>
    <style:style style:name="T609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11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12" style:family="text">
      <style:text-properties fo:font-size="14pt" fo:font-style="italic" style:font-size-asian="14pt" style:font-style-asian="italic" style:font-size-complex="14pt" style:font-style-complex="italic"/>
    </style:style>
    <style:style style:name="T613" style:family="text">
      <style:text-properties officeooo:rsid="007d92ff"/>
    </style:style>
    <style:style style:name="T614" style:family="text">
      <style:text-properties officeooo:rsid="007fd79d"/>
    </style:style>
    <style:style style:name="T615" style:family="text">
      <style:text-properties officeooo:rsid="00819260"/>
    </style:style>
    <style:style style:name="T616" style:family="text">
      <style:text-properties officeooo:rsid="0082c116"/>
    </style:style>
    <style:style style:name="T617" style:family="text">
      <style:text-properties officeooo:rsid="008478a0"/>
    </style:style>
    <style:style style:name="T618" style:family="text">
      <style:text-properties officeooo:rsid="00941a11"/>
    </style:style>
    <style:style style:name="T619" style:family="text">
      <style:text-properties officeooo:rsid="009d5b59"/>
    </style:style>
    <style:style style:name="T620" style:family="text">
      <style:text-properties officeooo:rsid="00a1d04f"/>
    </style:style>
    <style:style style:name="T621" style:family="text">
      <style:text-properties fo:color="#ff8c00"/>
    </style:style>
    <style:style style:name="T622" style:family="text">
      <style:text-properties fo:color="#ff8c00" fo:font-style="italic" style:font-style-asian="italic" style:font-style-complex="italic"/>
    </style:style>
    <style:style style:name="T623" style:family="text">
      <style:text-properties officeooo:rsid="00a1e031"/>
    </style:style>
    <style:style style:name="T624" style:family="text">
      <style:text-properties officeooo:rsid="00a35d76"/>
    </style:style>
    <style:style style:name="T625" style:family="text">
      <style:text-properties officeooo:rsid="00a69dce"/>
    </style:style>
    <style:style style:name="T626" style:family="text">
      <style:text-properties officeooo:rsid="00a6f347"/>
    </style:style>
    <style:style style:name="T627" style:family="text">
      <style:text-properties officeooo:rsid="00a8ca1b"/>
    </style:style>
    <style:style style:name="T628" style:family="text">
      <style:text-properties officeooo:rsid="00acfb9d"/>
    </style:style>
    <style:style style:name="T629" style:family="text">
      <style:text-properties officeooo:rsid="00ad6801"/>
    </style:style>
    <style:style style:name="T630" style:family="text">
      <style:text-properties officeooo:rsid="00b41267"/>
    </style:style>
    <style:style style:name="T631" style:family="text">
      <style:text-properties officeooo:rsid="00ba819c"/>
    </style:style>
    <style:style style:name="T632" style:family="text">
      <style:text-properties officeooo:rsid="00bbf4cd"/>
    </style:style>
    <style:style style:name="T633" style:family="text">
      <style:text-properties officeooo:rsid="00bdd473"/>
    </style:style>
    <style:style style:name="T634" style:family="text">
      <style:text-properties officeooo:rsid="00c12d1c"/>
    </style:style>
    <style:style style:name="T635" style:family="text">
      <style:text-properties officeooo:rsid="00c2c999"/>
    </style:style>
    <style:style style:name="T636" style:family="text">
      <style:text-properties officeooo:rsid="00c50878"/>
    </style:style>
    <style:style style:name="T637" style:family="text">
      <style:text-properties officeooo:rsid="00c88326"/>
    </style:style>
    <style:style style:name="T638" style:family="text">
      <style:text-properties officeooo:rsid="00cbb52c"/>
    </style:style>
    <style:style style:name="T639" style:family="text">
      <style:text-properties officeooo:rsid="00d04e1a"/>
    </style:style>
    <style:style style:name="T640" style:family="text">
      <style:text-properties officeooo:rsid="00d23a32"/>
    </style:style>
    <style:style style:name="T641" style:family="text">
      <style:text-properties officeooo:rsid="00d3f114"/>
    </style:style>
    <style:style style:name="T642" style:family="text">
      <style:text-properties officeooo:rsid="00d833d3"/>
    </style:style>
    <style:style style:name="T643" style:family="text">
      <style:text-properties officeooo:rsid="00d873e2"/>
    </style:style>
    <style:style style:name="T644" style:family="text">
      <style:text-properties officeooo:rsid="00eb49f4"/>
    </style:style>
    <style:style style:name="T645" style:family="text">
      <style:text-properties officeooo:rsid="00fb5f7f"/>
    </style:style>
    <style:style style:name="T646" style:family="text">
      <style:text-properties officeooo:rsid="00fc67ff"/>
    </style:style>
    <style:style style:name="T647" style:family="text">
      <style:text-properties officeooo:rsid="00fdd3aa"/>
    </style:style>
    <style:style style:name="T648" style:family="text">
      <style:text-properties officeooo:rsid="00ffe4b9"/>
    </style:style>
    <style:style style:name="T649" style:family="text">
      <style:text-properties officeooo:rsid="010639c7"/>
    </style:style>
    <style:style style:name="T650" style:family="text">
      <style:text-properties officeooo:rsid="010ab710"/>
    </style:style>
    <style:style style:name="T651" style:family="text">
      <style:text-properties officeooo:rsid="010ff277"/>
    </style:style>
    <style:style style:name="T652" style:family="text">
      <style:text-properties officeooo:rsid="0111d037"/>
    </style:style>
    <style:style style:name="T653" style:family="text">
      <style:text-properties officeooo:rsid="011511c0"/>
    </style:style>
    <style:style style:name="T654" style:family="text">
      <style:text-properties officeooo:rsid="01185712"/>
    </style:style>
    <style:style style:name="T655" style:family="text">
      <style:text-properties officeooo:rsid="01190d75"/>
    </style:style>
    <style:style style:name="T656" style:family="text">
      <style:text-properties officeooo:rsid="01206a6e"/>
    </style:style>
    <style:style style:name="T657" style:family="text">
      <style:text-properties officeooo:rsid="0128c6e8"/>
    </style:style>
    <style:style style:name="T658" style:family="text">
      <style:text-properties officeooo:rsid="00201bd5"/>
    </style:style>
    <style:style style:name="T659" style:family="text">
      <style:text-properties officeooo:rsid="012b24b3"/>
    </style:style>
    <style:style style:name="T660" style:family="text">
      <style:text-properties officeooo:rsid="012e9465"/>
    </style:style>
    <style:style style:name="T661" style:family="text">
      <style:text-properties officeooo:rsid="01305c41"/>
    </style:style>
    <style:style style:name="T662" style:family="text">
      <style:text-properties officeooo:rsid="0140be6f"/>
    </style:style>
    <style:style style:name="T663" style:family="text">
      <style:text-properties officeooo:rsid="0149fc19"/>
    </style:style>
    <style:style style:name="T664" style:family="text">
      <style:text-properties officeooo:rsid="014be95f"/>
    </style:style>
    <style:style style:name="T665" style:family="text">
      <style:text-properties officeooo:rsid="010185dc"/>
    </style:style>
    <style:style style:name="T666" style:family="text">
      <style:text-properties officeooo:rsid="0437fd59"/>
    </style:style>
    <style:style style:name="T667" style:family="text">
      <style:text-properties officeooo:rsid="03ee7eb1"/>
    </style:style>
    <style:style style:name="T668" style:family="text">
      <style:text-properties officeooo:rsid="03f7049e"/>
    </style:style>
    <style:style style:name="T669" style:family="text">
      <style:text-properties officeooo:rsid="0735889c"/>
    </style:style>
    <style:style style:name="T670" style:family="text">
      <style:text-properties officeooo:rsid="0739531b"/>
    </style:style>
    <style:style style:name="T671" style:family="text">
      <style:text-properties officeooo:rsid="0166b397"/>
    </style:style>
    <style:style style:name="T672" style:family="text">
      <style:text-properties officeooo:rsid="066f3d61"/>
    </style:style>
    <style:style style:name="T673" style:family="text">
      <style:text-properties officeooo:rsid="067106c6"/>
    </style:style>
    <style:style style:name="T674" style:family="text">
      <style:text-properties officeooo:rsid="08cb2076"/>
    </style:style>
    <style:style style:name="T675" style:family="text">
      <style:text-properties officeooo:rsid="066eeab0"/>
    </style:style>
    <style:style style:name="T676" style:family="text">
      <style:text-properties officeooo:rsid="018bcdc5"/>
    </style:style>
    <style:style style:name="T677" style:family="text">
      <style:text-properties officeooo:rsid="0194da6f"/>
    </style:style>
    <style:style style:name="T678" style:family="text">
      <style:text-properties officeooo:rsid="019eaf58"/>
    </style:style>
    <style:style style:name="T679" style:family="text">
      <style:text-properties officeooo:rsid="01a04199"/>
    </style:style>
    <style:style style:name="T680" style:family="text">
      <style:text-properties officeooo:rsid="01a19cb6"/>
    </style:style>
    <style:style style:name="T681" style:family="text">
      <style:text-properties officeooo:rsid="01a21e06"/>
    </style:style>
    <style:style style:name="T682" style:family="text">
      <style:text-properties officeooo:rsid="01aed7c1"/>
    </style:style>
    <style:style style:name="T683" style:family="text">
      <style:text-properties officeooo:rsid="01be9082"/>
    </style:style>
    <style:style style:name="T684" style:family="text">
      <style:text-properties officeooo:rsid="01c115fd"/>
    </style:style>
    <style:style style:name="T685" style:family="text">
      <style:text-properties officeooo:rsid="01c2a24c"/>
    </style:style>
    <style:style style:name="T686" style:family="text">
      <style:text-properties officeooo:rsid="01c643a5"/>
    </style:style>
    <style:style style:name="T687" style:family="text">
      <style:text-properties officeooo:rsid="01c94548"/>
    </style:style>
    <style:style style:name="T688" style:family="text">
      <style:text-properties officeooo:rsid="01cdcabe"/>
    </style:style>
    <style:style style:name="T689" style:family="text">
      <style:text-properties officeooo:rsid="01d3fba1"/>
    </style:style>
    <style:style style:name="T690" style:family="text">
      <style:text-properties officeooo:rsid="01d4bd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2"><text:span text:style-name="T1">Помимо </text:span><text:span text:style-name="T149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77">одним или несколькими </text:span><text:span text:style-name="T1">существительным</text:span><text:span text:style-name="T377">и</text:span><text:span text:style-name="T1">, перед которым</text:span><text:span text:style-name="T378">и</text:span><text:span text:style-name="T1"> обычно идет предлог или </text:span><text:span text:style-name="T377">инфинитив</text:span><text:span text:style-name="T1">.</text:span></text:p>
      <text:p text:style-name="P1"/>
      <text:p text:style-name="P411"><text:span text:style-name="T1">Обстоятельство описывает место, время, </text:span><text:span text:style-name="T377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5">,</text:span><text:span text:style-name="T197"> «</text:span><text:span text:style-name="T263">когда?», «</text:span><text:span text:style-name="T199">к</text:span><text:span text:style-name="T263">ак?» </text:span><text:span text:style-name="T264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2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6">Сначала <text:span text:style-name="T582">идет</text:span> <text:span text:style-name="T150">подлежащее</text:span>, затем <text:span text:style-name="T159">сказуемое</text:span>, после <text:span text:style-name="T172">дополнение</text:span> и/или <text:span text:style-name="T180">обстоятельство</text:span>.</text:p>
      <text:p text:style-name="P19"/>
      <text:p text:style-name="P244"><text:span text:style-name="T151">We</text:span><text:span text:style-name="T3"> </text:span><text:span text:style-name="T160">do</text:span><text:span text:style-name="T3"> </text:span><text:span text:style-name="T173">the</text:span><text:span text:style-name="T174"> </text:span><text:span text:style-name="T175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6"/>
      <text:p text:style-name="P413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61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1"><text:span text:style-name="T151">They</text:span><text:span text:style-name="T3"> </text:span><text:span text:style-name="T190">have </text:span><text:span text:style-name="T187">not</text:span><text:span text:style-name="T160"> finish</text:span><text:span text:style-name="T163">ed</text:span><text:span text:style-name="T3"> </text:span><text:span text:style-name="T174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47"><text:span text:style-name="T153">I</text:span><text:span text:style-name="T193"> </text:span><text:span text:style-name="T191">will</text:span><text:span text:style-name="T165"> give</text:span><text:span text:style-name="T193"> </text:span><text:span text:style-name="T177">you money</text:span><text:span text:style-name="T193"> — Я дам тебе деньги </text:span><text:span text:style-name="T379">(два дополнения)</text:span><text:span text:style-name="T193">.</text:span></text:p>
      <text:p text:style-name="P21"/>
      <text:p text:style-name="P411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2"><text:span text:style-name="T189">Do</text:span><text:span text:style-name="T6"> </text:span><text:span text:style-name="T152">you</text:span><text:span text:style-name="T6"> </text:span><text:span text:style-name="T162">want</text:span><text:span text:style-name="T380"> </text:span><text:span text:style-name="T2">to live</text:span><text:span text:style-name="T380"> </text:span><text:span text:style-name="T183">in Spain</text:span><text:span text:style-name="T6">? — Ты хочешь жить в Испании?</text:span></text:p>
      <text:p text:style-name="P248"><text:span text:style-name="T382">What</text:span><text:span text:style-name="T379"> </text:span><text:span text:style-name="T192">are</text:span><text:span text:style-name="T379"> </text:span><text:span text:style-name="T154">you</text:span><text:span text:style-name="T379"> </text:span><text:span text:style-name="T166">doing</text:span><text:span text:style-name="T379"> </text:span><text:span text:style-name="T184">here</text:span><text:span text:style-name="T379">? </text:span><text:span text:style-name="T383">—</text:span><text:span text:style-name="T379"> Что ты здесь делаешь?</text:span></text:p>
      <text:p text:style-name="P248"/>
      <text:p text:style-name="P105">Если обстоятельство состоит из нескольких слов, то оно может переехать в самое начало:</text:p>
      <text:p text:style-name="P105"/>
      <text:p text:style-name="P324">Tom walks to work <text:span text:style-name="T180">every morning</text:span> / <text:span text:style-name="T180">Every morning</text:span> Tom walks to work —</text:p>
      <text:p text:style-name="P324">Том ходит на работу каждое утро.</text:p>
      <text:p text:style-name="P324"/>
      <text:p text:style-name="P105">Глаголы, требующие 2х дополнений: <text:span text:style-name="T2">give, lend, pass, send, show.</text:span></text:p>
      <text:p text:style-name="P115"/>
      <text:p text:style-name="P615"><text:span text:style-name="T261">Сами д</text:span><text:span text:style-name="T253">ополнения могут указываться </text:span><text:span text:style-name="T254">2мя</text:span><text:span text:style-name="T253"> способами:</text:span></text:p>
      <text:p text:style-name="P105"/>
      <text:p text:style-name="P105">1. После глагола указывается человек, а затем предмет; без предлогов.</text:p>
      <text:p text:style-name="P614"><text:span text:style-name="T194"><text:s text:c="2"/></text:span><text:span text:style-name="T2"><text:s text:c="2"/>I lent </text:span><text:span text:style-name="T173">Mike</text:span><text:span text:style-name="T2"> some </text:span><text:span text:style-name="T173">money</text:span><text:span text:style-name="T2"> — Я одолжил Майку деньги.</text:span></text:p>
      <text:p text:style-name="P324"/>
      <text:p text:style-name="P105">2. После глагола указывается предмет, а затем человек; перед человеком будет предлог <text:span text:style-name="T2">to</text:span>.</text:p>
      <text:p text:style-name="P105"><text:s text:c="4"/><text:span text:style-name="T2">I </text:span><text:span text:style-name="T173">lent</text:span><text:span text:style-name="T2"> some money </text:span><text:span text:style-name="T622">to</text:span><text:span text:style-name="T2"> </text:span><text:span text:style-name="T173">Mike</text:span><text:span text:style-name="T2"> — Я одолжил деньги Майку.</text:span></text:p>
      <text:p text:style-name="P11"><text:soft-page-break/>Английские времена</text:p>
      <text:p text:style-name="P417"/>
      <text:p text:style-name="P418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15"> </text:span>групп<text:span text:style-name="T615">а</text:span> включает в себя 3 времени: <text:span text:style-name="T2">Present, Past, Future</text:span>.</text:p>
      <text:p text:style-name="P417"/>
      <text:p text:style-name="P403">Present Simple</text:p>
      <text:p text:style-name="P419"/>
      <text:p text:style-name="P420">Используется чтобы сообщить: </text:p>
      <text:list xml:id="list2372976694" text:style-name="L1">
        <text:list-item>
          <text:p text:style-name="P719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0"><text:span text:style-name="T384">регулярны</text:span><text:span text:style-name="T575">е</text:span><text:span text:style-name="T384"> события настоящего;</text:span></text:p>
        </text:list-item>
      </text:list>
      <text:p text:style-name="P542"/>
      <text:p text:style-name="P454"><text:span text:style-name="T386">I </text:span><text:span text:style-name="T129">live</text:span><text:span text:style-name="T386"> in New York — Я </text:span><text:span text:style-name="T387">живу</text:span><text:span text:style-name="T386"> в Нью Йорке.</text:span></text:p>
      <text:p text:style-name="P421"/>
      <text:p text:style-name="P540">В утверждениях, когда подлежащее в третьем лице, единственном числе <text:span text:style-name="T2">(he, she, it), </text:span></text:p>
      <text:p text:style-name="P445"><text:span text:style-name="T385">к сказуемому добавляется окончание </text:span><text:span text:style-name="T8">-s</text:span><text:span text:style-name="T385"> (</text:span><text:span text:style-name="T8">-es</text:span><text:span text:style-name="T385"> если заканчивается на гласную или шипящий). </text:span></text:p>
      <text:p text:style-name="P541"/>
      <text:p text:style-name="P446"><text:span text:style-name="T386">Peter </text:span><text:span text:style-name="T129">works</text:span><text:span text:style-name="T386"> in New York — Питер </text:span><text:span text:style-name="T387">работает</text:span><text:span text:style-name="T386"> в Нью Йорке;</text:span></text:p>
      <text:p text:style-name="P419"/>
      <text:p text:style-name="P429"><text:span text:style-name="T657">Слова-маячки</text:span><text:span text:style-name="T658"> (перед сказуемым):</text:span></text:p>
      <text:list xml:id="list1280664543" text:style-name="L2">
        <text:list-item>
          <text:p text:style-name="P721">always - <text:span text:style-name="T411">всегда</text:span>;</text:p>
        </text:list-item>
        <text:list-item>
          <text:p text:style-name="P721">usually - <text:span text:style-name="T411">обычно</text:span>;</text:p>
        </text:list-item>
        <text:list-item>
          <text:p text:style-name="P721">often - <text:span text:style-name="T411">часто</text:span>;</text:p>
        </text:list-item>
        <text:list-item>
          <text:p text:style-name="P721">sometimes - <text:span text:style-name="T411">иногда</text:span>;</text:p>
        </text:list-item>
        <text:list-item>
          <text:p text:style-name="P721">never — <text:span text:style-name="T411">никогда;</text:span></text:p>
        </text:list-item>
      </text:list>
      <text:p text:style-name="P249"/>
      <text:p text:style-name="P250">I <text:span text:style-name="T388">always</text:span> wash my hands before eating — Я <text:span text:style-name="T388">всегда</text:span> мою руки перед едой.</text:p>
      <text:p text:style-name="Standard"/>
      <text:p text:style-name="P531"><text:span text:style-name="T583">Отрицание образуется с помощью частицы </text:span><text:span text:style-name="T13">not</text:span><text:span text:style-name="T583">, </text:span>которая идет в паре со вспомогательным глаголом <text:span text:style-name="T2">do</text:span>. <text:span text:style-name="T543">Если подлежащее </text:span><text:span text:style-name="T99">he/she/it</text:span><text:span text:style-name="T543">, то </text:span><text:span text:style-name="T109">do</text:span><text:span text:style-name="T547"> меняется на</text:span><text:span text:style-name="T543"> </text:span><text:span text:style-name="T99">does</text:span><text:span text:style-name="T543">.</text:span></text:p>
      <text:p text:style-name="P447"/>
      <text:p text:style-name="P340">People <text:span text:style-name="T445">do </text:span><text:span text:style-name="T446">not</text:span><text:span text:style-name="T444"> live</text:span> in space — Люди <text:span text:style-name="T388">не</text:span> живут в космосе.</text:p>
      <text:p text:style-name="P340">Water <text:span text:style-name="T445">does </text:span><text:span text:style-name="T446">not</text:span><text:span text:style-name="T444"> boil</text:span> at 50 degrees Celsius — Вода <text:span text:style-name="T388">не</text:span> кипит при 50 грудусах.</text:p>
      <text:p text:style-name="P340"/>
      <text:p text:style-name="P434"><text:span text:style-name="T317">Практически всегда </text:span><text:span text:style-name="T99">do not</text:span><text:span text:style-name="T317"> использу</text:span><text:span text:style-name="T318">е</text:span><text:span text:style-name="T317">тся в сокращении: </text:span></text:p>
      <text:p text:style-name="P125"/>
      <text:p text:style-name="P341">We <text:span text:style-name="T388">don`t</text:span> drink whisky — Мы <text:span text:style-name="T388">не</text:span> пьем виски. </text:p>
      <text:p text:style-name="P339">He <text:span text:style-name="T388">doesn`t</text:span> drink tea — Он <text:span text:style-name="T388">не</text:span> пьет чай.</text:p>
      <text:p text:style-name="P254"/>
      <text:p text:style-name="P530"><text:span text:style-name="T582">В вопросах вспомогательный глагол </text:span><text:span text:style-name="T12">do</text:span><text:span text:style-name="T319"> ставится перед подлежащим:</text:span></text:p>
      <text:p text:style-name="P127"/>
      <text:p text:style-name="P456"><text:span text:style-name="T551">Do</text:span><text:span text:style-name="T541"> you like action movies? </text:span><text:span text:style-name="T542">— </text:span><text:span text:style-name="T541">Тебе нравятся экшен фильмы? </text:span></text:p>
      <text:p text:style-name="P448"><text:span text:style-name="T453">What books </text:span><text:span text:style-name="T456">do</text:span><text:span text:style-name="T457">es</text:span><text:span text:style-name="T453"> </text:span><text:span text:style-name="T454">he</text:span><text:span text:style-name="T453"> read? </text:span><text:span text:style-name="T455">—</text:span><text:span text:style-name="T453"> Какие книги </text:span><text:span text:style-name="T454">он</text:span><text:span text:style-name="T453"> </text:span><text:span text:style-name="T454">читает</text:span><text:span text:style-name="T453">?</text:span></text:p>
      <text:p text:style-name="P127"/>
      <text:p text:style-name="P360">Present Continuous</text:p>
      <text:p text:style-name="P128"/>
      <text:p text:style-name="P449"><text:span text:style-name="T320">Используется, чтобы </text:span><text:span text:style-name="T337">сообщить</text:span><text:span text:style-name="T320"> о </text:span><text:span text:style-name="T330">действии</text:span><text:span text:style-name="T320">, </text:span><text:span text:style-name="T331">которое происходит</text:span><text:span text:style-name="T320"> </text:span><text:span text:style-name="T373">сейчас</text:span><text:span text:style-name="T320"> и еще не законч</text:span><text:span text:style-name="T337">ено</text:span><text:span text:style-name="T320">.</text:span></text:p>
      <text:p text:style-name="P129">Состоит из связки вспомогательного глагола <text:span text:style-name="T2">be</text:span> и смыслового <text:span text:style-name="T578">глагола </text:span>с окончанием <text:span text:style-name="T2">-ing</text:span>:</text:p>
      <text:p text:style-name="P462"/>
      <text:p text:style-name="P462">She <text:span text:style-name="T388">is driving</text:span> to work. <text:span text:style-name="T560">—</text:span> Она <text:span text:style-name="T388">едет</text:span> на работу.</text:p>
      <text:p text:style-name="P463">I <text:span text:style-name="T393">a</text:span><text:span text:style-name="T388">m not listening</text:span> to you. <text:span text:style-name="T562">—</text:span> Я <text:span text:style-name="T388">не слушаю</text:span> тебя.</text:p>
      <text:p text:style-name="P464">Where <text:span text:style-name="T388">is </text:span>he <text:span text:style-name="T388">going</text:span>? <text:span text:style-name="T562">—</text:span> Куда он <text:span text:style-name="T388">идет</text:span>?</text:p>
      <text:p text:style-name="P126"/>
      <text:p text:style-name="P146"><text:soft-page-break/><text:span text:style-name="T657">Слова-маячки</text:span> <text:span text:style-name="T567">(в разных местах)</text:span>:</text:p>
      <text:list xml:id="list1033401165" text:style-name="L3">
        <text:list-item>
          <text:p text:style-name="P761">look — смотри;</text:p>
        </text:list-item>
        <text:list-item>
          <text:p text:style-name="P761">now — сейчас (<text:span text:style-name="T561">обычно </text:span>в конце);</text:p>
        </text:list-item>
        <text:list-item>
          <text:p text:style-name="P761">at the moment — в этот момент (<text:span text:style-name="T561">обычно </text:span>в конце).</text:p>
        </text:list-item>
      </text:list>
      <text:p text:style-name="P343"/>
      <text:p text:style-name="P342">I am working right <text:span text:style-name="T388">now</text:span>. — Прямо сейчас я работаю.</text:p>
      <text:p text:style-name="P342"><text:span text:style-name="T388">Look</text:span> out of the window! It`s raining. — Посмотри в окно. Идет дождь.</text:p>
      <text:p text:style-name="P157"/>
      <text:p text:style-name="P156"><text:span text:style-name="T563">Глаголы, которые не использ</text:span><text:span text:style-name="T564">уются</text:span><text:span text:style-name="T563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7"><text:span text:style-name="T341">Но если они </text:span><text:span text:style-name="T342">идут</text:span><text:span text:style-name="T341"> </text:span><text:span text:style-name="T342">внутри</text:span><text:span text:style-name="T341"> </text:span><text:span text:style-name="T342">какой-</text:span><text:span text:style-name="T343">то</text:span><text:span text:style-name="T342"> </text:span><text:span text:style-name="T341">устойчивой связки, то могут быть и с </text:span><text:span text:style-name="T110">-ing</text:span><text:span text:style-name="T341">.</text:span></text:p>
      <text:p text:style-name="P345"/>
      <text:p text:style-name="P131">Глаголы восприятия:</text:p>
      <text:list xml:id="list3962297807" text:style-name="L4">
        <text:list-item>
          <text:p text:style-name="P762">see — видеть;</text:p>
        </text:list-item>
        <text:list-item>
          <text:p text:style-name="P762">hear — слышать;</text:p>
        </text:list-item>
        <text:list-item>
          <text:p text:style-name="P762">feel — чувствовать <text:span text:style-name="T565">себя</text:span>;</text:p>
        </text:list-item>
        <text:list-item>
          <text:p text:style-name="P762">taste — чувствовать вкус (пробовать);</text:p>
        </text:list-item>
        <text:list-item>
          <text:p text:style-name="P762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3852871749" text:style-name="L5">
        <text:list-item>
          <text:p text:style-name="P763">belive — верить;</text:p>
        </text:list-item>
        <text:list-item>
          <text:p text:style-name="P763">doubt — сомневаться;</text:p>
        </text:list-item>
        <text:list-item>
          <text:p text:style-name="P763">think — думать;</text:p>
        </text:list-item>
      </text:list>
      <text:p text:style-name="P130"/>
      <text:p text:style-name="P131">Глаголы, показывающие состояние мыслей:</text:p>
      <text:list xml:id="list1558388442" text:style-name="L6">
        <text:list-item>
          <text:p text:style-name="P764">forget — забывать;</text:p>
        </text:list-item>
        <text:list-item>
          <text:p text:style-name="P764">imagine — представлять;</text:p>
        </text:list-item>
        <text:list-item>
          <text:p text:style-name="P764">know — знать;</text:p>
        </text:list-item>
        <text:list-item>
          <text:p text:style-name="P764">understand — понимать;</text:p>
        </text:list-item>
      </text:list>
      <text:p text:style-name="P132"/>
      <text:p text:style-name="P133">Глаголы, указывающие на эмоции и желания:</text:p>
      <text:list xml:id="list216455945" text:style-name="L7">
        <text:list-item>
          <text:p text:style-name="P765">love — любить;</text:p>
        </text:list-item>
        <text:list-item>
          <text:p text:style-name="P765">like — нравиться;</text:p>
        </text:list-item>
        <text:list-item>
          <text:p text:style-name="P765">hate — ненавидеть;</text:p>
        </text:list-item>
        <text:list-item>
          <text:p text:style-name="P765">hope — надеяться;</text:p>
        </text:list-item>
        <text:list-item>
          <text:p text:style-name="P765">want — хотеть;</text:p>
        </text:list-item>
        <text:list-item>
          <text:p text:style-name="P765">wish — желать;</text:p>
        </text:list-item>
      </text:list>
      <text:p text:style-name="P133"/>
      <text:p text:style-name="P133">Другие глаголы:</text:p>
      <text:list xml:id="list2008417166" text:style-name="L8">
        <text:list-item>
          <text:p text:style-name="P766">look — выглядеть;</text:p>
        </text:list-item>
        <text:list-item>
          <text:p text:style-name="P766">have — иметь;</text:p>
        </text:list-item>
      </text:list>
      <text:p text:style-name="P134"/>
      <text:p text:style-name="P346">I <text:span text:style-name="T388">think</text:span> Amy is a strange girl. - Я <text:span text:style-name="T388">думаю</text:span>, Эмми странная девушка.</text:p>
      <text:p text:style-name="P346">You <text:span text:style-name="T388">look</text:span> great! - Ты <text:span text:style-name="T388">выглядишь</text:span> отлично!</text:p>
      <text:p text:style-name="P344"/>
      <text:p text:style-name="P361">Present Perfect</text:p>
      <text:p text:style-name="P145"/>
      <text:p text:style-name="P524"><text:span text:style-name="T321">И</text:span><text:span text:style-name="T333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1"><text:span text:style-name="T366">В </text:span><text:span text:style-name="T363">отрицаниях почти всегда используется сокращенная форма глагола </text:span><text:span text:style-name="T122">haven`t</text:span><text:span text:style-name="T363">.</text:span></text:p>
      <text:p text:style-name="P138"><text:span text:style-name="T568">Сокращени</text:span><text:span text:style-name="T584">е</text:span><text:span text:style-name="T568"> </text:span><text:span text:style-name="T14">`ve not</text:span><text:span text:style-name="T568"> не используется.</text:span></text:p>
      <text:p text:style-name="P137"/>
      <text:p text:style-name="P450"><text:span text:style-name="T105">You </text:span><text:span text:style-name="T126">have</text:span><text:span text:style-name="T105"> </text:span><text:span text:style-name="T126">broken</text:span><text:span text:style-name="T105"> the vase. </text:span><text:span text:style-name="T106">— </text:span><text:span text:style-name="T105">Ты </text:span><text:span text:style-name="T126">разбил</text:span><text:span text:style-name="T105"> вазу (результат, кот. </text:span><text:span text:style-name="T107">важен сейчас</text:span><text:span text:style-name="T105">).</text:span></text:p>
      <text:p text:style-name="P674"><text:span text:style-name="T413">I </text:span><text:span text:style-name="T396">haven</text:span><text:span text:style-name="T390">`</text:span><text:span text:style-name="T396">t</text:span><text:span text:style-name="T413"> </text:span><text:span text:style-name="T396">expected</text:span><text:span text:style-name="T413"> that. </text:span><text:span text:style-name="T415">—</text:span><text:span text:style-name="T413"> Я этого </text:span><text:span text:style-name="T396">не</text:span><text:span text:style-name="T413"> </text:span><text:span text:style-name="T396">ожидал</text:span><text:span text:style-name="T413">.</text:span></text:p>
      <text:p text:style-name="P674"><text:span text:style-name="T394">Ha</text:span><text:span text:style-name="T395">s</text:span><text:span text:style-name="T417"> </text:span><text:span text:style-name="T418">he</text:span><text:span text:style-name="T417"> </text:span><text:span text:style-name="T394">been</text:span><text:span text:style-name="T417"> to Rome? </text:span><text:span text:style-name="T415">—</text:span><text:span text:style-name="T417"> </text:span><text:span text:style-name="T418">Он</text:span><text:span text:style-name="T417"> </text:span><text:span text:style-name="T394">бывал</text:span><text:span text:style-name="T417"> в Риме?</text:span></text:p>
      <text:p text:style-name="P350"/>
      <text:p text:style-name="P564"><text:span text:style-name="T321">Также использу</text:span><text:span text:style-name="T328">ется</text:span><text:span text:style-name="T321">, </text:span><text:span text:style-name="T322">если</text:span><text:span text:style-name="T321"> что-то произошло впервые.</text:span></text:p>
      <text:p text:style-name="P347"><text:span text:style-name="T566">It`s the fitst time I </text:span><text:span text:style-name="T389">have</text:span><text:span text:style-name="T566"> </text:span><text:span text:style-name="T389">driven</text:span><text:span text:style-name="T566"> a car — Это впервые, когда я </text:span><text:span text:style-name="T389">веду</text:span><text:span text:style-name="T566"> машину.</text:span></text:p>
      <text:p text:style-name="P347"/>
      <text:p text:style-name="P139">Как образуется 3я форма глагола:</text:p>
      <text:list xml:id="list3303676052" text:style-name="L9">
        <text:list-item>
          <text:p text:style-name="P767">если глагол правильный, то к нему добавляется окончание -ed;</text:p>
        </text:list-item>
        <text:list-item>
          <text:p text:style-name="P768">если глагол неправильный, то <text:span text:style-name="T572">его <text:s/></text:span>нужно<text:span text:style-name="T572"> </text:span>искать в таблице неправильных глаголов;</text:p>
        </text:list-item>
      </text:list>
      <text:p text:style-name="P135"/>
      <text:p text:style-name="P140"><text:span text:style-name="T657">Слова-маячки</text:span>:</text:p>
      <text:list xml:id="list4017661816" text:style-name="L10">
        <text:list-item>
          <text:p text:style-name="P772">just — только что;</text:p>
        </text:list-item>
        <text:list-item>
          <text:p text:style-name="P772">already — уже;</text:p>
        </text:list-item>
        <text:list-item>
          <text:p text:style-name="P769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412">Слово </text:span><text:span text:style-name="T61">yet</text:span><text:span text:style-name="T412"> стоит </text:span><text:span text:style-name="T414">всегда </text:span><text:span text:style-name="T412">в конце предложения. </text:span><text:span text:style-name="T61">Just</text:span><text:span text:style-name="T412"> и </text:span><text:span text:style-name="T61">already</text:span><text:span text:style-name="T412"> использ</text:span><text:span text:style-name="T416">уются</text:span><text:span text:style-name="T412"> в утверждениях. </text:span><text:span text:style-name="T61">Yet</text:span><text:span text:style-name="T412"> — в вопросах и отрицаниях</text:span><text:span text:style-name="T415">. </text:span></text:p>
      <text:p text:style-name="P348"/>
      <text:p text:style-name="P356">I have <text:span text:style-name="T388">just</text:span> eaten a sandwich. <text:span text:style-name="T569">—</text:span> Я <text:span text:style-name="T388">только что</text:span> съел бутерброд.</text:p>
      <text:p text:style-name="P349">We have n<text:span text:style-name="T568">o</text:span>t finished <text:span text:style-name="T388">yet</text:span>. <text:span text:style-name="T569">—</text:span> Мы <text:span text:style-name="T388">еще не</text:span> закончили.</text:p>
      <text:p text:style-name="P349"/>
      <text:p text:style-name="P422"><text:span text:style-name="T364">Другие </text:span><text:span text:style-name="T365">маячки</text:span><text:span text:style-name="T364">:</text:span></text:p>
      <text:list xml:id="list1699635462" text:style-name="L11">
        <text:list-item>
          <text:p text:style-name="P722"><text:span text:style-name="T554">ever — когда-</text:span><text:span text:style-name="T558">либо, всегда</text:span><text:span text:style-name="T554">;</text:span></text:p>
        </text:list-item>
        <text:list-item>
          <text:p text:style-name="P773">never — никогда;</text:p>
        </text:list-item>
        <text:list-item>
          <text:p text:style-name="P773">recently — в последнее время;</text:p>
        </text:list-item>
        <text:list-item>
          <text:p text:style-name="P773">these days — в последние дни;</text:p>
        </text:list-item>
        <text:list-item>
          <text:p text:style-name="P722"><text:span text:style-name="T554">словосочетани</text:span><text:span text:style-name="T559">я</text:span><text:span text:style-name="T554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71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68">ha</text:span>ve <text:span text:style-name="T388">never</text:span> been to New York. <text:span text:style-name="T570">— </text:span>Я <text:span text:style-name="T388">никогда</text:span> не был в Нью Йорке.</text:p>
      <text:p text:style-name="P523"><text:span text:style-name="T103">I </text:span><text:span text:style-name="T100">ha</text:span><text:span text:style-name="T103">ve worked a lot </text:span><text:span text:style-name="T125">these days</text:span><text:span text:style-name="T103">. </text:span><text:span text:style-name="T104">—</text:span><text:span text:style-name="T103"> Я много работал </text:span><text:span text:style-name="T125">в эти дни</text:span><text:span text:style-name="T103">.</text:span></text:p>
      <text:p text:style-name="P664"/>
      <text:p text:style-name="P656">Present Perfect Continuous</text:p>
      <text:p text:style-name="P650"/>
      <text:p text:style-name="P658"><text:span text:style-name="T323">И</text:span><text:span text:style-name="T329">спользуется чтобы сообщить о действии, которое еще не закончено и при этом известна </text:span></text:p>
      <text:p text:style-name="P659"><text:span text:style-name="T329">его продолжительность, </text:span><text:span text:style-name="T331">т. е. «</text:span><text:span text:style-name="T332">я </text:span><text:span text:style-name="T331">делал и продолжаю делать». </text:span></text:p>
      <text:p text:style-name="P651"/>
      <text:p text:style-name="P672"><text:span text:style-name="T325">С</text:span><text:span text:style-name="T316">остоит из связки вспомогательного глагола </text:span><text:span text:style-name="T98">have</text:span><text:span text:style-name="T316">, cлова </text:span><text:span text:style-name="T98">been</text:span><text:span text:style-name="T316"> </text:span><text:span text:style-name="T327">(особая форма глагола </text:span><text:span text:style-name="T101">be</text:span><text:span text:style-name="T327">) </text:span></text:p>
      <text:p text:style-name="P659"><text:span text:style-name="T326">и смыслового глагола с окончанием </text:span><text:span text:style-name="T102">-ing</text:span><text:span text:style-name="T326">. </text:span><text:span text:style-name="T324">Переводится</text:span><text:span text:style-name="T329"> настоящим</text:span><text:span text:style-name="T110">.</text:span></text:p>
      <text:p text:style-name="P666"/>
      <text:p text:style-name="P251"><text:span text:style-name="T540">I </text:span><text:span text:style-name="T551">have been learning</text:span><text:span text:style-name="T540"> English for 2 years. </text:span><text:span text:style-name="T554">—</text:span><text:span text:style-name="T540"> Я </text:span><text:span text:style-name="T551">учу</text:span><text:span text:style-name="T540"> английский уже 2 года (и еще не закончил).</text:span></text:p>
      <text:p text:style-name="P616"><text:span text:style-name="T114">I </text:span><text:span text:style-name="T128">have not been waiting</text:span><text:span text:style-name="T114"> long. </text:span><text:span text:style-name="T112">—</text:span><text:span text:style-name="T114"> Я </text:span><text:span text:style-name="T128">не жду</text:span><text:span text:style-name="T114"> долго </text:span><text:span text:style-name="T115">(это не происходит в течен</text:span><text:span text:style-name="T118">ии</text:span><text:span text:style-name="T115"> указ. времени)</text:span><text:span text:style-name="T114">.</text:span></text:p>
      <text:p text:style-name="P351"/>
      <text:p text:style-name="P637"><text:span text:style-name="T127">Have</text:span><text:span text:style-name="T111"> you </text:span><text:span text:style-name="T127">been</text:span><text:span text:style-name="T111"> </text:span><text:span text:style-name="T127">waiting</text:span><text:span text:style-name="T111"> long? </text:span><text:span text:style-name="T112">— </text:span><text:span text:style-name="T111">Вы </text:span><text:span text:style-name="T113">долго</text:span><text:span text:style-name="T111"> </text:span><text:span text:style-name="T127">ждете</text:span><text:span text:style-name="T111">? </text:span></text:p>
      <text:p text:style-name="P637"><text:span text:style-name="T115">(как долго происходит действие вплоть до текущего момента)</text:span><text:span text:style-name="T111"> </text:span></text:p>
      <text:p text:style-name="P673"><text:soft-page-break/><text:span text:style-name="T348">Слова-маячки</text:span><text:span text:style-name="T316">:</text:span></text:p>
      <text:list xml:id="list3367614299" text:style-name="L12">
        <text:list-item>
          <text:p text:style-name="P774">for — в течении;</text:p>
        </text:list-item>
        <text:list-item>
          <text:p text:style-name="P774">since — с какого-то времени;</text:p>
        </text:list-item>
        <text:list-item>
          <text:p text:style-name="P827">how long — как долго.</text:p>
        </text:list-item>
      </text:list>
      <text:p text:style-name="P668"/>
      <text:p text:style-name="P670"><text:span text:style-name="T545">We`ve been staying in this hotel </text:span><text:span text:style-name="T552">since</text:span><text:span text:style-name="T545"> Tuesday. </text:span><text:span text:style-name="T546">— </text:span><text:span text:style-name="T545">Мы находимся в этом отеле </text:span><text:span text:style-name="T552">со</text:span><text:span text:style-name="T545"> вторника.</text:span></text:p>
      <text:p text:style-name="P652"/>
      <text:p text:style-name="P452"><text:span text:style-name="T367">Е</text:span><text:span text:style-name="T363">сли используется глагол </text:span><text:span text:style-name="T122">be</text:span><text:span text:style-name="T363"> или глаголы состояния, которые не стоят в Continuous</text:span><text:span text:style-name="T368">,</text:span><text:span text:style-name="T363"> </text:span></text:p>
      <text:p text:style-name="P453"><text:span text:style-name="T369">то </text:span><text:span text:style-name="T370">Present Perfect Continuous</text:span><text:span text:style-name="T369"> будет в </text:span><text:span text:style-name="T370">форме</text:span><text:span text:style-name="T369"> Present Perfect. </text:span></text:p>
      <text:p text:style-name="P355"/>
      <text:p text:style-name="P252"><text:span text:style-name="T541">I have known</text:span><text:span text:style-name="T551"> </text:span><text:span text:style-name="T541">(</text:span><text:span text:style-name="T544">а </text:span><text:span text:style-name="T541">не have been knowing)</text:span><text:span text:style-name="T540"> Alice for 3 years. </text:span><text:span text:style-name="T555">—</text:span><text:span text:style-name="T540"> Я </text:span><text:span text:style-name="T541">знаю</text:span><text:span text:style-name="T540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7"><text:span text:style-name="T422">Если у смыслового глагола окончание</text:span><text:span text:style-name="T62"> -ing</text:span><text:span text:style-name="T422">, то </text:span><text:span text:style-name="T62">have</text:span><text:span text:style-name="T422"> применяется только с </text:span><text:span text:style-name="T62">been</text:span><text:span text:style-name="T422">.</text:span></text:p>
      <text:p text:style-name="P359"/>
      <text:p text:style-name="P404"><text:span text:style-name="T540">Past </text:span><text:span text:style-name="T557">Simple</text:span></text:p>
      <text:p text:style-name="P141"/>
      <text:p text:style-name="P142">Используется, чтобы сообщить:</text:p>
      <text:list xml:id="list3117285128" text:style-name="L13">
        <text:list-item>
          <text:p text:style-name="P770">факт<text:span text:style-name="T573">ы</text:span> прошлого, историю, биографию;</text:p>
        </text:list-item>
        <text:list-item>
          <text:p text:style-name="P770">результат, который не важен в настоящем;</text:p>
        </text:list-item>
      </text:list>
      <text:p text:style-name="P352"/>
      <text:p text:style-name="P525"><text:span text:style-name="T344">Глагол</text:span><text:span text:style-name="T334"> </text:span><text:span text:style-name="T340">принимает</text:span><text:span text:style-name="T334"> 2ю форму. </text:span><text:span text:style-name="T344">Она</text:span><text:span text:style-name="T334"> образуется с пом</text:span><text:span text:style-name="T344">ощью</text:span><text:span text:style-name="T334"> окончания -ed для правильных глоголов, </text:span><text:span text:style-name="T340">а н</text:span><text:span text:style-name="T334">еправильные глаголы находится в таблице.</text:span></text:p>
      <text:p text:style-name="P144"/>
      <text:p text:style-name="P253"><text:span text:style-name="T540">Mozart </text:span><text:span text:style-name="T551">lived</text:span><text:span text:style-name="T540"> from 1756 to 1791 — Моцарт </text:span><text:span text:style-name="T551">жил</text:span><text:span text:style-name="T540"> с 1756 по 1791 год. </text:span></text:p>
      <text:p text:style-name="P255"><text:span text:style-name="T553">Did</text:span><text:span text:style-name="T556"> you </text:span><text:span text:style-name="T553">go</text:span><text:span text:style-name="T556"> to Los Angeles last week? - Ты </text:span><text:span text:style-name="T553">ездил</text:span><text:span text:style-name="T556"> в Лос Анжелес на прошлой неделе?</text:span></text:p>
      <text:p text:style-name="P667"><text:span text:style-name="T421">I </text:span><text:span text:style-name="T391">didn`t go</text:span><text:span text:style-name="T421"> to Los Angeles — Я </text:span><text:span text:style-name="T391">не ездил</text:span><text:span text:style-name="T421"> в Лос Анжелес.</text:span></text:p>
      <text:p text:style-name="P353"/>
      <text:p text:style-name="P111"><text:span text:style-name="T550">Слова-маячки</text:span><text:span text:style-name="T541">:</text:span></text:p>
      <text:list xml:id="list2979985133" text:style-name="L14">
        <text:list-item>
          <text:p text:style-name="P723">ago — <text:span text:style-name="T574">тому назад</text:span>;</text:p>
        </text:list-item>
        <text:list-item>
          <text:p text:style-name="P723">last — <text:span text:style-name="T574">прошлый</text:span>;</text:p>
        </text:list-item>
        <text:list-item>
          <text:p text:style-name="P771">yesterday — вчера;</text:p>
        </text:list-item>
      </text:list>
      <text:p text:style-name="P154"/>
      <text:p text:style-name="P639"><text:span text:style-name="T356">Past Simple часто путают с Present Perfect. </text:span><text:span text:style-name="T359">Здесь</text:span><text:span text:style-name="T357"> </text:span><text:span text:style-name="T358">г</text:span><text:span text:style-name="T357">лавное отличие в том, что </text:span><text:span text:style-name="T356">Present Perfect всегда сообща</text:span><text:span text:style-name="T358">ет</text:span><text:span text:style-name="T356"> доп</text:span><text:span text:style-name="T359">олнительную</text:span><text:span text:style-name="T356"> информацию, </text:span><text:span text:style-name="T358">которая </text:span><text:span text:style-name="T356">указыва</text:span><text:span text:style-name="T358">ет</text:span><text:span text:style-name="T335"> </text:span><text:span text:style-name="T356">на настоящее время </text:span><text:span text:style-name="T357">(</text:span><text:span text:style-name="T359">она может остутствовать в предложении </text:span><text:span text:style-name="T360">явно</text:span><text:span text:style-name="T359">, но всегда будет понятна из контекста</text:span><text:span text:style-name="T357">).</text:span><text:span text:style-name="T356"> </text:span><text:span text:style-name="T362">Но</text:span><text:span text:style-name="T357"> е</text:span><text:span text:style-name="T335">сли </text:span><text:span text:style-name="T357">изветно</text:span><text:span text:style-name="T335">, когда </text:span><text:span text:style-name="T358">именно </text:span><text:span text:style-name="T335">произошло событие, то Present Perfect </text:span><text:span text:style-name="T362">уже нельзя</text:span><text:span text:style-name="T361"> использ</text:span><text:span text:style-name="T362">овать</text:span><text:span text:style-name="T335">.</text:span></text:p>
      <text:p text:style-name="P155"/>
      <text:p text:style-name="P638"><text:span text:style-name="T108">Tom has lost his key last weak </text:span><text:span text:style-name="T115">(неправильно) </text:span></text:p>
      <text:p text:style-name="P638"><text:span text:style-name="T108">Tom lost his key last weak </text:span><text:span text:style-name="T115">(правильно) </text:span></text:p>
      <text:p text:style-name="P638"><text:span text:style-name="T108">Tom has lost his key </text:span><text:span text:style-name="T115">(</text:span><text:span text:style-name="T119">правильно; </text:span><text:span text:style-name="T120">о настоящем </text:span><text:span text:style-name="T121">говорит контекст</text:span><text:span text:style-name="T115">)</text:span></text:p>
      <text:p text:style-name="P354"/>
      <text:p text:style-name="P526"><text:span text:style-name="T371">Если вопрос содержит слово </text:span><text:span text:style-name="T123">when</text:span><text:span text:style-name="T371">, то он автоматич. привязывает </text:span><text:span text:style-name="T372">предложение</text:span><text:span text:style-name="T371"> к моменту </text:span></text:p>
      <text:p text:style-name="P161"><text:span text:style-name="T419">в прошлом. </text:span><text:span text:style-name="T420">Поэтому Present Perfect в вопросах с </text:span><text:span text:style-name="T63">when</text:span><text:span text:style-name="T420"> не используется.</text:span></text:p>
      <text:p text:style-name="P669"/>
      <text:p text:style-name="P669">Past Continuous</text:p>
      <text:p text:style-name="P653"/>
      <text:p text:style-name="P660"><text:span text:style-name="T336">И</text:span><text:span text:style-name="T337">спользуется, чтобы сообщить о действии, которое происходило в </text:span><text:span text:style-name="T340">точный</text:span><text:span text:style-name="T337"> момент</text:span></text:p>
      <text:p text:style-name="P660"><text:span text:style-name="T337">прошлого, </text:span><text:span text:style-name="T338">и </text:span><text:span text:style-name="T337">не было закончено.</text:span></text:p>
      <text:p text:style-name="P654"/>
      <text:p text:style-name="P661"><text:span text:style-name="T338">В предложении не обязательно должен </text:span><text:span text:style-name="T340">указываться</text:span><text:span text:style-name="T338"> точный момент. Он может только подразумеваться и быть понятен по контексту (</text:span><text:span text:style-name="T340">по</text:span><text:span text:style-name="T338"> </text:span><text:span text:style-name="T339">ситуаци</text:span><text:span text:style-name="T340">и</text:span><text:span text:style-name="T338">).</text:span></text:p>
      <text:p text:style-name="P649"><text:soft-page-break/>Cхема такая же, как и в Present Continuous, только глагол <text:span text:style-name="T2">be</text:span> записывается </text:p>
      <text:p text:style-name="P649">в прошедшей форме (<text:span text:style-name="T2">was/were</text:span>):</text:p>
      <text:p text:style-name="P648"/>
      <text:p text:style-name="P358">Last Sunday at 5 I <text:span text:style-name="T388">was having</text:span> dinner with my friends — В прошлое воскресенье в 5 </text:p>
      <text:p text:style-name="P358">я <text:span text:style-name="T388">ужинал</text:span> со своими друзьями (привязка к точному моменту в прошлом).</text:p>
      <text:p text:style-name="P358"/>
      <text:p text:style-name="P663"><text:span text:style-name="T576">My parents </text:span><text:span text:style-name="T392">were watching</text:span><text:span text:style-name="T576"> TV when I came home yesterday — Мои родители </text:span><text:span text:style-name="T392">смотрели</text:span><text:span text:style-name="T576"> телевизор, когда я пришел вчера домой (незаконченное действие </text:span><text:span text:style-name="T577">в тот момент</text:span><text:span text:style-name="T576">).</text:span></text:p>
      <text:p text:style-name="P663"/>
      <text:p text:style-name="P671"><text:span text:style-name="T548">W</text:span><text:span text:style-name="T549">e weren`t reading — Мы не читали (именно тогда). </text:span></text:p>
      <text:p text:style-name="P665">Was I running? — Я бежал?</text:p>
      <text:p text:style-name="P485"/>
      <text:p text:style-name="P485">Future Simple</text:p>
      <text:p text:style-name="P486"/>
      <text:p text:style-name="P528"><text:span text:style-name="T580">Используется чтобы сообщить о будущих </text:span><text:span text:style-name="T585">действиях</text:span><text:span text:style-name="T580">. </text:span><text:span text:style-name="T478">Эта форма говорит о том, что человек сделает что-то в будущем, но решение он принял в момент речи.</text:span></text:p>
      <text:p text:style-name="Standard"/>
      <text:p text:style-name="P529">Состоит из вспомогательного глагола <text:span text:style-name="T2">will</text:span> и смыслового глагола в начальной форме.</text:p>
      <text:p text:style-name="P489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81">о</text:span> <text:span text:style-name="T2">won`t</text:span>.</text:p>
      <text:p text:style-name="P529"/>
      <text:p text:style-name="P469">We <text:span text:style-name="T388">will</text:span> proobably <text:span text:style-name="T388">meet</text:span> soon — Мы, возможно, скоро <text:span text:style-name="T388">встретимся</text:span>.</text:p>
      <text:p text:style-name="P469">I hope everything <text:span text:style-name="T388">will be</text:span> fine — Надеюсь, все <text:span text:style-name="T388">будет </text:span>хорошо.</text:p>
      <text:p text:style-name="P489"><text:span text:style-name="T129">Will</text:span><text:span text:style-name="T2"> you </text:span><text:span text:style-name="T129">be</text:span><text:span text:style-name="T2"> at home toworrow? No, I won`t — </text:span><text:span text:style-name="T11">Ты </text:span><text:span text:style-name="T130">будешь</text:span><text:span text:style-name="T11"> завтра дома? Нет</text:span><text:span text:style-name="T2">.</text:span></text:p>
      <text:p text:style-name="P470"/>
      <text:p text:style-name="P435"><text:span text:style-name="T479">В</text:span><text:span text:style-name="T480"> предложени</text:span><text:span text:style-name="T479">ях</text:span><text:span text:style-name="T480"> </text:span><text:span text:style-name="T479">будут </text:span><text:span text:style-name="T480">часто </text:span><text:span text:style-name="T479">попадаться слова</text:span><text:span text:style-name="T480">, </text:span><text:span text:style-name="T479">выражающие</text:span><text:span text:style-name="T480"> мнение: <text:s/></text:span></text:p>
      <text:p text:style-name="P435"><text:span text:style-name="T462">I think </text:span><text:span text:style-name="T463">(я думаю)</text:span><text:span text:style-name="T462">, I`m sure </text:span><text:span text:style-name="T463">(я уверен), I hope (я надеюсь), </text:span><text:span text:style-name="T462">probably (возможно).</text:span></text:p>
      <text:p text:style-name="P472"/>
      <text:p text:style-name="P436"><text:span text:style-name="T513">Оборот </text:span><text:span text:style-name="T458">be going to</text:span></text:p>
      <text:p text:style-name="P532"/>
      <text:p text:style-name="P437"><text:span text:style-name="T479">Также позволяет </text:span><text:span text:style-name="T484">сообщить</text:span><text:span text:style-name="T479"> о будущем. </text:span><text:span text:style-name="T484">Но п</text:span><text:span text:style-name="T481">одразумевает, что человек говорит не о спонтанном </text:span><text:span text:style-name="T484">решении</text:span><text:span text:style-name="T481">, </text:span><text:span text:style-name="T482">а о заранее </text:span><text:span text:style-name="T483">продуманных</text:span><text:span text:style-name="T482"> действиях. </text:span><text:span text:style-name="T484">Означает</text:span><text:span text:style-name="T481"> «собираюсь сделать».</text:span></text:p>
      <text:p text:style-name="P491"/>
      <text:p text:style-name="P467">I`m going to meet my friends tomorrow — Я собираюсь встретиться с друзьями завтра.</text:p>
      <text:p text:style-name="P533"><text:span text:style-name="T444">I`m going to go</text:span><text:span text:style-name="T514"> out after I finish my work — Я собираюсь погулять после, как закончу работу.</text:span></text:p>
      <text:p text:style-name="P473"/>
      <text:p text:style-name="P439"><text:span text:style-name="T486">Когда очевидно что вот-вот случится какое-то действие, то </text:span><text:span text:style-name="T464">be going to</text:span><text:span text:style-name="T486"> </text:span><text:span text:style-name="T485">передает оттенок неизбежности происходящего и применяется по отношению к </text:span><text:span text:style-name="T486">другому </text:span><text:span text:style-name="T485">человеку или объетку.</text:span></text:p>
      <text:p text:style-name="P490"/>
      <text:p text:style-name="P471">Look! He`s going to fall — Смотри! Он сейчас упадет.</text:p>
      <text:p text:style-name="P473">The sky is dark. It`s going to rain — Небо темное. Сейчас пойдет дождь.</text:p>
      <text:p text:style-name="P473"/>
      <text:p text:style-name="P533"><text:span text:style-name="T502">В разговорной </text:span><text:span text:style-name="T506">стиле</text:span><text:span text:style-name="T505"> </text:span><text:span text:style-name="T507">этот </text:span><text:span text:style-name="T505">оборот </text:span><text:span text:style-name="T502">очень часто </text:span><text:span text:style-name="T506">записывается</text:span><text:span text:style-name="T502"> как </text:span><text:span text:style-name="T444">gonna</text:span><text:span text:style-name="T502"> </text:span><text:span text:style-name="T444">[гона].</text:span></text:p>
      <text:p text:style-name="P474"/>
      <text:p text:style-name="P657"><text:span text:style-name="T124">P</text:span><text:span text:style-name="T122">resent</text:span><text:span text:style-name="T540"> в значении будущего</text:span></text:p>
      <text:p text:style-name="P655"/>
      <text:p text:style-name="P662"><text:span text:style-name="T347">О</text:span><text:span text:style-name="T345"> будущем можно </text:span><text:span text:style-name="T347">также </text:span><text:span text:style-name="T345">говорить с помощью </text:span><text:span text:style-name="T346">формы </text:span><text:span text:style-name="T345">Present. </text:span><text:span text:style-name="T503">Present Simple </text:span><text:span text:style-name="T504">часто </text:span><text:span text:style-name="T503">использ</text:span><text:span text:style-name="T504">уется</text:span><text:span text:style-name="T503">, когда речь идет о рассписании, которое не зависит от говорящего. </text:span></text:p>
      <text:p text:style-name="P662"><text:span text:style-name="T503">Present Continuous </text:span><text:span text:style-name="T510">используется</text:span><text:span text:style-name="T503"> </text:span><text:span text:style-name="T509">когда говорят о личных планах.</text:span></text:p>
      <text:p text:style-name="P457"/>
      <text:p text:style-name="P466">I am flying to London tomorrow — <text:span text:style-name="T579">Завтра я лечу в Лондон (личный план)</text:span></text:p>
      <text:p text:style-name="P468">My airplane flies at 6 o`clock tomorrow — Мой самолет летит завтра в 6 (рассписание)</text:p>
      <text:p text:style-name="P465"/>
      <text:p text:style-name="P517"><text:soft-page-break/>Модальные глаголы</text:p>
      <text:p text:style-name="Standard"/>
      <text:p text:style-name="P543"><text:span text:style-name="T586">Это особенные глаголы, которые </text:span><text:span text:style-name="T630">могут</text:span><text:span text:style-name="T586"> </text:span><text:span text:style-name="T630">использоваться</text:span><text:span text:style-name="T586"> и как смысловые, и как вспомогательные, притендуя со </text:span><text:span text:style-name="T630">вспомогательными</text:span><text:span text:style-name="T586"> на одну позицию в предложении.</text:span></text:p>
      <text:p text:style-name="P581"><text:span text:style-name="T587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7">.</text:span></text:p>
      <text:p text:style-name="P581"/>
      <text:p text:style-name="P550"><text:span text:style-name="T586">Модальные глаголы не меняют свою форму (не </text:span><text:span text:style-name="T592">имеют</text:span><text:span text:style-name="T586"> окончаний </text:span><text:span text:style-name="T15">-s, -ed</text:span><text:span text:style-name="T586">). В связи с </text:span><text:span text:style-name="T592">этим</text:span><text:span text:style-name="T586">, </text:span></text:p>
      <text:p text:style-name="P550"><text:span text:style-name="T586">они не могут </text:span><text:span text:style-name="T592">применяться</text:span><text:span text:style-name="T586"> во всех временах и поэтому, дополняют</text:span><text:span text:style-name="T592">ся</text:span><text:span text:style-name="T586"> модальны</text:span><text:span text:style-name="T592">ми</text:span><text:span text:style-name="T586"> конструкци</text:span><text:span text:style-name="T592">ями</text:span><text:span text:style-name="T586">: </text:span><text:span text:style-name="T16">be able to, have to </text:span><text:span text:style-name="T203">и</text:span><text:span text:style-name="T16"> used to</text:span><text:span text:style-name="T587">.</text:span></text:p>
      <text:p text:style-name="P543"/>
      <text:p text:style-name="P544">После модальных глаголов и конструкций почти всегда идет <text:span text:style-name="T630">голый </text:span>инфинитив.</text:p>
      <text:p text:style-name="P539"/>
      <text:p text:style-name="P544"><text:span text:style-name="T388">Глаголы </text:span><text:span text:style-name="T129">will</text:span><text:span text:style-name="T388"> и </text:span><text:span text:style-name="T129">shall</text:span></text:p>
      <text:p text:style-name="P544"/>
      <text:p text:style-name="P544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4">а с <text:span text:style-name="T2">won`t</text:span> — настоящим. <text:span text:style-name="T2">Won`t</text:span> означает «отказывается».</text:p>
      <text:p text:style-name="P544"/>
      <text:p text:style-name="P256">What`s wrong? My Car won`t start — Что случилось? Моя машина не заводится.</text:p>
      <text:p text:style-name="P257">(не смотря на мои ожидание, действие не происходит).</text:p>
      <text:p text:style-name="P257"/>
      <text:p text:style-name="P545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3"/>
      <text:p text:style-name="P257">Shall I close the door? - Я закрою дверь? (вы не против, если я закрою дверь?)</text:p>
      <text:p text:style-name="P256"/>
      <text:p text:style-name="P163">Глаголы <text:span text:style-name="T2">can</text:span> и <text:span text:style-name="T2">could</text:span></text:p>
      <text:p text:style-name="P256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58">She can play the guitar — Она умеет играть на гитаре.</text:p>
      <text:p text:style-name="P258">You can`t smoke here — Ты не можешь сдесь курить.</text:p>
      <text:p text:style-name="P258">Can I help you? - Я могу вам помочь?</text:p>
      <text:p text:style-name="P256"/>
      <text:p text:style-name="P543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58">I could read at the age of 4 — Я мог читать в 4 года.</text:p>
      <text:p text:style-name="P173"/>
      <text:p text:style-name="P24"><text:span text:style-name="T388">Глаголы </text:span><text:span text:style-name="T129">might</text:span><text:span text:style-name="T388"> и </text:span><text:span text:style-name="T129">may</text:span></text:p>
      <text:p text:style-name="P24"/>
      <text:p text:style-name="P546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6">Он указывает на вероятность того, что что-то произойдет сейчас или в будущем. </text:p>
      <text:p text:style-name="P546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46"/>
      <text:p text:style-name="P259">Might Tom call in the evening? - <text:span text:style-name="T588">Может ли </text:span>Том позвонить вечером?</text:p>
      <text:p text:style-name="P543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9"/>
      <text:p text:style-name="P640"><text:span text:style-name="T18">M</text:span><text:span text:style-name="T2">ay</text:span><text:span text:style-name="T194"> </text:span><text:span text:style-name="T266">почти не используется</text:span><text:span text:style-name="T194">. </text:span><text:span text:style-name="T266">Е</text:span><text:span text:style-name="T194">го применяют, </text:span><text:span text:style-name="T533">когда нужно</text:span><text:span text:style-name="T535"> </text:span><text:span text:style-name="T534">вежливо обратиться к незнакомому человеку или </text:span><text:span text:style-name="T533">предложить </text:span><text:span text:style-name="T534">ему </text:span><text:span text:style-name="T533">помощь </text:span><text:span text:style-name="T534">(как </text:span><text:span text:style-name="T537">could</text:span><text:span text:style-name="T534">)</text:span><text:span text:style-name="T533">. </text:span><text:span text:style-name="T535">П</text:span><text:span text:style-name="T533">ереводится как «име</text:span><text:span text:style-name="T536">ю</text:span><text:span text:style-name="T533"> возможность».</text:span></text:p>
      <text:p text:style-name="P521"/>
      <text:p text:style-name="P522">May I help you, sir? — <text:span text:style-name="T588">И</text:span>мею ли я возможность вам помочь?</text:p>
      <text:p text:style-name="P37"><text:soft-page-break/><text:span text:style-name="T388">Глагол </text:span><text:span text:style-name="T129">must</text:span></text:p>
      <text:p text:style-name="P37"/>
      <text:p text:style-name="P38">Переводится как «должен», «обязан» или «должно быть», «наверное». </text:p>
      <text:p text:style-name="P548"><text:span text:style-name="T207">Он указывает на обязанност</text:span><text:span text:style-name="T209">ь</text:span><text:span text:style-name="T207">, долг, приказ.</text:span></text:p>
      <text:p text:style-name="P37"/>
      <text:p text:style-name="P259">I must go — Я должен идти.</text:p>
      <text:p text:style-name="P259">Must we hurry? — Нам нужно торопиться?</text:p>
      <text:p text:style-name="P37"/>
      <text:p text:style-name="P543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60">You musn`t park here — Здесь нельзя парковаться. (здесь «you» это формальное подлежащее)</text:p>
      <text:p text:style-name="P37"/>
      <text:p text:style-name="P547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7">ь</text:span><text:span text:style-name="T194">, </text:span></text:p>
      <text:p text:style-name="P26">а уверенное предположение.</text:p>
      <text:p text:style-name="P26"/>
      <text:p text:style-name="P261">She must be very tired — Она, наверное, очень уставшая <text:span text:style-name="T677">(я почти уверен в этом)</text:span>.</text:p>
      <text:p text:style-name="P261"/>
      <text:p text:style-name="P164">Глагол should</text:p>
      <text:p text:style-name="P26"/>
      <text:p text:style-name="P26"><text:span text:style-name="T2">Should [шуд]</text:span> <text:span text:style-name="T590">переводится как «нужно», «следует сделать». Подходит чтобы дать совет.</text:span></text:p>
      <text:p text:style-name="P549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ы, </text:span><text:span text:style-name="T208">в</text:span><text:span text:style-name="T207">ыра</text:span><text:span text:style-name="T208">жающие</text:span><text:span text:style-name="T207"> мне</text:span><text:span text:style-name="T208">н</text:span><text:span text:style-name="T207">ие, </text:span></text:p>
      <text:p text:style-name="P549"><text:span text:style-name="T207">например: </text:span><text:span text:style-name="T20">I think, I don`t think</text:span><text:span text:style-name="T207">.</text:span></text:p>
      <text:p text:style-name="P31"/>
      <text:p text:style-name="P263">You should be more attentive — Вам следует быть более внимательным.</text:p>
      <text:p text:style-name="P261">I think you should leave — Думаю, вам пора уйти.</text:p>
      <text:p text:style-name="P261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2">Why should I go there? — Скакой стати мне туда идти?</text:p>
      <text:p text:style-name="P261"/>
      <text:p text:style-name="P164">Глагол would</text:p>
      <text:p text:style-name="P26"/>
      <text:p text:style-name="P586"><text:span text:style-name="T20">Would </text:span><text:span text:style-name="T21">[вуд]</text:span><text:span text:style-name="T237"> соответствует частице «бы» когда люди представляют ситуацию </text:span><text:span text:style-name="T271">либо</text:span><text:span text:style-name="T237"> сообщает </text:span></text:p>
      <text:p text:style-name="P586"><text:span text:style-name="T237">о привычках прошлого. </text:span><text:span text:style-name="T238">Он ч</text:span><text:span text:style-name="T237">асто сокращается до `d. </text:span><text:span text:style-name="T239">Я</text:span><text:span text:style-name="T237">вляется прошедшей формой от </text:span><text:span text:style-name="T21">will</text:span><text:span text:style-name="T237">.</text:span></text:p>
      <text:p text:style-name="P27"/>
      <text:p text:style-name="P262">I would like to live in New Your — Я бы хотел жить в Нью Йорке (представил).</text:p>
      <text:p text:style-name="P262">I wouldn`t watch this film with my child — Я бы не смотрела этот фильм с моим ребенком.</text:p>
      <text:p text:style-name="P641"><text:span text:style-name="T56">When I was young I </text:span><text:span text:style-name="T137">would</text:span><text:span text:style-name="T56"> </text:span><text:span text:style-name="T137">play</text:span><text:span text:style-name="T56"> </text:span><text:span text:style-name="T57">games</text:span><text:span text:style-name="T56"> — Когда я был молод, я </text:span><text:span text:style-name="T137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91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2">Would you like a cup of tea? Yes, I would — Вы бы хотили чашечку чая? Да, хотел бы.</text:p>
      <text:p text:style-name="P262">What would you like? I`d like some cofee — Чтобы вы хотели? Я бы хотел кофе.</text:p>
      <text:p text:style-name="P32"/>
      <text:p text:style-name="P165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93">В основном используется в будущем, </text:span></text:p>
      <text:p text:style-name="P39">в значении «смогу», «<text:span text:style-name="T676">сумею</text:span>»; или в прошлом, в значении «смог», а не «мог».</text:p>
      <text:p text:style-name="P29"/>
      <text:p text:style-name="P264"><text:span text:style-name="T589">If I learn </text:span><text:span text:style-name="T593">Eng</text:span><text:span text:style-name="T589">, I will be able to understand it — Если я буду учить </text:span><text:span text:style-name="T593">англ</text:span><text:span text:style-name="T589">, я смогу понимать его.</text:span></text:p>
      <text:p text:style-name="P264"><text:span text:style-name="T593">He</text:span><text:span text:style-name="T589"> talked quickly, but I was able to understand h</text:span><text:span text:style-name="T593">im </text:span><text:span text:style-name="T589">— <text:s/></text:span><text:span text:style-name="T593">Он</text:span><text:span text:style-name="T589"> говорил быстр</text:span><text:span text:style-name="T593">о</text:span><text:span text:style-name="T589">, но я смог </text:span><text:span text:style-name="T593">его </text:span><text:span text:style-name="T589">понять</text:span></text:p>
      <text:p text:style-name="P27"><text:soft-page-break/><text:span text:style-name="T388">Конструкция </text:span><text:span text:style-name="T129">have to</text:span></text:p>
      <text:p text:style-name="P27"/>
      <text:p text:style-name="P551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8">Также заменяет </text:span><text:span text:style-name="T55">must</text:span><text:span text:style-name="T268"> в прошедшем и будущем.</text:span></text:p>
      <text:p text:style-name="P27"/>
      <text:p text:style-name="P262">I must do it — Я должен это сделать (это мой долг).</text:p>
      <text:p text:style-name="P262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94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2">You mustn`t tell anyone — Ты не должен рассказывать никому.</text:p>
      <text:p text:style-name="P262">You don`t have to tell me everything — Можешь не рассказывать мне всего.</text:p>
      <text:p text:style-name="P262"/>
      <text:p text:style-name="P166">Конструкция <text:span text:style-name="T2">used to</text:span></text:p>
      <text:p text:style-name="P265"/>
      <text:p text:style-name="P642"><text:span text:style-name="T270">Заменяет</text:span><text:span text:style-name="T210"> глагол </text:span><text:span text:style-name="T22">would</text:span><text:span text:style-name="T210">,</text:span><text:span text:style-name="T269"> </text:span><text:span text:style-name="T210">когда говорят о </text:span><text:span text:style-name="T269">состоянии в</text:span><text:span text:style-name="T210"> прошло</text:span><text:span text:style-name="T269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40"/>
      <text:p text:style-name="P273">I used to live in Bristol — Раньше я жил в Бристоле (а сейчас нет).</text:p>
      <text:p text:style-name="P273">I didn`t use to drink tea — Раньше я не пил чай (а теперь пью).</text:p>
      <text:p text:style-name="P273">Did you use to play tennis? — Ты раньше играл в теннис?</text:p>
      <text:p text:style-name="P40"/>
      <text:p text:style-name="P40"/>
      <text:p text:style-name="P5"><text:span text:style-name="T210">П</text:span><text:span text:style-name="T194">овелительное наклонение </text:span><text:span text:style-name="T2">(Imperative)</text:span></text:p>
      <text:p text:style-name="P41"/>
      <text:p text:style-name="P554"><text:span text:style-name="T213">Это способ озвучить просьбу, приказ, призыв к действию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3">начальной формы глагола</text:span><text:span text:style-name="T212">.</text:span></text:p>
      <text:p text:style-name="P266"/>
      <text:p text:style-name="P267">Don`t come here — Не подходи сюда <text:span text:style-name="T595">(просьба).</text:span></text:p>
      <text:p text:style-name="P274">Put your gun down! — Опусти оружие! (приказ).</text:p>
      <text:p text:style-name="P275">Come here — Подойдите сюда (призыв к действию).</text:p>
      <text:p text:style-name="P42"/>
      <text:p text:style-name="P552"><text:span text:style-name="T212">Ч</text:span><text:span text:style-name="T194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4"/>
      <text:p text:style-name="P274">Have a cake, please — Угощайтесь тортом, пожалуйста.</text:p>
      <text:p text:style-name="P274">Have a nice time — Приятно провести время.</text:p>
      <text:p text:style-name="P274">Have fun — Повеселитесь.</text:p>
      <text:p text:style-name="P42"/>
      <text:p text:style-name="P553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42"/>
      <text:p text:style-name="P274">Let`s not watch this movie — Давай не будем смотреть этот фильм.</text:p>
      <text:p text:style-name="P274">Let`s do it — Давай сделаем это.</text:p>
      <text:p text:style-name="P42"/>
      <text:p text:style-name="P42"/>
      <text:p text:style-name="P6"><text:span text:style-name="T212">П</text:span><text:span text:style-name="T194">ассивный залог </text:span><text:span text:style-name="T2">(Passive Voice)</text:span></text:p>
      <text:p text:style-name="P78"/>
      <text:p text:style-name="P587"><text:span text:style-name="T241">В английском язые есть 2 вида залогов</text:span><text:span text:style-name="T240">: активный и пассивный. В активном залоге дейсвие совершает автор, а в пассивном —</text:span><text:span text:style-name="T241"> </text:span><text:span text:style-name="T240">дейс</text:span><text:span text:style-name="T241">т</text:span><text:span text:style-name="T240">вие совершается над автором.</text:span></text:p>
      <text:p text:style-name="P79"/>
      <text:p text:style-name="P555"><text:soft-page-break/><text:span text:style-name="T194">Сказуемое в пассивном залоге состоит из </text:span><text:span text:style-name="T215">вспомогательного глагола </text:span><text:span text:style-name="T25">be</text:span><text:span text:style-name="T215"> и смыслового глагола в 3й форме (для группы Simple).</text:span></text:p>
      <text:p text:style-name="P43"/>
      <text:p text:style-name="P268"><text:span text:style-name="T597">The work </text:span><text:span text:style-name="T406">was finished</text:span><text:span text:style-name="T597"> yesterday — Работа </text:span><text:span text:style-name="T406">закончена</text:span><text:span text:style-name="T597"> вчера (пассивный залог).</text:span></text:p>
      <text:p text:style-name="P268"><text:span text:style-name="T597">I </text:span><text:span text:style-name="T406">finished</text:span><text:span text:style-name="T597"> my work yesterday — Я </text:span><text:span text:style-name="T406">закончил</text:span><text:span text:style-name="T597"> работу вчера (активный залог).</text:span></text:p>
      <text:p text:style-name="P43"/>
      <text:p text:style-name="P556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55"><text:span text:style-name="T25">Ann Karenina was written </text:span><text:span text:style-name="T64">by Leo Tolstoy</text:span><text:span text:style-name="T25"> — Анна Каренина была написана Львом Толстым.</text:span></text:p>
      <text:p text:style-name="P268"/>
      <text:p text:style-name="P33"><text:span text:style-name="T596">Подлежащие </text:span><text:span text:style-name="T24">I</text:span><text:span text:style-name="T596">, в пассивн</text:span><text:span text:style-name="T597">ом</text:span><text:span text:style-name="T596"> залог</text:span><text:span text:style-name="T597">е</text:span><text:span text:style-name="T596"> </text:span><text:span text:style-name="T597">часто </text:span><text:span text:style-name="T596">переводится не как «я», а как «мне/мной/меня».</text:span></text:p>
      <text:p text:style-name="P33"/>
      <text:p text:style-name="P269">I am ignored all the time — Меня игнорируют все время.</text:p>
      <text:p text:style-name="P269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0">I have been taught an important lesson — Мне преподали важный урок.</text:p>
      <text:p text:style-name="P270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3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6">I have been spoken English — Со мной говорили по английски.</text:p>
      <text:p text:style-name="P274">I have been speaking English for 2 years. — Я говорю по английски уже 2 года.</text:p>
      <text:p text:style-name="P266"/>
      <text:p text:style-name="P34">Также можно легко перепутать ситуации, когда be используется с прилагательным и когда</text:p>
      <text:p text:style-name="P553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66"/>
      <text:p text:style-name="P266">I am ignored all the time — Меня игнорируют все время (ignored — глагол в 3й форме).</text:p>
      <text:p text:style-name="P297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98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602">Помимо этого </text:span><text:span text:style-name="T648">по особенному</text:span><text:span text:style-name="T602"> формируются вопросы с предлогами.</text:span></text:p>
      <text:p text:style-name="Standard"/>
      <text:p text:style-name="P534">Общий вопрос</text:p>
      <text:p text:style-name="Standard"/>
      <text:p text:style-name="Standard"><text:span text:style-name="T598">В</text:span>опрос, предполага<text:span text:style-name="T601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5">Do you play the piano? — Yes, I do.</text:p>
      <text:p text:style-name="P245">Does Rita play football? — No, she doesn`t.</text:p>
      <text:p text:style-name="P245"/>
      <text:p text:style-name="P162"><text:soft-page-break/>Разделительный вопрос</text:p>
      <text:p text:style-name="P162"/>
      <text:p text:style-name="P560"><text:span text:style-name="T273">З</text:span><text:span text:style-name="T274">адается</text:span><text:span text:style-name="T272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6"/>
      <text:p text:style-name="P196">Состоит из 2х частей, разделенных запятой: утверждения и противоположного корешка.</text:p>
      <text:p text:style-name="P196">Корешок можно переводить словами: «правда?» «да?», «не так ли?», «верно?»</text:p>
      <text:p text:style-name="P196"/>
      <text:p text:style-name="P196">В корешке, <text:span text:style-name="T599">п</text:span>осле <text:span text:style-name="T599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6"/>
      <text:p text:style-name="P196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6"/>
      <text:p text:style-name="P196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4">Специальный вопрос</text:p>
      <text:p text:style-name="Standard"/>
      <text:p text:style-name="P561"><text:span text:style-name="T601">З</text:span><text:span text:style-name="T600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.</text:p>
      <text:p text:style-name="P557"/>
      <text:p text:style-name="P558">Вопросительные слова:</text:p>
      <text:list xml:id="list198901501" text:style-name="L15">
        <text:list-item>
          <text:p text:style-name="P724">who [ху] — кто;</text:p>
        </text:list-item>
        <text:list-item>
          <text:p text:style-name="P724">whom [хум] — кого;</text:p>
        </text:list-item>
        <text:list-item>
          <text:p text:style-name="P724">whose [хуз] — чей;</text:p>
        </text:list-item>
        <text:list-item>
          <text:p text:style-name="P724">what — что, какой;</text:p>
        </text:list-item>
        <text:list-item>
          <text:p text:style-name="P724">which — который;</text:p>
        </text:list-item>
        <text:list-item>
          <text:p text:style-name="P724">where [вэа] — где, куда;</text:p>
        </text:list-item>
        <text:list-item>
          <text:p text:style-name="P724">when — когда;</text:p>
        </text:list-item>
        <text:list-item>
          <text:p text:style-name="P724">why [вай] — зачем, почему;</text:p>
        </text:list-item>
        <text:list-item>
          <text:p text:style-name="P724">how [хау] — как;</text:p>
        </text:list-item>
        <text:list-item>
          <text:p text:style-name="P724">how often [хау офэн] — как часто;</text:p>
        </text:list-item>
        <text:list-item>
          <text:p text:style-name="P724">how many — сколько (исчисляемые существительные);</text:p>
        </text:list-item>
        <text:list-item>
          <text:p text:style-name="P724">how much — сколько (неисчесляемые существительные);</text:p>
        </text:list-item>
        <text:list-item>
          <text:p text:style-name="P724">how long [хау лон] — как долго;</text:p>
        </text:list-item>
        <text:list-item>
          <text:p text:style-name="P724">how long ago — как давно;</text:p>
        </text:list-item>
        <text:list-item>
          <text:p text:style-name="P724">how old — сколько лет.</text:p>
        </text:list-item>
      </text:list>
      <text:p text:style-name="Standard"/>
      <text:p text:style-name="P5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00">соотв</text:span>. <text:span text:style-name="T2">Which</text:span> подразумевает выбор из нескольких вариантов.</text:p>
      <text:p text:style-name="Standard"/>
      <text:p text:style-name="P245">What do you like? — Что ты любишь?</text:p>
      <text:p text:style-name="P245">What car have you got? — Какая у тебя машина?</text:p>
      <text:p text:style-name="P245">Which car is yours? — Какая из машин твоя?</text:p>
      <text:p text:style-name="P245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1">How old are you? — Сколько тебе лет?</text:p>
      <text:p text:style-name="P271">How are you? — Как ты?</text:p>
      <text:p text:style-name="P271"/>
      <text:p text:style-name="P167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0"><text:span text:style-name="T217">как</text:span><text:span text:style-name="T194"> и в утверждении. Вспомогательный глагол часто отсутсвует в таком вопросе.</text:span></text:p>
      <text:p text:style-name="P35"/>
      <text:p text:style-name="P271">Who is in the Room? — Кто в комнате?</text:p>
      <text:p text:style-name="P271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7">Who are my best friends? → Mike and Paul are my best friends.</text:p>
      <text:p text:style-name="P272"/>
      <text:p text:style-name="P168">Вопрос с альтернативой</text:p>
      <text:p text:style-name="P168"/>
      <text:p text:style-name="P197"><text:span text:style-name="T601">В</text:span>опрос, <text:span text:style-name="T601">предполагающий </text:span>выбор между двумя альтернативами. Вопросительное слово не</text:p>
      <text:p text:style-name="P197">используется. Порядок слов такой же, как в общем вопросе, но в какой-то части вопроса</text:p>
      <text:p text:style-name="P197">обязательно нужно преложить альтернативу с помощью союза or.</text:p>
      <text:p text:style-name="P197"/>
      <text:p text:style-name="P364">Does <text:span text:style-name="T388">your mother </text:span>or<text:span text:style-name="T388"> your father</text:span> help you? (<text:span text:style-name="T601">альтернатива в </text:span>подлежаще<text:span text:style-name="T601">м</text:span>)</text:p>
      <text:p text:style-name="P364">Has he just <text:span text:style-name="T388">arrived </text:span>or<text:span text:style-name="T388"> left</text:span>? (в смыслово<text:span text:style-name="T601">м</text:span> глагол<text:span text:style-name="T601">е</text:span>)</text:p>
      <text:p text:style-name="P561"><text:span text:style-name="T61">Will you go to Kiev </text:span><text:span text:style-name="T129">by train </text:span><text:span text:style-name="T61">or</text:span><text:span text:style-name="T129"> by plane</text:span><text:span text:style-name="T61">? (</text:span><text:span text:style-name="T65">в </text:span><text:span text:style-name="T61">дополнени</text:span><text:span text:style-name="T65">и</text:span><text:span text:style-name="T61">)</text:span></text:p>
      <text:p text:style-name="P364"/>
      <text:p text:style-name="P169">Вопросы с предлогами</text:p>
      <text:p text:style-name="P169"/>
      <text:p text:style-name="P198">В английском вопросе предлог всегда стоит в конце, <text:span text:style-name="T683">после глагола, который </text:span><text:span text:style-name="T684">он</text:span><text:span text:style-name="T683"> дополняет.</text:span></text:p>
      <text:p text:style-name="P199"/>
      <text:p text:style-name="P365"><text:span text:style-name="T381">Who</text:span> do you <text:span text:style-name="T444">meet</text:span> <text:span text:style-name="T388">with</text:span>? — <text:span text:style-name="T388">С</text:span> <text:span text:style-name="T381">кем</text:span> ты встречаешься?</text:p>
      <text:p text:style-name="P365"><text:span text:style-name="T381">What</text:span> are you <text:span text:style-name="T444">looking</text:span> <text:span text:style-name="T388">at</text:span>? — <text:span text:style-name="T388">На</text:span> <text:span text:style-name="T381">что</text:span> ты смотришь?</text:p>
      <text:p text:style-name="P366"/>
      <text:p text:style-name="P365"/>
      <text:p text:style-name="P518">Отрицательные предложения</text:p>
      <text:p text:style-name="P455"/>
      <text:p text:style-name="P519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19"/>
      <text:p text:style-name="P520"><text:span text:style-name="T218">Частица</text:span><text:span text:style-name="T27"> not</text:span><text:span text:style-name="T613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0"/>
      <text:p text:style-name="P520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9"/>
      <text:p text:style-name="P519">Но если отрицатульную мысль сообщить в дополнении, то <text:span text:style-name="T2">not</text:span> будет стоять самостоятельно.</text:p>
      <text:p text:style-name="P458">It`s quite impolite not to call me back — Очень не вежливо не перезванивать мне.</text:p>
      <text:p text:style-name="P562"/>
      <text:p text:style-name="P8">Самые важные глаголы</text:p>
      <text:p text:style-name="Standard"/>
      <text:p text:style-name="P563"><text:span text:style-name="T613">Это глаголы: </text:span><text:span text:style-name="T27">be</text:span><text:span text:style-name="T613">, </text:span><text:span text:style-name="T27">do</text:span><text:span text:style-name="T613">, </text:span><text:span text:style-name="T27">have</text:span><text:span text:style-name="T613"> и </text:span><text:span text:style-name="T27">get</text:span><text:span text:style-name="T613">. Они могут быть как смысловыми, так и вспомогательными. (кроме </text:span><text:span text:style-name="T27">get</text:span><text:span text:style-name="T613">). А также входить в устойчивые обороты, меняя свое основное значение.</text:span></text:p>
      <text:p text:style-name="P563"/>
      <text:p text:style-name="P535">Глагол <text:span text:style-name="T2">be</text:span></text:p>
      <text:p text:style-name="Standard"/>
      <text:p text:style-name="P424"><text:span text:style-name="T221">Переводится как</text:span><text:span text:style-name="T614"> «быть» </text:span><text:span text:style-name="T637">и</text:span><text:span text:style-name="T615"> </text:span><text:span text:style-name="T614">меняется в зависимости от подлежащего.</text:span></text:p>
      <text:p text:style-name="P423"><text:soft-page-break/><text:span text:style-name="T615">В </text:span><text:span text:style-name="T28">Present</text:span><text:span text:style-name="T615"> </text:span><text:span text:style-name="T617">этот глагол</text:span><text:span text:style-name="T616"> </text:span><text:span text:style-name="T615">принимает следующие формы:</text:span></text:p>
      <text:list xml:id="list1007586963" text:style-name="L16">
        <text:list-item>
          <text:p text:style-name="P725">am — если подлежащее в первом лице (I);</text:p>
        </text:list-item>
        <text:list-item>
          <text:p text:style-name="P725">is — если подлежащее в третьем лице, единственном числе (he/she/it);</text:p>
        </text:list-item>
        <text:list-item>
          <text:p text:style-name="P725">are — если подлежащее во множественном числе (you/we/they).</text:p>
        </text:list-item>
      </text:list>
      <text:p text:style-name="P278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5">После <text:span text:style-name="T2">be</text:span> обычно указывается характеристика (какой) или место (где).</text:p>
      <text:p text:style-name="P46"/>
      <text:p text:style-name="P278">This dress is blue — Это платье синие.</text:p>
      <text:p text:style-name="P278">I am in my office now — Я у себя в офисе сейчас.</text:p>
      <text:p text:style-name="P46"/>
      <text:p text:style-name="P47">Связка <text:span text:style-name="T2">be </text:span>+ прилагательное, <text:span text:style-name="T656">очень </text:span>часто переводится глаголом:</text:p>
      <text:p text:style-name="P367">I am interested in art — Я интересуюсь искусством.</text:p>
      <text:p text:style-name="P47"/>
      <text:p text:style-name="P565"><text:span text:style-name="T219">В вопрос</text:span><text:span text:style-name="T220">ах</text:span><text:span text:style-name="T219"> глагол </text:span><text:span text:style-name="T28">be</text:span><text:span text:style-name="T219"> меняется местами с подлежащим, а в отрица</text:span><text:span text:style-name="T220">ниях</text:span><text:span text:style-name="T219">, используется </text:span></text:p>
      <text:p text:style-name="P565"><text:span text:style-name="T219">с частицей </text:span><text:span text:style-name="T28">not</text:span><text:span text:style-name="T219">: В корешке ответа, вместо </text:span><text:span text:style-name="T28">do/does,</text:span><text:span text:style-name="T219"> используется </text:span><text:span text:style-name="T28">am/is/are</text:span><text:span text:style-name="T219">:</text:span></text:p>
      <text:p text:style-name="P47"/>
      <text:p text:style-name="P279">Is John married? No, he isn`t. — Джон женат? Нет.</text:p>
      <text:p text:style-name="P279"/>
      <text:p text:style-name="P48">Очень часто <text:span text:style-name="T2">am/is/are</text:span> сокращают:</text:p>
      <text:list xml:id="list3166994085" text:style-name="L17">
        <text:list-item>
          <text:p text:style-name="P726">I am → I`m;</text:p>
        </text:list-item>
        <text:list-item>
          <text:p text:style-name="P726">he is → he`s;</text:p>
        </text:list-item>
        <text:list-item>
          <text:p text:style-name="P726">you are → you`re;</text:p>
        </text:list-item>
        <text:list-item>
          <text:p text:style-name="P726">John is → John`s;</text:p>
        </text:list-item>
      </text:list>
      <text:p text:style-name="P279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9"/>
      <text:p text:style-name="P423"><text:span text:style-name="T219">В </text:span><text:span text:style-name="T28">Past</text:span><text:span text:style-name="T219"> </text:span><text:span text:style-name="T220">он </text:span><text:span text:style-name="T219">принимает слудеющие формы:</text:span></text:p>
      <text:list xml:id="list4071900911" text:style-name="L18">
        <text:list-item>
          <text:p text:style-name="P727">was — если подлежащее в единственном числе (I/he/she/it);</text:p>
        </text:list-item>
        <text:list-item>
          <text:p text:style-name="P727">were — если подлежащее во множественном числе (you/we/they).</text:p>
        </text:list-item>
      </text:list>
      <text:p text:style-name="P279"/>
      <text:p text:style-name="P47">В <text:span text:style-name="T2">Future</text:span> принимает только одну форму — <text:span text:style-name="T2">will be:</text:span></text:p>
      <text:p text:style-name="P279"/>
      <text:p text:style-name="P280">Was the weather good? No, it wasn`t — Погода была хорошая? Нет.</text:p>
      <text:p text:style-name="P279">I will be happy to eat — Я буду рад поесть.</text:p>
      <text:p text:style-name="P279"/>
      <text:p text:style-name="P170">Глагол <text:span text:style-name="T2">do</text:span></text:p>
      <text:p text:style-name="P200"/>
      <text:p text:style-name="P200">Переводится как «делать». В одном предложении может встречаться несколько раз,</text:p>
      <text:p text:style-name="P200">в качестве вспомогательного глагола и смыслового. Вспомогательным глаголом он может</text:p>
      <text:p text:style-name="P200">быть только в отрицаниях и вопросах, времен группы <text:span text:style-name="T2">Simple</text:span>.</text:p>
      <text:p text:style-name="P367"/>
      <text:p text:style-name="P367">What do you <text:span text:style-name="T388">do</text:span>? — Что ты <text:span text:style-name="T388">делаешь</text:span>?</text:p>
      <text:p text:style-name="P367">Do you like pets? No, I don`t — Ты любишь домашних животних? Нет.</text:p>
      <text:p text:style-name="P200"/>
      <text:p text:style-name="P200">В прошедшем времени преорбазуется в <text:span text:style-name="T2">did</text:span> — «делал».</text:p>
      <text:p text:style-name="P279"/>
      <text:p text:style-name="P170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1">Mike has many friends — У Майка много друзей.</text:p>
      <text:p text:style-name="P281">He doesn`t have many friends — У него не много друзей.</text:p>
      <text:p text:style-name="P281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1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1">He hasn`t lost his keys — Он не потерял свои ключи (has в отрицании).</text:p>
      <text:p text:style-name="P281"/>
      <text:p text:style-name="P50">В прошедшем времени преобразуется в <text:span text:style-name="T2">had</text:span> — «имел».</text:p>
      <text:p text:style-name="P289">I had a lot of friends — У меня было много друзей (Я имел много друзей).</text:p>
      <text:p text:style-name="P281"/>
      <text:p text:style-name="P49"><text:span text:style-name="T652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2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79">Have you got a Mercedes? / Do you have a Mercedes? — У тебя есть мерседес?</text:p>
      <text:p text:style-name="P279">I haven`t got a Mercedes / I don`t have a Mercedes — У меня нет мерседеса.</text:p>
      <text:p text:style-name="P279"/>
      <text:p text:style-name="P611"><text:span text:style-name="T219">Глагол </text:span><text:span text:style-name="T28">have</text:span><text:span text:style-name="T219"> может входить в состав устойчивых словосочетаний. В этом он переводится по другому. Также здесь отменяется правило, </text:span><text:span text:style-name="T249">когда</text:span><text:span text:style-name="T219"> </text:span><text:span text:style-name="T28">have</text:span><text:span text:style-name="T219"> нельзя употребять в </text:span><text:span text:style-name="T28">Continuous</text:span><text:span text:style-name="T219">:</text:span></text:p>
      <text:p text:style-name="P51"/>
      <text:p text:style-name="P56"><text:span text:style-name="T618">В</text:span><text:span text:style-name="T615">ыражения, связанные с приемом пищи:</text:span></text:p>
      <text:list xml:id="list2372471743" text:style-name="L19">
        <text:list-item>
          <text:p text:style-name="P728">have a coffee/tea/drink — пить кофе/чай/напиток;</text:p>
        </text:list-item>
        <text:list-item>
          <text:p text:style-name="P728">have a meal — принимать пищу;</text:p>
        </text:list-item>
        <text:list-item>
          <text:p text:style-name="P728">have a breakfast/luch/dinner — завтракать/обедать/ужинать;</text:p>
        </text:list-item>
      </text:list>
      <text:p text:style-name="P116"/>
      <text:p text:style-name="P426"><text:span text:style-name="T222">В</text:span><text:span text:style-name="T219">ыражения, связанные с времяпровождением:</text:span></text:p>
      <text:list xml:id="list919031514" text:style-name="L20">
        <text:list-item>
          <text:p text:style-name="P729">have a date — ходить на свидание;</text:p>
        </text:list-item>
        <text:list-item>
          <text:p text:style-name="P729">have a good time — хорошо проводить время;</text:p>
        </text:list-item>
        <text:list-item>
          <text:p text:style-name="P729">have a meeting / an appointment — назначать встречу;</text:p>
        </text:list-item>
        <text:list-item>
          <text:p text:style-name="P729">have a nice day — удачного дня (пожелание);</text:p>
        </text:list-item>
      </text:list>
      <text:p text:style-name="P56"/>
      <text:p text:style-name="P56"><text:span text:style-name="T618">В</text:span><text:span text:style-name="T615">ыражения, связанные с внешностью:</text:span></text:p>
      <text:list xml:id="list2332990045" text:style-name="L21">
        <text:list-item>
          <text:p text:style-name="P730">have a bath/shower— принимать ванну/душ;</text:p>
        </text:list-item>
        <text:list-item>
          <text:p text:style-name="P730">have a shave/haircat — побриться/постричься;</text:p>
        </text:list-item>
      </text:list>
      <text:p text:style-name="P282"/>
      <text:p text:style-name="P425"><text:span text:style-name="T222">В</text:span><text:span text:style-name="T219">ыражения, связанные с общением:</text:span></text:p>
      <text:list xml:id="list2823092680" text:style-name="L22">
        <text:list-item>
          <text:p text:style-name="P731">have a guess — угадывать, догадываться;</text:p>
        </text:list-item>
        <text:list-item>
          <text:p text:style-name="P731">have a talk/discussion/chat — беседовать/обсуждать/болтать;</text:p>
        </text:list-item>
        <text:list-item>
          <text:p text:style-name="P731">have a call — позвонить;</text:p>
        </text:list-item>
      </text:list>
      <text:p text:style-name="P279"/>
      <text:p text:style-name="P423"><text:soft-page-break/><text:span text:style-name="T222">В</text:span><text:span text:style-name="T219">ыражения связанные со здоровьем:</text:span></text:p>
      <text:list xml:id="list2133901607" text:style-name="L23">
        <text:list-item>
          <text:p text:style-name="P732">have a baby — родить;</text:p>
        </text:list-item>
        <text:list-item>
          <text:p text:style-name="P733">have a cold/cough — простудиться/кашлять;</text:p>
        </text:list-item>
        <text:list-item>
          <text:p text:style-name="P732">have a headache — болит голова;</text:p>
        </text:list-item>
      </text:list>
      <text:p text:style-name="P279"/>
      <text:p text:style-name="P423"><text:span text:style-name="T222">В</text:span><text:span text:style-name="T219">ыражения, связанные с отдыхом:</text:span></text:p>
      <text:list xml:id="list4171576188" text:style-name="L24">
        <text:list-item>
          <text:p text:style-name="P734">have a day off — взять выходной;</text:p>
        </text:list-item>
        <text:list-item>
          <text:p text:style-name="P734">have a dream/nightmare — видеть сон/кошмар;</text:p>
        </text:list-item>
        <text:list-item>
          <text:p text:style-name="P734">have a rest — отдыхать;</text:p>
        </text:list-item>
        <text:list-item>
          <text:p text:style-name="P734">have a sleep — спать.</text:p>
        </text:list-item>
      </text:list>
      <text:p text:style-name="P279"/>
      <text:p text:style-name="P55"><text:span text:style-name="T618">В</text:span><text:span text:style-name="T615">ыражения, свяханые с физической активностью:</text:span></text:p>
      <text:list xml:id="list133630528" text:style-name="L25">
        <text:list-item>
          <text:p text:style-name="P735">have a good journey — добраться без проблем (пожелание);</text:p>
        </text:list-item>
        <text:list-item>
          <text:p text:style-name="P735">have a good flight — хорошо долететь (пожелание);</text:p>
        </text:list-item>
        <text:list-item>
          <text:p text:style-name="P735">have a lift — подвести (на машине);</text:p>
        </text:list-item>
        <text:list-item>
          <text:p text:style-name="P735">have a ride — проехаться;</text:p>
        </text:list-item>
        <text:list-item>
          <text:p text:style-name="P735">have a walk — пройтись (прогуляться);</text:p>
        </text:list-item>
        <text:list-item>
          <text:p text:style-name="P735">have a swim — поплавать;</text:p>
        </text:list-item>
        <text:list-item>
          <text:p text:style-name="P735">have a hug — обняться;</text:p>
        </text:list-item>
        <text:list-item>
          <text:p text:style-name="P735">have a kiss — поцеловаться.</text:p>
        </text:list-item>
      </text:list>
      <text:p text:style-name="P172"/>
      <text:p text:style-name="P171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3">I got an A — Я получил пятерку. (A — это оценка)</text:p>
      <text:p text:style-name="P283">I got a new car — Я купил новую машину.</text:p>
      <text:p text:style-name="P283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3">He <text:span text:style-name="T388">got dressed</text:span> quickly and left — Он <text:span text:style-name="T388">оделся</text:span> быстро и ушел.</text:p>
      <text:p text:style-name="P283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3">I got to work late — Я приехал на работу поздно.</text:p>
      <text:p text:style-name="P283">I got to the airport by train — Я приехал в аэропорт на поезде.</text:p>
      <text:p text:style-name="P283"/>
      <text:p text:style-name="P52">Если <text:span text:style-name="T2">get</text:span> используется со средством передвижения, то он приобретает значение</text:p>
      <text:p text:style-name="P617"><text:span text:style-name="T255">«сесть в транспорт». В этом случае он может </text:span><text:span text:style-name="T254">идти</text:span><text:span text:style-name="T255"> с предлогом </text:span><text:span text:style-name="T47">on</text:span><text:span text:style-name="T255">.</text:span></text:p>
      <text:p text:style-name="P52"/>
      <text:p text:style-name="P283">I got on a bus at 5 o`clock — Я сел в автобус в 5 часов.</text:p>
      <text:p text:style-name="P283">I got a taxi — Я взял такси.</text:p>
      <text:p text:style-name="P283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3026062232" text:style-name="L26">
        <text:list-item>
          <text:p text:style-name="P736">get along — ладить друг с другом;</text:p>
        </text:list-item>
        <text:list-item>
          <text:p text:style-name="P736"><text:soft-page-break/>get away — удирать;</text:p>
        </text:list-item>
        <text:list-item>
          <text:p text:style-name="P736">get back — вернуться;</text:p>
        </text:list-item>
        <text:list-item>
          <text:p text:style-name="P736">get in — попасть внутрь;</text:p>
        </text:list-item>
        <text:list-item>
          <text:p text:style-name="P736">get on — справиться с ситуацией.</text:p>
        </text:list-item>
      </text:list>
      <text:p text:style-name="P52"/>
      <text:p text:style-name="P283">I`ll get away from work as soon as I can — Я уйду с этой работы, как только смогу.</text:p>
      <text:p text:style-name="P283">Get in the car quickly! — Быстро садись в машину!</text:p>
      <text:p text:style-name="P283">How are you getting on with your new job? — Как дела на новой работе?</text:p>
      <text:p text:style-name="P283"/>
      <text:p text:style-name="P171">Глаголы, в которых все путаются</text:p>
      <text:p text:style-name="P171"/>
      <text:p text:style-name="P566"><text:span text:style-name="T66">Tell</text:span><text:span text:style-name="T275"> и </text:span><text:span text:style-name="T66">say</text:span><text:span text:style-name="T275"> </text:span><text:span text:style-name="T276">передают значение</text:span><text:span text:style-name="T275"> «сказать». Только </text:span><text:span text:style-name="T66">tell</text:span><text:span text:style-name="T275"> </text:span><text:span text:style-name="T276">означает</text:span><text:span text:style-name="T275"> «рассказать кому-то» или «рассказать что-то» и требует дополнения. А </text:span><text:span text:style-name="T66">say</text:span><text:span text:style-name="T275"> означает просто «сказать».</text:span></text:p>
      <text:p text:style-name="P201"/>
      <text:p text:style-name="P284"><text:span text:style-name="T397">Tell me</text:span><text:span text:style-name="T423"> the truth — </text:span><text:span text:style-name="T397">Скажи мне</text:span><text:span text:style-name="T423"> правду.</text:span></text:p>
      <text:p text:style-name="P285"><text:span text:style-name="T412">`It is good,` Mr Bean </text:span><text:span text:style-name="T388">said</text:span><text:span text:style-name="T412"> — «Это хорошо», </text:span><text:span text:style-name="T388">сказал</text:span><text:span text:style-name="T412"> мистер Бин.</text:span></text:p>
      <text:p text:style-name="P368"/>
      <text:p text:style-name="P567"><text:span text:style-name="T67">See, look, watch </text:span><text:span text:style-name="T276">передают значение «видеть». </text:span><text:span text:style-name="T68">See</text:span><text:span text:style-name="T277"> означает «видеть», как визическую возможность. </text:span><text:span text:style-name="T68">Look</text:span><text:span text:style-name="T277"> означает «смотреть» </text:span><text:span text:style-name="T278">как осознанное действие</text:span><text:span text:style-name="T277">. Если смотрят </text:span><text:span text:style-name="T374">на</text:span><text:span text:style-name="T277"> какой-то объект, то доб. предлог </text:span><text:span text:style-name="T68">at</text:span><text:span text:style-name="T277">. W</text:span><text:span text:style-name="T68">atch</text:span><text:span text:style-name="T277"> означает «наблюдать за объектом» и требует дополнения.</text:span></text:p>
      <text:p text:style-name="P202"/>
      <text:p text:style-name="P286"><text:span text:style-name="T412">I </text:span><text:span text:style-name="T388">see</text:span><text:span text:style-name="T412"> a bird in the tree — Я </text:span><text:span text:style-name="T388">вижу</text:span><text:span text:style-name="T412"> птицу на дереве.</text:span></text:p>
      <text:p text:style-name="P285"><text:span text:style-name="T412">Don`t worry, I`m not </text:span><text:span text:style-name="T388">looking</text:span><text:span text:style-name="T412"> — Не волнуйся, я не </text:span><text:span text:style-name="T388">смотрю</text:span><text:span text:style-name="T412">.</text:span></text:p>
      <text:p text:style-name="P285"><text:span text:style-name="T412">I`m </text:span><text:span text:style-name="T388">looking at</text:span><text:span text:style-name="T412"> the dog — Я </text:span><text:span text:style-name="T388">смотрю на</text:span><text:span text:style-name="T412"> собаку.</text:span></text:p>
      <text:p text:style-name="P285"><text:span text:style-name="T412">I like </text:span><text:span text:style-name="T388">watching birds</text:span><text:span text:style-name="T412"> — Мне нравится </text:span><text:span text:style-name="T388">наблюдать за птицами</text:span><text:span text:style-name="T412">.</text:span></text:p>
      <text:p text:style-name="P368"/>
      <text:p text:style-name="P568"><text:span text:style-name="T69">Hear</text:span><text:span text:style-name="T279"> и </text:span><text:span text:style-name="T69">list</text:span><text:span text:style-name="T279"> переводятся как «слышать» и «слушать». Первый означает физическую возможность (подобно </text:span><text:span text:style-name="T69">see</text:span><text:span text:style-name="T279">) а второй — осознанное действие (подобно </text:span><text:span text:style-name="T69">look</text:span><text:span text:style-name="T279">). Когда говорят </text:span></text:p>
      <text:p text:style-name="P568"><text:span text:style-name="T279">о том, что именно слушают, то к </text:span><text:span text:style-name="T69">listen</text:span><text:span text:style-name="T279"> доб. предлог </text:span><text:span text:style-name="T69">to</text:span><text:span text:style-name="T279">, но при переводе он выпадает.</text:span></text:p>
      <text:p text:style-name="P203"/>
      <text:p text:style-name="P287"><text:span text:style-name="T424">Can you </text:span><text:span text:style-name="T398">hear</text:span><text:span text:style-name="T424"> some noise? — Ты </text:span><text:span text:style-name="T398">слышишь</text:span><text:span text:style-name="T424"> шум?</text:span></text:p>
      <text:p text:style-name="P287"><text:span text:style-name="T398">Listen to</text:span><text:span text:style-name="T424"> me, please — Пожалуйста, </text:span><text:span text:style-name="T398">послушай</text:span><text:span text:style-name="T424"> меня.</text:span></text:p>
      <text:p text:style-name="P287"><text:span text:style-name="T424">What music do you </text:span><text:span text:style-name="T398">listen to</text:span><text:span text:style-name="T424">? - Какую музыку ты </text:span><text:span text:style-name="T398">слушает</text:span><text:span text:style-name="T424">?</text:span></text:p>
      <text:p text:style-name="P369"/>
      <text:p text:style-name="P54"><text:span text:style-name="T70">D</text:span><text:span text:style-name="T69">o</text:span><text:span text:style-name="T424"> </text:span><text:span text:style-name="T425">и</text:span><text:span text:style-name="T424"> </text:span><text:span text:style-name="T69">make</text:span><text:span text:style-name="T424"> означают «делать». Только первый имеет абстрактное значение (заниматься</text:span></text:p>
      <text:p text:style-name="P203">делом), а второй больше связан с физической активностью, с созданием предметов.</text:p>
      <text:p text:style-name="P370"/>
      <text:p text:style-name="P288"><text:span text:style-name="T424">Could you </text:span><text:span text:style-name="T398">do</text:span><text:span text:style-name="T424"> me a favour — Не мог бы ты </text:span><text:span text:style-name="T398">оказать</text:span><text:span text:style-name="T424"> мне услугу?</text:span></text:p>
      <text:p text:style-name="P288"><text:span text:style-name="T424">I belive she`ll </text:span><text:span text:style-name="T398">make</text:span><text:span text:style-name="T424"> the right choice — Я верю, что она </text:span><text:span text:style-name="T398">сделает</text:span><text:span text:style-name="T424"> правильный выбор.</text:span></text:p>
      <text:p text:style-name="P203"/>
      <text:p text:style-name="P204">Устойчивые выражения с do:</text:p>
      <text:list xml:id="list1108902358" text:style-name="L27">
        <text:list-item>
          <text:p text:style-name="P775">do an exam/test — сдавать экзамен/тест;</text:p>
        </text:list-item>
        <text:list-item>
          <text:p text:style-name="P775">do a course — пройти курс;</text:p>
        </text:list-item>
        <text:list-item>
          <text:p text:style-name="P775">do work/homework/housework — делать работу / домашнюю работу / работу по дому;</text:p>
        </text:list-item>
        <text:list-item>
          <text:p text:style-name="P775">do a favour — оказывать услугу;</text:p>
        </text:list-item>
        <text:list-item>
          <text:p text:style-name="P775">do business — заниматься бизнесом;</text:p>
        </text:list-item>
        <text:list-item>
          <text:p text:style-name="P775">do right/wrong — поступать правильно/неправильно;</text:p>
        </text:list-item>
        <text:list-item>
          <text:p text:style-name="P775">do the shopping — делать покупки;</text:p>
        </text:list-item>
        <text:list-item>
          <text:p text:style-name="P775">do the wassing up — мыть посуду;</text:p>
        </text:list-item>
      </text:list>
      <text:p text:style-name="P203"/>
      <text:p text:style-name="P204">Устойчивые выражения с make:</text:p>
      <text:list xml:id="list4123326283" text:style-name="L28">
        <text:list-item>
          <text:p text:style-name="P776">make a noise — шуметь;</text:p>
        </text:list-item>
        <text:list-item>
          <text:p text:style-name="P776"><text:soft-page-break/>make a bed — застилать постель;</text:p>
        </text:list-item>
        <text:list-item>
          <text:p text:style-name="P776">make a cake/tea/dinner — приготовить торт/чай/ужин;</text:p>
        </text:list-item>
        <text:list-item>
          <text:p text:style-name="P776">make a choice — сделать выбор;</text:p>
        </text:list-item>
        <text:list-item>
          <text:p text:style-name="P776">make a scision — принять решение;</text:p>
        </text:list-item>
        <text:list-item>
          <text:p text:style-name="P776">make a promise — обещать, дать обещание;</text:p>
        </text:list-item>
        <text:list-item>
          <text:p text:style-name="P776">make a friends — подружиться.</text:p>
        </text:list-item>
      </text:list>
      <text:p text:style-name="Standard"/>
      <text:p text:style-name="Standard"/>
      <text:p text:style-name="P58"><text:span text:style-name="T603">И</text:span><text:span text:style-name="T604">нфинитив и герундий</text:span></text:p>
      <text:p text:style-name="P569"/>
      <text:p text:style-name="P573">Когда в английском предложении несколько глаголов идут подряд, то первый является <text:span text:style-name="T619">смысловым</text:span>, а следующ<text:span text:style-name="T619">ие</text:span>, свободны<text:span text:style-name="T619">е</text:span> от времени, <text:span text:style-name="T619">будут</text:span> в форме инфинитива или герундия.</text:p>
      <text:p text:style-name="P569"/>
      <text:p text:style-name="P569">Инфинитив и герундий дополняют по смыслу сказуемое. Они являются взаимозаменяемы</text:p>
      <text:p text:style-name="P569">и в основном используются по наитию либо в зависимости от диалекта.</text:p>
      <text:p text:style-name="Standard"/>
      <text:p text:style-name="P536">Инфинитив</text:p>
      <text:p text:style-name="P570"/>
      <text:p text:style-name="P570">Это глагол в начальной форме, который почти всегда пишется с частицей to.</text:p>
      <text:p text:style-name="P571"/>
      <text:p text:style-name="P290">We <text:span text:style-name="T159">promise</text:span> <text:span text:style-name="T388">to get</text:span> the money — Мы обещали <text:span text:style-name="T388">достать</text:span> денег.</text:p>
      <text:p text:style-name="P290">Don`t <text:span text:style-name="T159">forget</text:span> <text:span text:style-name="T388">to write</text:span> importang things — Не забывай <text:span text:style-name="T388">записывать</text:span> самое главное.</text:p>
      <text:p text:style-name="P570"/>
      <text:p text:style-name="P60">Между смысловым глаголом и идущим за ним инфинитивом часто стоит дополнение.</text:p>
      <text:p text:style-name="P427"><text:span text:style-name="T223">Обычно дополнение </text:span><text:span text:style-name="T224">ставиться</text:span><text:span text:style-name="T223"> после: </text:span><text:span text:style-name="T30">ask, tell, advice, expect, pesuade, teach.</text:span></text:p>
      <text:p text:style-name="P290"/>
      <text:p text:style-name="P290">I <text:span text:style-name="T167">asked</text:span> <text:span text:style-name="T172">Mike</text:span> <text:span text:style-name="T388">to come</text:span> in — Я просила Майка войти.</text:p>
      <text:p text:style-name="P290"><text:span text:style-name="T167">Tell</text:span> <text:span text:style-name="T172">them</text:span> <text:span text:style-name="T388">to leave</text:span> us alone — Попроси их оставить нас в покое.</text:p>
      <text:p text:style-name="P290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0"/>
      <text:p text:style-name="P572"><text:span text:style-name="T30">I </text:span><text:span text:style-name="T2">promise you</text:span><text:span text:style-name="T30"> </text:span><text:span text:style-name="T131">to be</text:span><text:span text:style-name="T30"> there always — Я обещаю тебе, </text:span><text:span text:style-name="T131">что буду</text:span><text:span text:style-name="T30"> рядом всегда.</text:span></text:p>
      <text:p text:style-name="P291"/>
      <text:p text:style-name="P62"><text:span text:style-name="T619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81">в</text:span>).</text:p>
      <text:p text:style-name="P414"/>
      <text:p text:style-name="P513"><text:span text:style-name="T30">I went out </text:span><text:span text:style-name="T131">to buy</text:span><text:span text:style-name="T30"> food — Я вышел, </text:span><text:span text:style-name="T131">чтобы купить</text:span><text:span text:style-name="T30"> еды.</text:span></text:p>
      <text:p text:style-name="P513"><text:span text:style-name="T30">I went out </text:span><text:span text:style-name="T131">for</text:span><text:span text:style-name="T30"> food — Я вышел </text:span><text:span text:style-name="T131">за</text:span><text:span text:style-name="T30"> едой.</text:span></text:p>
      <text:p text:style-name="P513"><text:span text:style-name="T30">I surfed the Internet </text:span><text:span text:style-name="T131">for</text:span><text:span text:style-name="T30"> new information — Я ходил по интернету </text:span><text:span text:style-name="T131">в</text:span><text:span text:style-name="T30"> поисках новой информации.</text:span></text:p>
      <text:p text:style-name="P460"/>
      <text:p text:style-name="P514">Есть глаголы, после который инфинитив идет без частицы <text:span text:style-name="T2">to</text:span> (голый инфинитив).</text:p>
      <text:p text:style-name="P514">Самыми распространенным из них являются <text:span text:style-name="T2">let,</text:span> <text:span text:style-name="T2">make </text:span><text:span text:style-name="T679">и</text:span><text:span text:style-name="T58"> help</text:span>.</text:p>
      <text:p text:style-name="P514"/>
      <text:p text:style-name="P459"><text:span text:style-name="T159">Let</text:span> Peter <text:span text:style-name="T388">explain</text:span> himself — Позволь Питеру <text:span text:style-name="T412">объясниться</text:span>.</text:p>
      <text:p text:style-name="P459"><text:span text:style-name="T159">Let</text:span> us (let`s) <text:span text:style-name="T388">watch</text:span> this movie — Давай посмотрим этот фильм <text:span text:style-name="T680">(позоволь нам)</text:span>.</text:p>
      <text:p text:style-name="P459"/>
      <text:p text:style-name="P643"><text:span text:style-name="T511">Если после </text:span><text:span text:style-name="T476">make</text:span><text:span text:style-name="T511"> </text:span><text:span text:style-name="T512">есть</text:span><text:span text:style-name="T511"> еще один глагол, то в этом случае </text:span><text:span text:style-name="T476">make</text:span><text:span text:style-name="T511"> переводится не как «делать», </text:span></text:p>
      <text:p text:style-name="P515">а как «заставлять». <text:span text:style-name="T678">П</text:span>осле <text:span text:style-name="T2">make</text:span> нужно <text:span text:style-name="T678">обязательно </text:span>указать дополнение.</text:p>
      <text:p text:style-name="P459"/>
      <text:p text:style-name="P574"><text:span text:style-name="T476">I can`t </text:span><text:span text:style-name="T164">make</text:span><text:span text:style-name="T476"> </text:span><text:span text:style-name="T176">John</text:span><text:span text:style-name="T476"> </text:span><text:span text:style-name="T459">work</text:span><text:span text:style-name="T476"> — Я не могу заставить Джона работать.</text:span></text:p>
      <text:p text:style-name="P461"/>
      <text:p text:style-name="P195"><text:soft-page-break/><text:span text:style-name="T515">Г</text:span><text:span text:style-name="T444">ерундий</text:span></text:p>
      <text:p text:style-name="P516"/>
      <text:p text:style-name="P516">Это нечно среднее между глаголом и существительным, потому что может переводиться</text:p>
      <text:p text:style-name="P576"><text:span text:style-name="T508">и так, и этак. Выглядит как глагол c окончанием -ing</text:span>.</text:p>
      <text:p text:style-name="Standard"/>
      <text:p text:style-name="P577">Герундий <text:span text:style-name="T625">используется после предлогов и некоторых глаголов. </text:span></text:p>
      <text:p text:style-name="P577">В этом случае он переводится глаголом.</text:p>
      <text:p text:style-name="P415"/>
      <text:p text:style-name="P245">I <text:span text:style-name="T159">ran</text:span> for a long time <text:span text:style-name="T621">without</text:span> <text:span text:style-name="T388">stopping</text:span> — Я долго бежал, не <text:span text:style-name="T388">останавливаясь</text:span>.</text:p>
      <text:p text:style-name="P245">Don`t stop. <text:span text:style-name="T159">Keep</text:span> <text:span text:style-name="T621">on</text:span> <text:span text:style-name="T388">running</text:span>! — Не останавливайся. Продолжай <text:span text:style-name="T388">бежать</text:span>!</text:p>
      <text:p text:style-name="P245"/>
      <text:p text:style-name="P578">Между смысловым глаголом <text:span text:style-name="T623">и герундием также </text:span>может стоять дополнение:</text:p>
      <text:p text:style-name="P245">I <text:span text:style-name="T159">saw</text:span> <text:span text:style-name="T172">John</text:span> <text:span text:style-name="T388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2">Would you like <text:span text:style-name="T388">to go skiing</text:span>? — Ты хочешь <text:span text:style-name="T388">покататься на лыжах</text:span>?</text:p>
      <text:p text:style-name="P292">I would rather <text:span text:style-name="T388">go shopping</text:span> — <text:span text:style-name="T624">Я</text:span> <text:span text:style-name="T624">бы </text:span>лучше <text:span text:style-name="T388">по</text:span><text:span text:style-name="T399">шопилась</text:span>.</text:p>
      <text:p text:style-name="P292">I <text:span text:style-name="T388">like shopping</text:span>! — Я <text:span text:style-name="T388">люблю </text:span><text:span text:style-name="T399">шопиться</text:span>!</text:p>
      <text:p text:style-name="P292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3"><text:span text:style-name="T400">Swimming</text:span><text:span text:style-name="T626"> is very good for your health — </text:span><text:span text:style-name="T400">Плаванье</text:span><text:span text:style-name="T626"> хорошо для здоровья</text:span></text:p>
      <text:p text:style-name="P293"><text:span text:style-name="T400">Learning</text:span><text:span text:style-name="T626"> English is not easy — </text:span><text:span text:style-name="T400">Изучение</text:span><text:span text:style-name="T626"> английского это нелегко.</text:span></text:p>
      <text:p text:style-name="P65"/>
      <text:p text:style-name="P428">Глаголы, после которых принято использовать герундий:</text:p>
      <text:list xml:id="list1860524792" text:style-name="L29">
        <text:list-item>
          <text:p text:style-name="P737">stop, finish, give up, carry on, go on, keep on (начало или конец процесса);</text:p>
        </text:list-item>
        <text:list-item>
          <text:p text:style-name="P799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8"><text:span text:style-name="T620">see, watch, hear, listen to (чувственн</text:span><text:span text:style-name="T627">ые</text:span><text:span text:style-name="T620"> восприяти</text:span><text:span text:style-name="T627">е</text:span><text:span text:style-name="T620">);</text:span></text:p>
        </text:list-item>
        <text:list-item>
          <text:p text:style-name="P738"><text:span text:style-name="T626">suggest, mind, avoid, practive, can`t help </text:span><text:span text:style-name="T623">(</text:span><text:span text:style-name="T627">другие глаголы и словосочетания)</text:span><text:span text:style-name="T626">;</text:span></text:p>
        </text:list-item>
      </text:list>
      <text:p text:style-name="P66"/>
      <text:p text:style-name="P295"><text:span text:style-name="T225">Г</text:span><text:span text:style-name="T194">лаголы, после которых можно использовать как инфинитив, так и герундий:</text:span></text:p>
      <text:list xml:id="list2746501169" text:style-name="L30">
        <text:list-item>
          <text:p text:style-name="P739">start, begin, continues (связанные с процессом)</text:p>
        </text:list-item>
        <text:list-item>
          <text:p text:style-name="P739">love, like, hate, prefer (связанные с отношением)</text:p>
        </text:list-item>
      </text:list>
      <text:p text:style-name="P67"/>
      <text:p text:style-name="P294">I started to leart English at school / I started learning English at school.</text:p>
      <text:p text:style-name="P624"/>
      <text:p text:style-name="P624"/>
      <text:p text:style-name="P65"><text:span text:style-name="T605">Формальное подлежащее </text:span><text:span text:style-name="T611">(</text:span><text:span text:style-name="T610">Dummy subject</text:span><text:span text:style-name="T611">)</text:span></text:p>
      <text:p text:style-name="P65"/>
      <text:p text:style-name="P618"><text:span text:style-name="T227">Когда в авнглийском предложен. отсутстует подлежащее, то его место </text:span><text:span text:style-name="T257">занимает</text:span><text:span text:style-name="T227"> формальное подлежащее. Обычно это либо </text:span><text:span text:style-name="T33">there</text:span><text:span text:style-name="T227">, либо </text:span><text:span text:style-name="T33">it</text:span><text:span text:style-name="T227">, но иногда это могут быть: </text:span><text:span text:style-name="T33">they</text:span><text:span text:style-name="T227">, </text:span><text:span text:style-name="T33">this</text:span><text:span text:style-name="T227">, </text:span><text:span text:style-name="T33">that</text:span><text:span text:style-name="T227">, </text:span><text:span text:style-name="T33">you</text:span><text:span text:style-name="T227">. Такие предложения удобнее переводить с конца.</text:span></text:p>
      <text:p text:style-name="P69"/>
      <text:p text:style-name="P579"><text:span text:style-name="T227">Подлежащее </text:span><text:span text:style-name="T33">there</text:span><text:span text:style-name="T227"> всегда идет в связке с глаголом </text:span><text:span text:style-name="T33">be</text:span><text:span text:style-name="T227">. Оно необходимо, чтобы указать</text:span></text:p>
      <text:p text:style-name="P579"><text:span text:style-name="T227">на местоположение существительного, которое идет после </text:span><text:span text:style-name="T33">be</text:span><text:span text:style-name="T227">.</text:span></text:p>
      <text:p text:style-name="P69"/>
      <text:p text:style-name="P296"><text:span text:style-name="T155">There</text:span><text:span text:style-name="T628"> </text:span><text:span text:style-name="T168">is</text:span><text:span text:style-name="T628"> </text:span><text:span text:style-name="T178">a new restaurant</text:span><text:span text:style-name="T628"> </text:span><text:span text:style-name="T185">in King Street</text:span><text:span text:style-name="T628"> — На Кинг-стрит есть новый ресторан.</text:span></text:p>
      <text:p text:style-name="P296"><text:span text:style-name="T155">There</text:span><text:span text:style-name="T628"> </text:span><text:span text:style-name="T168">was</text:span><text:span text:style-name="T628"> </text:span><text:span text:style-name="T178">a fight</text:span><text:span text:style-name="T628"> </text:span><text:span text:style-name="T185">in the street today</text:span><text:span text:style-name="T628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29">ет никаких</text:span></text:p>
      <text:p text:style-name="P64">действий, но с которым связана дополнительная информация.</text:p>
      <text:p text:style-name="P292"/>
      <text:p text:style-name="P292">There is something I want to tell you — Есть, кое-что, что я должен сказать тебе.</text:p>
      <text:p text:style-name="P292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2"/>
      <text:p text:style-name="P292"><text:span text:style-name="T150">It</text:span> <text:span text:style-name="T159">is</text:span> 5 o`clock — Сейчас 5 часов.</text:p>
      <text:p text:style-name="P292"><text:span text:style-name="T150">It</text:span> <text:span text:style-name="T159">is</text:span> warm — Тепло.</text:p>
      <text:p text:style-name="P292"><text:span text:style-name="T150">It</text:span> often <text:span text:style-name="T159">snows</text:span> in the winter — Зимой часто идет снег.</text:p>
      <text:p text:style-name="P292"/>
      <text:p text:style-name="P64">Также формальное подлежащее используется, когда действие не выполняет кто-то</text:p>
      <text:p text:style-name="P580"><text:span text:style-name="T226">конкретный. Такие предложения можно </text:span><text:span text:style-name="T228">переводить</text:span><text:span text:style-name="T226"> из активного залога в пассивный.</text:span></text:p>
      <text:p text:style-name="P64"/>
      <text:p text:style-name="P245">They say this film is interesting / This film is said to be interesting —</text:p>
      <text:p text:style-name="P245">Говорят, этот фильминтересный.</text:p>
      <text:p text:style-name="P292"/>
      <text:p text:style-name="P292"/>
      <text:p text:style-name="P588"><text:span text:style-name="T606">Местоимени</text:span><text:span text:style-name="T607">е</text:span><text:span text:style-name="T606"> </text:span><text:span text:style-name="T611">(Pronoun)</text:span></text:p>
      <text:p text:style-name="P64"/>
      <text:p text:style-name="P582"><text:span text:style-name="T226">Это слово, которым заменяют имя человека, название предмета или понятие. </text:span><text:span text:style-name="T229">М</text:span><text:span text:style-name="T226">естоимения </text:span><text:span text:style-name="T244">бывают</text:span><text:span text:style-name="T226">: </text:span><text:span text:style-name="T229">личны</text:span><text:span text:style-name="T244">ми</text:span><text:span text:style-name="T229">, притяжательны</text:span><text:span text:style-name="T244">ми</text:span><text:span text:style-name="T229">, возвратны</text:span><text:span text:style-name="T244">ми</text:span><text:span text:style-name="T229">, указательны</text:span><text:span text:style-name="T244">ми,</text:span><text:span text:style-name="T229"> неопределенны</text:span><text:span text:style-name="T244">ми</text:span><text:span text:style-name="T229">.</text:span></text:p>
      <text:p text:style-name="P71"/>
      <text:p text:style-name="P175">Личные местоимения</text:p>
      <text:p text:style-name="P71"/>
      <text:p text:style-name="P597"><text:span text:style-name="T229">Имеют 2 формы: именительный и объектный падеж. В английском языке</text:span><text:span text:style-name="T244"> всего </text:span><text:span text:style-name="T234">2</text:span><text:span text:style-name="T229"> падежа: именительный и объектный. Объектный падеж соответсвует косвенному падежу</text:span></text:p>
      <text:p text:style-name="P597"><text:span text:style-name="T229">(</text:span><text:span text:style-name="T244">в русском языке косвенные падежи, </text:span><text:span text:style-name="T229">это все, кроме именительного).</text:span></text:p>
      <text:p text:style-name="P71"/>
      <text:p text:style-name="P583"><text:span text:style-name="T194">Личные местоимения </text:span><text:span text:style-name="T231">в именительном падеже</text:span><text:span text:style-name="T232"> </text:span><text:span text:style-name="T233">отвечают на вопросы «кто?», «что?» </text:span></text:p>
      <text:p text:style-name="P583"><text:span text:style-name="T233">и заменяют </text:span><text:span text:style-name="T234">собой </text:span><text:span text:style-name="T233">подлежащее:</text:span></text:p>
      <text:p text:style-name="P117"/>
      <text:list xml:id="list1786518297" text:style-name="L31">
        <text:list-item>
          <text:p text:style-name="P740">I — я;</text:p>
        </text:list-item>
        <text:list-item>
          <text:p text:style-name="P740">you — ты/вы;</text:p>
        </text:list-item>
        <text:list-item>
          <text:p text:style-name="P740">he — он;</text:p>
        </text:list-item>
        <text:list-item>
          <text:p text:style-name="P740">she — она;</text:p>
        </text:list-item>
        <text:list-item>
          <text:p text:style-name="P740">it — он/она/оно/это;</text:p>
        </text:list-item>
        <text:list-item>
          <text:p text:style-name="P740">we — мы;</text:p>
        </text:list-item>
        <text:list-item>
          <text:p text:style-name="P740">they — они;</text:p>
        </text:list-item>
      </text:list>
      <text:p text:style-name="P416"/>
      <text:p text:style-name="P300"><text:span text:style-name="T150">I</text:span> <text:span text:style-name="T159">love</text:span> <text:span text:style-name="T172">Jave</text:span> — Я люблю Джейн</text:p>
      <text:p text:style-name="P300"/>
      <text:p text:style-name="P72"><text:span text:style-name="T633">Местоимение</text:span><text:span text:style-name="T36"> </text:span><text:span text:style-name="T2">I</text:span> заменяет первое лицо <text:span text:style-name="T632">и</text:span> <text:span text:style-name="T632">в</text:span>сегда пишется с большой буквы. </text:p>
      <text:p text:style-name="P72"><text:span text:style-name="T633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33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2"><text:span text:style-name="T230">Местоимение</text:span><text:span text:style-name="T34"> i</text:span><text:span text:style-name="T35">t</text:span><text:span text:style-name="T229"> заменяет неодушевленный предмет </text:span><text:span text:style-name="T230">и</text:span><text:span text:style-name="T229"> животн</text:span><text:span text:style-name="T231">ое (в единственном числе)</text:span><text:span text:style-name="T229">.</text:span></text:p>
      <text:p text:style-name="P584"><text:span text:style-name="T231">Местоимение</text:span><text:span text:style-name="T35"> they</text:span><text:span text:style-name="T229"> </text:span><text:span text:style-name="T231">з</text:span><text:span text:style-name="T229">аменя</text:span><text:span text:style-name="T231">е</text:span><text:span text:style-name="T229">т людей и неодушевленные предметы.</text:span></text:p>
      <text:p text:style-name="P71"/>
      <text:p text:style-name="P582"><text:soft-page-break/><text:span text:style-name="T35">Where is the </text:span><text:span text:style-name="T132">book</text:span><text:span text:style-name="T35">? </text:span><text:span text:style-name="T132">It</text:span><text:span text:style-name="T35"> is on the table — Где </text:span><text:span text:style-name="T132">книга</text:span><text:span text:style-name="T35">? </text:span><text:span text:style-name="T132">Она</text:span><text:span text:style-name="T35"> на столе.</text:span></text:p>
      <text:p text:style-name="P299"><text:span text:style-name="T631">Where are the </text:span><text:span text:style-name="T401">keys</text:span><text:span text:style-name="T631">? </text:span><text:span text:style-name="T401">They</text:span><text:span text:style-name="T631"> are on the table — Где </text:span><text:span text:style-name="T401">ключи</text:span><text:span text:style-name="T631">? </text:span><text:span text:style-name="T401">Они</text:span><text:span text:style-name="T631"> на столе.</text:span></text:p>
      <text:p text:style-name="P299"/>
      <text:p text:style-name="P438"><text:span text:style-name="T232">Если</text:span><text:span text:style-name="T231"> сказуемое </text:span><text:span text:style-name="T232">это</text:span><text:span text:style-name="T229">: </text:span><text:span text:style-name="T35">like</text:span><text:span text:style-name="T229">, </text:span><text:span text:style-name="T35">have</text:span><text:span text:style-name="T229">, </text:span><text:span text:style-name="T35">enjoy,</text:span><text:span text:style-name="T229"> </text:span><text:span text:style-name="T35">need</text:span><text:span text:style-name="T229">, </text:span><text:span text:style-name="T232">то </text:span><text:span text:style-name="T229">подлежащие </text:span><text:span text:style-name="T232">будет</text:span><text:span text:style-name="T229"> </text:span><text:span text:style-name="T232">в </text:span><text:span text:style-name="T231">объектн</text:span><text:span text:style-name="T232">ом</text:span><text:span text:style-name="T229"> падеж</text:span><text:span text:style-name="T232">е</text:span><text:span text:style-name="T229">.</text:span></text:p>
      <text:p text:style-name="P298"><text:span text:style-name="T388">I</text:span> like my job — <text:span text:style-name="T388">Мне</text:span> нравится моя работа.</text:p>
      <text:p text:style-name="P71"/>
      <text:p text:style-name="P73">Личные местоимения в объектном падеже <text:span text:style-name="T634">отвечают на вопрос</text:span><text:span text:style-name="T635">ы</text:span><text:span text:style-name="T634"> «кого?», «кому?», «кем?» </text:span><text:s/></text:p>
      <text:p text:style-name="P73"><text:span text:style-name="T634">(«чего?», «чему?», «чем?» для неодушевлен.) и </text:span><text:span text:style-name="T633">заменяют дополнение:</text:span></text:p>
      <text:p text:style-name="P73"/>
      <text:list xml:id="list732623648" text:style-name="L32">
        <text:list-item>
          <text:p text:style-name="P741">me — меня, мне, мной;</text:p>
        </text:list-item>
        <text:list-item>
          <text:p text:style-name="P741">you — тебя, тебе, тобой / вас, вам, вами;</text:p>
        </text:list-item>
        <text:list-item>
          <text:p text:style-name="P741">him — его, ему, им;</text:p>
        </text:list-item>
        <text:list-item>
          <text:p text:style-name="P741">her — ее, ей;</text:p>
        </text:list-item>
        <text:list-item>
          <text:p text:style-name="P742">it — его, ему, им, <text:span text:style-name="T634">ее, ей</text:span> (неодушевлен.);</text:p>
        </text:list-item>
        <text:list-item>
          <text:p text:style-name="P741">us — нас, нам, нами;</text:p>
        </text:list-item>
        <text:list-item>
          <text:p text:style-name="P741">them — их, им, ими.</text:p>
        </text:list-item>
      </text:list>
      <text:p text:style-name="P302"/>
      <text:p text:style-name="P301"><text:span text:style-name="T150">Jane</text:span> <text:span text:style-name="T159">loves</text:span> <text:span text:style-name="T172">me</text:span> — Джейн любит меня</text:p>
      <text:p text:style-name="P176"/>
      <text:p text:style-name="P176">Притяжательные местоимения</text:p>
      <text:p text:style-name="P80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2067907539" text:style-name="L33">
        <text:list-item>
          <text:p text:style-name="P743">my — мой;</text:p>
        </text:list-item>
        <text:list-item>
          <text:p text:style-name="P743">your — твой/ваш;</text:p>
        </text:list-item>
        <text:list-item>
          <text:p text:style-name="P743">his — его;</text:p>
        </text:list-item>
        <text:list-item>
          <text:p text:style-name="P743">her — ее;</text:p>
        </text:list-item>
        <text:list-item>
          <text:p text:style-name="P743">its — этого.</text:p>
        </text:list-item>
        <text:list-item>
          <text:p text:style-name="P743">our — наш;</text:p>
        </text:list-item>
        <text:list-item>
          <text:p text:style-name="P743">their — их;</text:p>
        </text:list-item>
      </text:list>
      <text:p text:style-name="P304"/>
      <text:p text:style-name="P303">I like <text:span text:style-name="T388">my work</text:span> — Мне нравится <text:span text:style-name="T388">моя работа</text:span>. (без артикля)</text:p>
      <text:p text:style-name="P303">He likes <text:span text:style-name="T388">his work</text:span> — Ему нравится <text:span text:style-name="T388">его работа</text:span>.</text:p>
      <text:p text:style-name="P303"/>
      <text:p text:style-name="P74">Иногда такие местоимения удобнее переводить словом «свой» и его вариантами.</text:p>
      <text:p text:style-name="P303">He loves <text:span text:style-name="T388">his</text:span> native town — Он любит <text:span text:style-name="T388">свой</text:span> родной город.</text:p>
      <text:p text:style-name="P303"/>
      <text:p text:style-name="P76">Притяжательные местоимения 2го типа употребляются самостоятельно:</text:p>
      <text:list xml:id="list2915957148" text:style-name="L34">
        <text:list-item>
          <text:p text:style-name="P744">mine — мой;</text:p>
        </text:list-item>
        <text:list-item>
          <text:p text:style-name="P745">yours — твой/ваш;</text:p>
        </text:list-item>
        <text:list-item>
          <text:p text:style-name="P745">his — его;</text:p>
        </text:list-item>
        <text:list-item>
          <text:p text:style-name="P745">hers — ее;</text:p>
        </text:list-item>
        <text:list-item>
          <text:p text:style-name="P745">its — этого;</text:p>
        </text:list-item>
        <text:list-item>
          <text:p text:style-name="P745">ours — наш;</text:p>
        </text:list-item>
        <text:list-item>
          <text:p text:style-name="P745">theirs — их;</text:p>
        </text:list-item>
      </text:list>
      <text:p text:style-name="P305"/>
      <text:p text:style-name="P305">Don`t touch it. It`s <text:span text:style-name="T388">mine</text:span> — Не трогай это. Это <text:span text:style-name="T388">мое</text:span>.</text:p>
      <text:p text:style-name="P305"/>
      <text:p text:style-name="P190"/>
      <text:p text:style-name="P675">Возвратные местоимения</text:p>
      <text:p text:style-name="P77"/>
      <text:p text:style-name="P585"><text:span text:style-name="T242">Они с</text:span><text:span text:style-name="T235">остоят из 2х частей: корня </text:span><text:span text:style-name="T37">my/your/him/her/it/our/them</text:span><text:span text:style-name="T235"> и окончания </text:span><text:span text:style-name="T37">-self</text:span><text:span text:style-name="T235">. </text:span></text:p>
      <text:p text:style-name="P81"/>
      <text:p text:style-name="P585"><text:span text:style-name="T242">П</text:span><text:span text:style-name="T236">оказывают, что человек совершает дейсвтие по отношению к самому себе и перевод</text:span><text:span text:style-name="T242">ся</text:span><text:span text:style-name="T236"> словами «себя», «себе», «собой» либо появляются у глаголов, в виде окончания -сь, -ся.</text:span></text:p>
      <text:p text:style-name="P82"/>
      <text:p text:style-name="P306"><text:span text:style-name="T636">I looked at </text:span><text:span text:style-name="T402">myself</text:span><text:span text:style-name="T636"> in the mirror — Я посмотрела на </text:span><text:span text:style-name="T402">себя</text:span><text:span text:style-name="T636"> в зеркало.</text:span></text:p>
      <text:p text:style-name="P306"><text:span text:style-name="T636">He had to explain </text:span><text:span text:style-name="T402">himself</text:span><text:span text:style-name="T636"> — Ему пришлось объяснить</text:span><text:span text:style-name="T402">ся</text:span></text:p>
      <text:p text:style-name="P405"/>
      <text:p text:style-name="P205"><text:span text:style-name="T636">Местоимение, образованное от </text:span><text:span text:style-name="T38">you,</text:span><text:span text:style-name="T636"> имеет варианты: </text:span><text:span text:style-name="T38">yourself</text:span><text:span text:style-name="T636"> и </text:span><text:span text:style-name="T38">yourselves</text:span><text:span text:style-name="T636">. Это практически</text:span></text:p>
      <text:p text:style-name="P215">единственный случай в английском, когда видны отличия между «ты» и «вы».</text:p>
      <text:p text:style-name="P205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5">Местоимение <text:span text:style-name="T2">itself</text:span> используется в значении «сам по себе», «само собой» и стоит после</text:p>
      <text:p text:style-name="P205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6">Глаголы, <text:span text:style-name="T638">с которыми</text:span> не используются возвратные местоимения: <text:span text:style-name="T2">concentrate, relax, feel, meet</text:span>.</text:p>
      <text:p text:style-name="P205"/>
      <text:p text:style-name="P371">I feel good — Я чувствую себя хорошо <text:span text:style-name="T638">(feel myself — неправильно)</text:span>.</text:p>
      <text:p text:style-name="P371">You need to relax — Тебе нужно расслабиться.</text:p>
      <text:p text:style-name="P371"/>
      <text:p text:style-name="P205">Возвратные местоимения также используются, когда необходимо подчеркнуть что человек</text:p>
      <text:p text:style-name="P205">сделал что-то сам. В этом случае они так и переводятся: «сам, самостоятельно».</text:p>
      <text:p text:style-name="P205"/>
      <text:p text:style-name="P371">If you want to do it well, do it yourself — Хочешь сделать хорошо, делай это сам.</text:p>
      <text:p text:style-name="P371"/>
      <text:p text:style-name="P174">Указательные местоимения</text:p>
      <text:p text:style-name="P205"/>
      <text:p text:style-name="P589"><text:span text:style-name="T659">У</text:span>казывают на человека, предмет или <text:span text:style-name="T640">мысль. </text:span><text:span text:style-name="T641">Заменяются артиклем the:</text:span></text:p>
      <text:list xml:id="list2036731500" text:style-name="L35">
        <text:list-item>
          <text:p text:style-name="P777">this, <text:span text:style-name="T639">that</text:span> — этот, <text:span text:style-name="T639">тот</text:span>;</text:p>
        </text:list-item>
        <text:list-item>
          <text:p text:style-name="P778">these, those — эти, те;</text:p>
        </text:list-item>
      </text:list>
      <text:p text:style-name="P372"/>
      <text:p text:style-name="P208">Если объект близко, то используют<text:span text:style-name="T639">ся</text:span> this <text:span text:style-name="T639">или </text:span>these. </text:p>
      <text:p text:style-name="P208">Если объект далеко и до него не дотянуться — то that <text:span text:style-name="T639">или </text:span>those.</text:p>
      <text:p text:style-name="P207"/>
      <text:p text:style-name="P372">This is my friend Joe — <text:span text:style-name="T639">(Вот) Э</text:span>то мой друг Джо.</text:p>
      <text:p text:style-name="P372">Those pictures on the wall are very beautiful — Те картины на стене очень красивые.</text:p>
      <text:p text:style-name="P210"/>
      <text:p text:style-name="P597"><text:span text:style-name="T280">Очень часто </text:span><text:span text:style-name="T71">this</text:span><text:span text:style-name="T280"> и </text:span><text:span text:style-name="T71">that</text:span><text:span text:style-name="T280"> выступают формальным подлежащим, указывая на мысль. В этом случае </text:span><text:span text:style-name="T71">this</text:span><text:span text:style-name="T280"> соответсвует тому, о чем человек </text:span><text:span text:style-name="T281">говорит или </text:span><text:span text:style-name="T280">думает сейчас, а </text:span><text:span text:style-name="T71">that</text:span><text:span text:style-name="T280"> — тому, </text:span></text:p>
      <text:p text:style-name="P597"><text:span text:style-name="T280">о чем </text:span><text:span text:style-name="T281">говорил или </text:span><text:span text:style-name="T280">думал раньше. Также </text:span><text:span text:style-name="T71">that</text:span><text:span text:style-name="T280"> может указывать на прошло</text:span><text:span text:style-name="T291">е </text:span><text:span text:style-name="T280">событие.</text:span></text:p>
      <text:p text:style-name="P209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41">ь</text:span>).</text:p>
      <text:p text:style-name="P209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5"><text:soft-page-break/><text:span text:style-name="T310">Иногда,</text:span><text:span text:style-name="T311"> вместо </text:span><text:span text:style-name="T91">this is,</text:span><text:span text:style-name="T311"> используют </text:span><text:span text:style-name="T91">it is</text:span><text:span text:style-name="T311">. Разницы между этим</text:span><text:span text:style-name="T312">и</text:span><text:span text:style-name="T311"> словосочетаниями нет.</text:span></text:p>
      <text:p text:style-name="P374">This is my book / It is my book — Это моя книга.</text:p>
      <text:p text:style-name="P374"/>
      <text:p text:style-name="P806">Неопределенные местоимения </text:p>
      <text:p text:style-name="P211"/>
      <text:p text:style-name="P826"><text:span text:style-name="T97">S</text:span><text:span text:style-name="T72">ome, any, no, every</text:span><text:span text:style-name="T282"> связаны с чем-то неопределенным и часто выпадают при переводе. </text:span></text:p>
      <text:p text:style-name="P803">Могут использоваться как с существительным, так и сами по себе.</text:p>
      <text:p text:style-name="P212"/>
      <text:p text:style-name="P590"><text:span text:style-name="T282">Местоимения </text:span><text:span text:style-name="T72">some</text:span><text:span text:style-name="T282"> и </text:span><text:span text:style-name="T72">any</text:span><text:span text:style-name="T282"> означают «какой-то», «некоторый», «несколько». </text:span><text:span text:style-name="T283">Они с</text:span><text:span text:style-name="T282">тоят перед существительным во множественно числе или перед неисчисляемым существительным.</text:span></text:p>
      <text:p text:style-name="P212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375">Here are the cookies. Would you like some? — Вот печенье. Хочешь?</text:p>
      <text:p text:style-name="P212"/>
      <text:p text:style-name="P212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2">Связка <text:span text:style-name="T2">not</text:span> + <text:span text:style-name="T2">any</text:span> обычно переводится двойным отрицанием.</text:p>
      <text:p text:style-name="P212"/>
      <text:p text:style-name="P375">I have n<text:span text:style-name="T644">o</text:span>t got any friends — У меня нет никаких друзей.</text:p>
      <text:p text:style-name="P375"/>
      <text:p text:style-name="P213">В утвержениях <text:span text:style-name="T2">some</text:span> ставить не обязательно. <text:span text:style-name="T642">А вот в вопросах активно используются </text:span></text:p>
      <text:p text:style-name="P216">оба местоимения, т. к. здесь они передают разный смысл.</text:p>
      <text:p text:style-name="P212"/>
      <text:p text:style-name="P591"><text:span text:style-name="T73">Some</text:span><text:span text:style-name="T283"> в вопросах имеет позитивный оттенок и используется когда что-то предлагают или просят, предполагая что это </text:span><text:span text:style-name="T284">есть</text:span><text:span text:style-name="T283"> у самих, либо у т</text:span><text:span text:style-name="T284">ех</text:span><text:span text:style-name="T283">, кому адресована просьба.</text:span></text:p>
      <text:p text:style-name="P213"/>
      <text:p text:style-name="P591"><text:span text:style-name="T72">Any,</text:span><text:span text:style-name="T282"> </text:span><text:span text:style-name="T284">наоборот, </text:span><text:span text:style-name="T282">передает сомнение </text:span><text:span text:style-name="T284">о </text:span><text:span text:style-name="T282">наличии </text:span><text:span text:style-name="T284">того</text:span><text:span text:style-name="T282">, </text:span><text:span text:style-name="T285">что</text:span><text:span text:style-name="T282"> спрашивают, поэтому обычно используется </text:span><text:span text:style-name="T284">в вопросах</text:span><text:span text:style-name="T282">, </text:span><text:span text:style-name="T284">где</text:span><text:span text:style-name="T282"> нужн</text:span><text:span text:style-name="T292">а</text:span><text:span text:style-name="T282"> дополнительн</text:span><text:span text:style-name="T292">ая</text:span><text:span text:style-name="T282"> информаци</text:span><text:span text:style-name="T292">я</text:span><text:span text:style-name="T282">.</text:span></text:p>
      <text:p text:style-name="P213"/>
      <text:p text:style-name="P376">Would you like some milk? — Вы хотите молока? (<text:span text:style-name="T643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3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822"><text:span text:style-name="T293">Местоимение </text:span><text:span text:style-name="T77">no</text:span><text:span text:style-name="T293"> </text:span><text:span text:style-name="T294">может </text:span><text:span text:style-name="T293">заменя</text:span><text:span text:style-name="T294">ть</text:span><text:span text:style-name="T293"> </text:span><text:span text:style-name="T77">any</text:span><text:span text:style-name="T293"> в отрицаниях. Оно как бы усиливает </text:span><text:span text:style-name="T294">отрицание</text:span><text:span text:style-name="T293">. </text:span></text:p>
      <text:p text:style-name="P823"><text:span text:style-name="T315">Местоимение</text:span><text:span text:style-name="T96"> n</text:span><text:span text:style-name="T77">o</text:span><text:span text:style-name="T293"> стоит перед существительным, а </text:span><text:span text:style-name="T315">частица </text:span><text:span text:style-name="T77">not</text:span><text:span text:style-name="T293"> идет вместе со вспомогатель</text:span><text:span text:style-name="T314">н.</text:span><text:span text:style-name="T293"> глаголом. Они не могут использоваться вместе в одном предложении.</text:span></text:p>
      <text:p text:style-name="P214"/>
      <text:p text:style-name="P377">There are no shops here / There aren`t any shops here — Здесь нет магазинов.</text:p>
      <text:p text:style-name="P377"/>
      <text:p text:style-name="P802">Местоимение <text:span text:style-name="T2">every</text:span> означает «всякий», «каждый». <text:span text:style-name="T689">Используется в утверждениях и вопросах.</text:span></text:p>
      <text:p text:style-name="P377"/>
      <text:p text:style-name="P592"><text:span text:style-name="T286">Неопределенные местоимения могут объединяться со словами: </text:span><text:span text:style-name="T74">body/one</text:span><text:span text:style-name="T286">, </text:span><text:span text:style-name="T74">thing</text:span><text:span text:style-name="T286"> или </text:span><text:span text:style-name="T74">where</text:span><text:span text:style-name="T286">.</text:span></text:p>
      <text:p text:style-name="P804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7"/>
      <text:p text:style-name="P307"><text:span text:style-name="T412">There is </text:span><text:span text:style-name="T388">somebody</text:span><text:span text:style-name="T412"> in the street — </text:span><text:span text:style-name="T388">Кто-то</text:span><text:span text:style-name="T412"> на улице.</text:span></text:p>
      <text:p text:style-name="P307"><text:span text:style-name="T412">Is there </text:span><text:span text:style-name="T388">anybody</text:span><text:span text:style-name="T412"> in the street? — Есть </text:span><text:span text:style-name="T388">кто</text:span><text:span text:style-name="T412"> на улице?</text:span></text:p>
      <text:p text:style-name="P307"><text:span text:style-name="T412">There is </text:span><text:span text:style-name="T388">nobody</text:span><text:span text:style-name="T412"> in the street / There isn`t </text:span><text:span text:style-name="T388">anybody</text:span><text:span text:style-name="T412"> in the street — </text:span><text:span text:style-name="T388">Никого</text:span><text:span text:style-name="T412"> нет на улице.</text:span></text:p>
      <text:p text:style-name="P825"><text:span text:style-name="T94">There is </text:span><text:span text:style-name="T138">everybody</text:span><text:span text:style-name="T94"> in the street — На улице </text:span><text:span text:style-name="T138">все</text:span><text:span text:style-name="T94"> </text:span><text:span text:style-name="T95">(каждый)</text:span><text:span text:style-name="T94">.</text:span></text:p>
      <text:p text:style-name="P824"><text:soft-page-break/><text:span text:style-name="T609">П</text:span><text:span text:style-name="T608">ритяжательный падеж </text:span><text:span text:style-name="T612">(Possessive Voice)</text:span></text:p>
      <text:p text:style-name="P217"/>
      <text:p text:style-name="P596"><text:span text:style-name="T290">У</text:span><text:span text:style-name="T286">казывает на владельца </text:span><text:span text:style-name="T290">предмета</text:span><text:span text:style-name="T286">. Чтобы поставить </text:span><text:span text:style-name="T288">владельца</text:span><text:span text:style-name="T286"> в этот падеж, нужно добавить к нему окончание </text:span><text:span text:style-name="T74">`s</text:span><text:span text:style-name="T286">. </text:span><text:span text:style-name="T290">Как</text:span><text:span text:style-name="T286"> и притяжательное местоимение, отвечает на вопрос «чей?». </text:span></text:p>
      <text:p text:style-name="P218"/>
      <text:p text:style-name="P308"><text:span text:style-name="T426">This is </text:span><text:span text:style-name="T403">Tom`s</text:span><text:span text:style-name="T426"> friend — Это друг </text:span><text:span text:style-name="T403">Тома</text:span><text:span text:style-name="T426"> (</text:span><text:span text:style-name="T427">владелец</text:span><text:span text:style-name="T426"> в притяжательном падеже)</text:span></text:p>
      <text:p text:style-name="P308"><text:span text:style-name="T426">This is </text:span><text:span text:style-name="T403">his</text:span><text:span text:style-name="T426"> friend — Это </text:span><text:span text:style-name="T403">его</text:span><text:span text:style-name="T426"> друг (притяжательное местоимение)</text:span></text:p>
      <text:p text:style-name="P217"/>
      <text:p text:style-name="P594"><text:span text:style-name="T286">Если предмет является частью другого </text:span><text:span text:style-name="T289">(большего) </text:span><text:span text:style-name="T286">предмета, то вместо притяжательного падежа используется предлог </text:span><text:span text:style-name="T74">of</text:span><text:span text:style-name="T286">. Т. к. владельцем может быть кто-то живой.</text:span></text:p>
      <text:p text:style-name="P219"/>
      <text:p text:style-name="P379">The wheel of the car — Колесо машины (Car`s wheel неправильно).</text:p>
      <text:p text:style-name="P217"/>
      <text:p text:style-name="P592"><text:span text:style-name="T286">Если </text:span><text:span text:style-name="T288">владелец</text:span><text:span text:style-name="T286"> только подразумевается, то его можно не указывать.</text:span></text:p>
      <text:p text:style-name="P378">This isn`t my car. It`s my brothers`s — Это не моя машина. Она брата.</text:p>
      <text:p text:style-name="P217"/>
      <text:p text:style-name="P593"><text:span text:style-name="T286">Если </text:span><text:span text:style-name="T289">владелец</text:span><text:span text:style-name="T286"> идет в связке с прилагательным или местоимением, </text:span><text:span text:style-name="T288">или владельцев несколько, то </text:span><text:span text:style-name="T75">`s</text:span><text:span text:style-name="T288"> ставится в конце: </text:span><text:span text:style-name="T75">a </text:span><text:span text:style-name="T133">big dog`s</text:span><text:span text:style-name="T75"> owner, </text:span><text:span text:style-name="T133">my friend`s</text:span><text:span text:style-name="T75"> house, </text:span><text:span text:style-name="T134">Tom</text:span><text:span text:style-name="T135"> and </text:span><text:span text:style-name="T134">Jil</text:span><text:span text:style-name="T135">`s</text:span><text:span text:style-name="T74"> wedding.</text:span></text:p>
      <text:p text:style-name="P217"/>
      <text:p text:style-name="P595"><text:span text:style-name="T286">Если </text:span><text:span text:style-name="T289">владелец</text:span><text:span text:style-name="T286"> во множественном числе, то в конце пишется только апостроф, без </text:span><text:span text:style-name="T74">s</text:span><text:span text:style-name="T286">. </text:span></text:p>
      <text:p text:style-name="P220">Но если во множественном числе слово-исключение, то применяются обычные правила: </text:p>
      <text:p text:style-name="P220"/>
      <text:p text:style-name="P626"><text:span text:style-name="T74">my </text:span><text:span text:style-name="T135">friends`</text:span><text:span text:style-name="T74"> school, </text:span><text:span text:style-name="T135">men`s</text:span><text:span text:style-name="T74"> clothes </text:span><text:span text:style-name="T76">(мужская одежда)</text:span><text:span text:style-name="T286">.</text:span></text:p>
      <text:p text:style-name="P217"/>
      <text:p text:style-name="P217"/>
      <text:p text:style-name="P7"><text:span text:style-name="T243">С</text:span><text:span text:style-name="T194">уществительное </text:span><text:span text:style-name="T2">(Noun)</text:span></text:p>
      <text:p text:style-name="P221"/>
      <text:p text:style-name="P222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2"/>
      <text:p text:style-name="P177">Множественное число</text:p>
      <text:p text:style-name="P222"/>
      <text:p text:style-name="P222">Распространяется только на существительные и не касается прилагательных.</text:p>
      <text:p text:style-name="P222">Образуется с помощью окончания <text:span text:style-name="T2">-s</text:span> или <text:span text:style-name="T2">-es</text:span>.</text:p>
      <text:p text:style-name="P222"/>
      <text:p text:style-name="P380">A blue ballon<text:span text:style-name="T605">s</text:span> — Голуб<text:span text:style-name="T388">ые</text:span> шарик<text:span text:style-name="T388">и</text:span>.</text:p>
      <text:p text:style-name="P222"/>
      <text:p text:style-name="P177">Исчисляемые и неисчисляемые</text:p>
      <text:p text:style-name="P222"/>
      <text:p text:style-name="P228">Исчисляемые существительные можно посчитать. Они могут быть как в единственном, </text:p>
      <text:p text:style-name="P598"><text:span text:style-name="T295">так и во множественном числе. Количество можно указать числом, наречием или артиклем </text:span><text:span text:style-name="T78">a</text:span><text:span text:style-name="T295">.</text:span></text:p>
      <text:p text:style-name="P407"/>
      <text:p text:style-name="P309"><text:span text:style-name="T404">3</text:span><text:span text:style-name="T428"> apples — 3 яблока </text:span><text:span text:style-name="T429">(числительное)</text:span><text:span text:style-name="T428">. </text:span></text:p>
      <text:p text:style-name="P598"><text:span text:style-name="T136">Many</text:span><text:span text:style-name="T78"> books — Много книг </text:span><text:span text:style-name="T79">(местоимение)</text:span><text:span text:style-name="T78">.</text:span></text:p>
      <text:p text:style-name="P309"><text:span text:style-name="T428">I want </text:span><text:span text:style-name="T404">a</text:span><text:span text:style-name="T428"> banana — Я хочу банан </text:span><text:span text:style-name="T429">(артикль a означает one)</text:span><text:span text:style-name="T428">.</text:span></text:p>
      <text:p text:style-name="P383"/>
      <text:p text:style-name="P598"><text:span text:style-name="T295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8">it</text:span><text:span text:style-name="T295">. </text:span><text:span text:style-name="T313">Ч</text:span><text:span text:style-name="T295">тобы выразить их кол-во</text:span><text:span text:style-name="T296">,</text:span><text:span text:style-name="T295"> используется мерка:</text:span></text:p>
      <text:p text:style-name="P228"/>
      <text:p text:style-name="P229">Мерка для жидкостей:</text:p>
      <text:list xml:id="list587878" text:style-name="L36">
        <text:list-item>
          <text:p text:style-name="P779">a glass of — стакан;</text:p>
        </text:list-item>
        <text:list-item>
          <text:p text:style-name="P779"><text:soft-page-break/>a cup of — чашка;</text:p>
        </text:list-item>
        <text:list-item>
          <text:p text:style-name="P779">a jar of — банка;</text:p>
        </text:list-item>
        <text:list-item>
          <text:p text:style-name="P779">a jug of — кувшин;</text:p>
        </text:list-item>
        <text:list-item>
          <text:p text:style-name="P779">a bottle of — бутылка;</text:p>
        </text:list-item>
      </text:list>
      <text:p text:style-name="P228"/>
      <text:p text:style-name="P229">Мерка для сыпучих веществ:</text:p>
      <text:list xml:id="list849518531" text:style-name="L37">
        <text:list-item>
          <text:p text:style-name="P780">a packet of — упаковка;</text:p>
        </text:list-item>
        <text:list-item>
          <text:p text:style-name="P780">a bowl of — миска;</text:p>
        </text:list-item>
        <text:list-item>
          <text:p text:style-name="P780">a bag of — мешок;</text:p>
        </text:list-item>
        <text:list-item>
          <text:p text:style-name="P780">a kilo of — килограм;</text:p>
        </text:list-item>
      </text:list>
      <text:p text:style-name="P228"/>
      <text:p text:style-name="P229">Мерка для продуктов, которые режут:</text:p>
      <text:list xml:id="list150237135934647" text:continue-numbering="true" text:style-name="L37">
        <text:list-item>
          <text:p text:style-name="P780">a piece/slice of — кусочек;</text:p>
        </text:list-item>
        <text:list-item>
          <text:p text:style-name="P780">a loaf of — буханка;</text:p>
        </text:list-item>
      </text:list>
      <text:p text:style-name="P228"/>
      <text:p text:style-name="P599"><text:span text:style-name="T272">Существительные, которые всегда неислисляемые: </text:span><text:span text:style-name="T61">news, money, bad luck, traffic, furniture, progress, information, advice, hair, paper, food.</text:span></text:p>
      <text:p text:style-name="P383"/>
      <text:p text:style-name="P383">It is good news — Это хорошие новости (без артикля).</text:p>
      <text:p text:style-name="P383">I need good advice — Мне нужен хороший совет (без артикля).</text:p>
      <text:p text:style-name="P383"/>
      <text:p text:style-name="P178">Несколько существительных рядом</text:p>
      <text:p text:style-name="P223"/>
      <text:p text:style-name="P223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3">Первое существительное всегда стоит в единственном числе.</text:p>
      <text:p text:style-name="P223"/>
      <text:p text:style-name="P381">A tennis ball — теннисный мяч / мяч для тенниса;</text:p>
      <text:p text:style-name="P381">A income tax — подоходный налог / налог на прибыль;</text:p>
      <text:p text:style-name="P381"/>
      <text:p text:style-name="P223">Иногда первое существительное имеет окончание -ing. По правилам английского, </text:p>
      <text:p text:style-name="P223">глагол с окончанием -ing грамматически является существительным.</text:p>
      <text:p text:style-name="P223"/>
      <text:p text:style-name="P381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0"/>
      <text:p text:style-name="P601"><text:span text:style-name="T297">Это маленькие слова перед существительными, которые передают </text:span><text:span text:style-name="T298">их</text:span><text:span text:style-name="T297"> краткую характеристику. Есть 2 вида артикля: неопределенный (</text:span><text:span text:style-name="T80">a/an) </text:span><text:span text:style-name="T298">и</text:span><text:span text:style-name="T81"> </text:span><text:span text:style-name="T297">определенный (</text:span><text:span text:style-name="T80">the)</text:span><text:span text:style-name="T297">.</text:span></text:p>
      <text:p text:style-name="P224"/>
      <text:p text:style-name="P191">Неопределенный артикль <text:span text:style-name="T39">a/an</text:span></text:p>
      <text:p text:style-name="P225"/>
      <text:p text:style-name="P226">Указывает на какой-то один неопределенный предмет. Каждый человек может представить </text:p>
      <text:p text:style-name="P226">по разному такой предмет. </text:p>
      <text:p text:style-name="P226"/>
      <text:p text:style-name="P382">A house — Дом (один представит особняк, другой — маленький домик).</text:p>
      <text:p text:style-name="P382"/>
      <text:p text:style-name="P226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6"/>
      <text:p text:style-name="P382">I have <text:span text:style-name="T388">a</text:span> cat / I have <text:span text:style-name="T388">one</text:span> cat — У меня есть (одна такая) кошка.</text:p>
      <text:p text:style-name="P226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6">Если согласная не произносится, то ставится <text:span text:style-name="T2">an</text:span>: <text:span text:style-name="T2">an hour (аувер), an honesty (анэсти).</text:span></text:p>
      <text:p text:style-name="P382"/>
      <text:p text:style-name="P430"><text:span text:style-name="T298">Также </text:span><text:span text:style-name="T84">a/an</text:span><text:span text:style-name="T298"> ставится, когда:</text:span></text:p>
      <text:list xml:id="list3932481355" text:style-name="L38">
        <text:list-item>
          <text:p text:style-name="P781">говорят о профессии (I`m a doctor);</text:p>
        </text:list-item>
        <text:list-item>
          <text:p text:style-name="P800"><text:span text:style-name="T81">впервые упоминяют </text:span><text:span text:style-name="T82">объект</text:span><text:span text:style-name="T81"> в разговоре (I have a cat);</text:span></text:p>
        </text:list-item>
        <text:list-item>
          <text:p text:style-name="P801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2"/>
      <text:p text:style-name="P602"><text:span text:style-name="T298">Если перед существительным </text:span><text:span text:style-name="T299">стоит</text:span><text:span text:style-name="T298"> </text:span><text:span text:style-name="T299">прилагательное</text:span><text:span text:style-name="T298">, то </text:span><text:span text:style-name="T81">a/</text:span><text:span text:style-name="T82">an</text:span><text:span text:style-name="T298"> ставится перед ним</text:span><text:span text:style-name="T299">.</text:span></text:p>
      <text:p text:style-name="P382"><text:span text:style-name="T663">A</text:span> big old house — <text:span text:style-name="T663">Б</text:span>ольшой старый дом.</text:p>
      <text:p text:style-name="P382"/>
      <text:p text:style-name="P226">При этом перед прилагательным без существительного <text:span text:style-name="T645">артикль</text:span> <text:span text:style-name="T2">a/</text:span><text:span text:style-name="T40">an</text:span> не ставится.</text:p>
      <text:p text:style-name="P382">This book is a good (неправильно). This book is good (правильно).</text:p>
      <text:p text:style-name="P382"/>
      <text:p text:style-name="P179">Определенный артикль <text:span text:style-name="T2">the</text:span></text:p>
      <text:p text:style-name="P406"/>
      <text:p text:style-name="P227">Указывает на определенный предмет или понятие. Т.е. на то, что выделяется из общей массы.</text:p>
      <text:p text:style-name="P227"/>
      <text:p text:style-name="P227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7">А также перед исчисляемым<text:span text:style-name="T647">и</text:span> и неисчисляемым<text:span text:style-name="T647">и</text:span> сущесвтительным<text:span text:style-name="T647">и</text:span>.</text:p>
      <text:p text:style-name="P227"/>
      <text:p text:style-name="P603"><text:span text:style-name="T300">Если предмет или человек упоминаются в речи впервые, то обычно о </text:span><text:span text:style-name="T301">нем</text:span><text:span text:style-name="T300"> еще ничего не известно и поэтому сначала используется неопределенный артикль </text:span><text:span text:style-name="T83">a/an</text:span><text:span text:style-name="T300">. Но если </text:span><text:span text:style-name="T301">он</text:span><text:span text:style-name="T300"> упоминаются в речи повторно, то далее </text:span><text:span text:style-name="T301">используется</text:span><text:span text:style-name="T300"> определенный артикль </text:span><text:span text:style-name="T83">the</text:span><text:span text:style-name="T300">.</text:span></text:p>
      <text:p text:style-name="P227"/>
      <text:p text:style-name="P310"><text:span text:style-name="T430">I have got </text:span><text:span text:style-name="T405">a</text:span><text:span text:style-name="T430"> puppy. </text:span><text:span text:style-name="T405">The</text:span><text:span text:style-name="T430"> puppy is white — У меня есть щенок. (Этот) Щенок белый.</text:span></text:p>
      <text:p text:style-name="P384"/>
      <text:p text:style-name="P227">Определенный артикль может стоять не только перед существительным, но и перед</text:p>
      <text:p text:style-name="P227">прилагательным. В этом случае прилагательное становится существительным.</text:p>
      <text:p text:style-name="P384"/>
      <text:p text:style-name="P311"><text:span text:style-name="T431">R</text:span><text:span text:style-name="T430">ich people — </text:span><text:span text:style-name="T431">Б</text:span><text:span text:style-name="T430">огатые люди; </text:span><text:span text:style-name="T431">The</text:span><text:span text:style-name="T430">e rich — </text:span><text:span text:style-name="T431">Б</text:span><text:span text:style-name="T430">огачи.</text:span></text:p>
      <text:p text:style-name="P385"/>
      <text:p text:style-name="P183"><text:span text:style-name="T646">К</text:span>акой артикль выбрать?</text:p>
      <text:p text:style-name="P386"/>
      <text:p text:style-name="P604"><text:span text:style-name="T302">Можно п</text:span><text:span text:style-name="T301">редставить перед существит</text:span><text:span text:style-name="T302">ельным</text:span><text:span text:style-name="T301"> </text:span><text:span text:style-name="T302">слова:</text:span><text:span text:style-name="T301"> «один», «один такой», «один из».</text:span></text:p>
      <text:p text:style-name="P83"><text:span text:style-name="T412">Если логика предложения не нарушена, то скорее всего нужен </text:span><text:span text:style-name="T61">a/an</text:span><text:span text:style-name="T412">.</text:span></text:p>
      <text:p text:style-name="P386"/>
      <text:p text:style-name="P386">I`ve got a window in my room — У меня в комнате есть окно (обычное окно, каких много).</text:p>
      <text:p text:style-name="P387"/>
      <text:p text:style-name="P84"><text:span text:style-name="T412">Также можно представить перед существительным слова: </text:span><text:span text:style-name="T98">this, that, these, those</text:span><text:span text:style-name="T412"> или </text:span></text:p>
      <text:p text:style-name="P84"><text:span text:style-name="T412">«тот самый», «именно тот», «конкретное этот» и т. д. Если смысл предложения в целом не изменился, то можно ставить </text:span><text:span text:style-name="T61">the</text:span><text:span text:style-name="T412">.</text:span></text:p>
      <text:p text:style-name="P230"/>
      <text:p text:style-name="P388">Look at the window. It`s broken — Посмотри на окно. Оно разбито.</text:p>
      <text:p text:style-name="P388">(посмотри на это конкретное окно, именно оно разбито).</text:p>
      <text:p text:style-name="P388"/>
      <text:p text:style-name="P626"><text:span text:style-name="T412">Очень часто артикли используются по особым правилам из-за того, что так сложилось исторически. </text:span><text:span text:style-name="T439">Так, н</text:span><text:span text:style-name="T412">апример </text:span><text:span text:style-name="T61">the</text:span><text:span text:style-name="T412"> всегда ставят: когда говорят о части помещения, когда человек куда-то направляется, когда объект </text:span><text:span text:style-name="T439">явяляется</text:span><text:span text:style-name="T412">, уникальный и т.д: </text:span></text:p>
      <text:p text:style-name="P393"/>
      <text:p text:style-name="P393">in the room, go to the bank, the Bible, the sky, on the left.</text:p>
      <text:p text:style-name="P538"><text:soft-page-break/><text:span text:style-name="T608">Прилагательное </text:span><text:span text:style-name="T612">(Adjective)</text:span></text:p>
      <text:p text:style-name="Standard"/>
      <text:p text:style-name="P607"><text:span text:style-name="T649">Часть речи, которая отвечает на вопрос «какой?». </text:span><text:span text:style-name="T650">Прилагательное </text:span><text:span text:style-name="T651">дает характеристику существительному</text:span><text:span text:style-name="T650"> и всегда стоит перед ним. Но может появляться и отдельно.</text:span></text:p>
      <text:p text:style-name="P607"/>
      <text:p text:style-name="P605">Прилагательные деляться на 2 группы: оценочные и фактовые. </text:p>
      <text:p text:style-name="P605"/>
      <text:p text:style-name="P606">Оценочные прилагательные выражают личное мнение человека о предмете: </text:p>
      <text:p text:style-name="P627"><text:span text:style-name="T51">a</text:span><text:span text:style-name="T41"> </text:span><text:span text:style-name="T52">funny cat (мнение с которым можно не соглашаться). </text:span></text:p>
      <text:p text:style-name="P606"/>
      <text:p text:style-name="P606">Фактовые прилагательные указывают на визуальную информацию либо на факты, </text:p>
      <text:p text:style-name="P606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2"/>
      <text:p text:style-name="P85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5"/>
      <text:p text:style-name="P628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3"/>
      <text:p text:style-name="P85">Если прилагательное стоит после глагола, то оно будет переводиться наречием.</text:p>
      <text:p text:style-name="P85"/>
      <text:p text:style-name="P313">You look <text:span text:style-name="T388">nice</text:span>! — Ты <text:span text:style-name="T388">прекрасно</text:span> выглядишь!</text:p>
      <text:p text:style-name="P313">I feel <text:span text:style-name="T388">bad</text:span> — Я <text:span text:style-name="T388">плохо</text:span> себя чувствую.</text:p>
      <text:p text:style-name="P313"/>
      <text:p text:style-name="P805">Сравнительная и превосходная степень</text:p>
      <text:p text:style-name="P85"/>
      <text:p text:style-name="P610">Сравнительная степень используется когда, сравниваются 2 <text:span text:style-name="T664">прилагательных</text:span>. <text:span text:style-name="T664">Второе</text:span> может только подразумеваться. <text:span text:style-name="T651">О</text:span>бразуется с пом<text:span text:style-name="T651">ощью</text:span> окончания <text:span text:style-name="T2">-er</text:span> или слова <text:span text:style-name="T2">more </text:span><text:span text:style-name="T42">(более)</text:span>. </text:p>
      <text:p text:style-name="P87"/>
      <text:p text:style-name="P87">Суффикс <text:span text:style-name="T2">-er</text:span> ставится, когда слово маленькое, обычно из 1 слога:</text:p>
      <text:list xml:id="list3506307614" text:style-name="L39">
        <text:list-item>
          <text:p text:style-name="P746">small (маленький) → smaller (меньше);</text:p>
        </text:list-item>
        <text:list-item>
          <text:p text:style-name="P746">funny (смешной) → funnier (смешнее);</text:p>
        </text:list-item>
      </text:list>
      <text:p text:style-name="P314"/>
      <text:p text:style-name="P87">Слово <text:span text:style-name="T2">more</text:span> ставится, когда слово состоит из 2х и более слогов:</text:p>
      <text:list xml:id="list2591543262" text:style-name="L40">
        <text:list-item>
          <text:p text:style-name="P747">useful (полезный) → more useful (более полезный);</text:p>
        </text:list-item>
        <text:list-item>
          <text:p text:style-name="P747">interesting (интересный) → more interesting (более интересный);</text:p>
        </text:list-item>
      </text:list>
      <text:p text:style-name="P314"/>
      <text:p text:style-name="P86">Прилагательные, для которые сравнительная степень образуется и так, и эдак: </text:p>
      <text:p text:style-name="P314">quiet, clever, narrow, simple.</text:p>
      <text:p text:style-name="P86"/>
      <text:p text:style-name="P314">Be <text:span text:style-name="T388">quieter</text:span>, please / Be <text:span text:style-name="T388">more quiet</text:span>, please — Веди себя <text:span text:style-name="T388">тише</text:span>, пожалуйста.</text:p>
      <text:p text:style-name="P314"/>
      <text:p text:style-name="P86">Часто, при сравнении, используется слово <text:span text:style-name="T2">than (чем):</text:span></text:p>
      <text:p text:style-name="P314">New York is bigger than Manchester — Нью Йорк больше, чем Манчестер.</text:p>
      <text:p text:style-name="P314"/>
      <text:p text:style-name="P608"><text:span text:style-name="T245">Иногда после </text:span><text:span text:style-name="T42">than</text:span><text:span text:style-name="T245"> идёт личное местоимение в объектном падеже</text:span><text:span text:style-name="T42"> (me, him, her…)</text:span></text:p>
      <text:p text:style-name="P608"><text:span text:style-name="T245">В этом случае оно будет переводится именительн</text:span><text:span text:style-name="T246">ым</text:span><text:span text:style-name="T245"> падеж</text:span><text:span text:style-name="T246">ом</text:span><text:span text:style-name="T245">.</text:span></text:p>
      <text:p text:style-name="P86"/>
      <text:p text:style-name="P314">I`m more attentive than <text:span text:style-name="T388">him</text:span> — Я внимательней, чем <text:span text:style-name="T388">он</text:span>.</text:p>
      <text:p text:style-name="P314"/>
      <text:p text:style-name="P88">В качестве альтернативы, местоимение может быть в именительном падеже, но с вместе </text:p>
      <text:p text:style-name="P88">с ним должен указываться вспомогательный или модальный глагол из первой части.</text:p>
      <text:p text:style-name="P88"/>
      <text:p text:style-name="P315"><text:soft-page-break/>I <text:span text:style-name="T412">am</text:span> more attentive than <text:span text:style-name="T388">he is</text:span> — Я внимательне, чем <text:span text:style-name="T388">он</text:span>.</text:p>
      <text:p text:style-name="P315">I <text:span text:style-name="T412">can</text:span> jump higher than <text:span text:style-name="T388">he can</text:span> — Я прыгаю выше, чем <text:span text:style-name="T388">он</text:span>.</text:p>
      <text:p text:style-name="P315"/>
      <text:p text:style-name="P629"><text:span text:style-name="T247">Превосходная степень используется, когда сравниваю три и более </text:span><text:span text:style-name="T262">прилагательных</text:span><text:span text:style-name="T247">. </text:span></text:p>
      <text:p text:style-name="P91">Общее кол-во может только подразумеваться. Она обозначает наивысшую степень качества. </text:p>
      <text:p text:style-name="P89"/>
      <text:p text:style-name="P92"><text:span text:style-name="T664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2">а вместо <text:span text:style-name="T2">more</text:span> используется <text:span text:style-name="T2">most </text:span><text:span text:style-name="T43">(самый)</text:span>. </text:p>
      <text:p text:style-name="P92"/>
      <text:list xml:id="list27672693" text:style-name="L41">
        <text:list-item>
          <text:p text:style-name="P748">strong (сильный) → the strongest (сильнейший);</text:p>
        </text:list-item>
        <text:list-item>
          <text:p text:style-name="P748">reasonable (разумный)→ the most reasonable (самый разумный);</text:p>
        </text:list-item>
      </text:list>
      <text:p text:style-name="P93"/>
      <text:p text:style-name="P609"><text:span text:style-name="T247">Перед прилагательным </text:span><text:span text:style-name="T248">будет</text:span><text:span text:style-name="T247"> артикль </text:span><text:span text:style-name="T44">the</text:span><text:span text:style-name="T247">, а после прилагательно</text:span><text:span text:style-name="T248">го</text:span><text:span text:style-name="T247"> — предлог </text:span><text:span text:style-name="T44">in</text:span><text:span text:style-name="T247"> или </text:span><text:span text:style-name="T44">of</text:span><text:span text:style-name="T247">.</text:span></text:p>
      <text:p text:style-name="P90"/>
      <text:p text:style-name="P316">What is the longest river in the world? — Какая самая длинная река в мире?</text:p>
      <text:p text:style-name="P316">It was the happiest day of my life — Это был самый счастливый день в моей жизни.</text:p>
      <text:p text:style-name="P316"/>
      <text:p text:style-name="P95">Слова-исключения с особой сравнительной и превосходной степенью:</text:p>
      <text:list xml:id="list2604527657" text:style-name="L42">
        <text:list-item>
          <text:p text:style-name="P749">good (хороший) → better (лучше) → the best (наилучший);</text:p>
        </text:list-item>
        <text:list-item>
          <text:p text:style-name="P749">bad (плохой) → worse (хуже) → the worst (наихудший);</text:p>
        </text:list-item>
        <text:list-item>
          <text:p text:style-name="P749">far (далекий) → farther (дальше) → the farthest (самый далекий);</text:p>
        </text:list-item>
      </text:list>
      <text:p text:style-name="P317"/>
      <text:p text:style-name="P317"/>
      <text:p text:style-name="P14">Наречие <text:span text:style-name="T2">(Adverb)</text:span></text:p>
      <text:p text:style-name="P94"/>
      <text:p text:style-name="P96"><text:span text:style-name="T651">Часть речи, которая отвечает на вопрос</text:span><text:span text:style-name="T653">ы</text:span><text:span text:style-name="T651"> «</text:span><text:span text:style-name="T687">где?</text:span><text:span text:style-name="T651">», «</text:span><text:span text:style-name="T687">когда?</text:span><text:span text:style-name="T651">», «как?».</text:span></text:p>
      <text:p text:style-name="P96"/>
      <text:p text:style-name="P612"><text:span text:style-name="T250">Наречие </text:span><text:span text:style-name="T251">дает</text:span><text:span text:style-name="T250"> характеристику глаголу или прилагательному. Если оно относится к глаголу, то стоит после него (обычно в конце </text:span><text:span text:style-name="T252">предложен</text:span><text:span text:style-name="T251">ия</text:span><text:span text:style-name="T250">), а если к прилагательному — то перед ним.</text:span></text:p>
      <text:p text:style-name="P318"/>
      <text:p text:style-name="P318">I <text:span text:style-name="T388">kwon</text:span> him <text:span text:style-name="T388">well</text:span> — Я <text:span text:style-name="T388">хорошо</text:span> его <text:span text:style-name="T388">знаю</text:span>.</text:p>
      <text:p text:style-name="P318">He is <text:span text:style-name="T388">very</text:span> <text:span text:style-name="T388">serious</text:span> — Он <text:span text:style-name="T388">очень</text:span> <text:span text:style-name="T388">серьезный</text:span>.</text:p>
      <text:p text:style-name="P318"/>
      <text:p text:style-name="P180">Наречия, образованные от прилагательных</text:p>
      <text:p text:style-name="P97"/>
      <text:p text:style-name="P98">Они образуются с помощью окончания <text:span text:style-name="T2">-ly</text:span>:</text:p>
      <text:list xml:id="list2098263074" text:style-name="L43">
        <text:list-item>
          <text:p text:style-name="P750">quick (быстрый) → quickly (быстро);</text:p>
        </text:list-item>
        <text:list-item>
          <text:p text:style-name="P750">serious (серьезный) → seriously (серьезно);</text:p>
        </text:list-item>
      </text:list>
      <text:p text:style-name="P319"/>
      <text:p text:style-name="P98">Наречия, которые <text:span text:style-name="T654">пишутся</text:span> как прилагательные:</text:p>
      <text:list xml:id="list1385327509" text:style-name="L44">
        <text:list-item>
          <text:p text:style-name="P751">fast — быстрый/быстро;</text:p>
        </text:list-item>
        <text:list-item>
          <text:p text:style-name="P751">late — поздний/поздно;</text:p>
        </text:list-item>
        <text:list-item>
          <text:p text:style-name="P751">hard — тяжелый/тяжело;</text:p>
        </text:list-item>
      </text:list>
      <text:p text:style-name="P319"/>
      <text:p text:style-name="P181">Самобытные наречия</text:p>
      <text:p text:style-name="P99"/>
      <text:p text:style-name="P99">Они существуют с давних времен и имееют собственную форму.</text:p>
      <text:p text:style-name="P99"/>
      <text:p text:style-name="P100">Наречия, указывающие на степень чего-то:</text:p>
      <text:list xml:id="list1306659286" text:style-name="L45">
        <text:list-item>
          <text:p text:style-name="P752">enough — достаточно;</text:p>
        </text:list-item>
        <text:list-item>
          <text:p text:style-name="P752">a lot, much, many — много;</text:p>
        </text:list-item>
        <text:list-item>
          <text:p text:style-name="P752"><text:soft-page-break/>almost — почти;</text:p>
        </text:list-item>
        <text:list-item>
          <text:p text:style-name="P752">pretty, very — довольно (очень);</text:p>
        </text:list-item>
        <text:list-item>
          <text:p text:style-name="P752">too — слишком;</text:p>
        </text:list-item>
      </text:list>
      <text:p text:style-name="P320"/>
      <text:p text:style-name="P100">Наречия, помогающие акцентироваться на чем-то:</text:p>
      <text:list xml:id="list3824157695" text:style-name="L46">
        <text:list-item>
          <text:p text:style-name="P753">just — всего лишь;</text:p>
        </text:list-item>
        <text:list-item>
          <text:p text:style-name="P753">only — только;</text:p>
        </text:list-item>
        <text:list-item>
          <text:p text:style-name="P753">simply — просто;</text:p>
        </text:list-item>
        <text:list-item>
          <text:p text:style-name="P753">especially — особенно;</text:p>
        </text:list-item>
      </text:list>
      <text:p text:style-name="P320"/>
      <text:p text:style-name="P100">Другие распространенные наречия:</text:p>
      <text:list xml:id="list3180864026" text:style-name="L47">
        <text:list-item>
          <text:p text:style-name="P754">quite — совсем;</text:p>
        </text:list-item>
        <text:list-item>
          <text:p text:style-name="P754">so — такой;</text:p>
        </text:list-item>
        <text:list-item>
          <text:p text:style-name="P754">soon — скоро;</text:p>
        </text:list-item>
      </text:list>
      <text:p text:style-name="P320"/>
      <text:p text:style-name="P320">Marry is pretty smart — Мэри довольно умная;</text:p>
      <text:p text:style-name="P320">We just want to ask you a question — Мы всего лишь хотим задать вам вопрос.</text:p>
      <text:p text:style-name="P320">Why are you so sad? — Почему ты такой грусный?</text:p>
      <text:p text:style-name="P320"/>
      <text:p text:style-name="P101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1">а <text:span text:style-name="T2">many</text:span> — перед исчисляемыми: <text:span text:style-name="T2">much work, many books.</text:span></text:p>
      <text:p text:style-name="P101"/>
      <text:p text:style-name="P101">Связка <text:span text:style-name="T2">a lot of</text:span> (или <text:span text:style-name="T2">lots of</text:span>) может стоять как перед исчисляемыми, так и неисчисляемыми</text:p>
      <text:p text:style-name="P613"><text:span text:style-name="T251">существительными: </text:span><text:span text:style-name="T46">a lot of coffee, a lot of cars. </text:span><text:span text:style-name="T251">Англоговорящие не используют </text:span><text:span text:style-name="T46">much</text:span><text:span text:style-name="T251"> </text:span></text:p>
      <text:p text:style-name="P613"><text:span text:style-name="T251">в утвердительных предложениях и заменяют его на </text:span><text:span text:style-name="T46">a lof of</text:span><text:span text:style-name="T251">.</text:span></text:p>
      <text:p text:style-name="P101"/>
      <text:p text:style-name="P322">There is a lot of juice in the jug — В кувшине много сока.</text:p>
      <text:p text:style-name="P322">There isn`t much coffee in the cup — В чашке не много кофе.</text:p>
      <text:p text:style-name="P321"/>
      <text:p text:style-name="P104">Слова <text:span text:style-name="T2">little</text:span> и <text:span text:style-name="T2">few</text:span> переводятся как «мало». <text:span text:style-name="T655">Слово </text:span><text:span text:style-name="T46">l</text:span><text:span text:style-name="T2">ittle</text:span> — это антоним <text:span text:style-name="T2">much</text:span>,</text:p>
      <text:p text:style-name="P104">а слово <text:span text:style-name="T2">few</text:span> — антоним <text:span text:style-name="T2">many</text:span>: <text:span text:style-name="T2">little work, few books.</text:span></text:p>
      <text:p text:style-name="P182"/>
      <text:p text:style-name="P182">Наречия частности</text:p>
      <text:p text:style-name="P101"/>
      <text:p text:style-name="P101">Указывают на то, когда или с какой периодичностью происходит действие в предложении.</text:p>
      <text:p text:style-name="P101">Это те самые слова-маячки, которые помогают определять правильное время.</text:p>
      <text:p text:style-name="P101"/>
      <text:p text:style-name="P101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1"/>
      <text:p text:style-name="P322"><text:span text:style-name="T150">I</text:span> <text:span text:style-name="T186">don`t</text:span> <text:span text:style-name="T388">usually</text:span> <text:span text:style-name="T159">drive</text:span> to work — Обычно, я не еду (на машине) на работу.</text:p>
      <text:p text:style-name="P322"><text:span text:style-name="T150">You</text:span> <text:span text:style-name="T186">can</text:span> <text:span text:style-name="T388">always</text:span> <text:span text:style-name="T159">call</text:span> me — Ты всегда можешь позвонить мне.</text:p>
      <text:p text:style-name="P322"/>
      <text:p text:style-name="P102">Если наречие частотности в связке с другим словом, то вся связка должна быть в конце.</text:p>
      <text:p text:style-name="P323">I buy coffee on my way to work <text:span text:style-name="T388">very often</text:span> — Я <text:span text:style-name="T388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3"/>
      <text:p text:style-name="P110">В английском языке, предлоги <text:span text:style-name="T686">перед существительными</text:span> заменяют падежи. <text:span text:style-name="T686">К одному и тому же падежу могут вести разные предлоги. <text:s/>В русском, за падежи отвечают оконания.</text:span></text:p>
      <text:p text:style-name="P106"/>
      <text:p text:style-name="P184"><text:soft-page-break/>Предлоги времени <text:span text:style-name="T2">at, on, in</text:span></text:p>
      <text:p text:style-name="P106"/>
      <text:p text:style-name="P106">Отвечают на вопрос «когда?». Каждый из них обозначает разный момент времени.</text:p>
      <text:p text:style-name="P106"/>
      <text:p text:style-name="P442"><text:span text:style-name="T256">Предлог </text:span><text:span text:style-name="T48">at</text:span><text:span text:style-name="T256"> указывает на точное время. Иногда </text:span><text:span text:style-name="T258">он</text:span><text:span text:style-name="T256"> </text:span><text:span text:style-name="T258">указывает на </text:span><text:span text:style-name="T256">периоды дня и праздники:</text:span></text:p>
      <text:p text:style-name="P443"><text:span text:style-name="T256">Если в названии праздника </text:span><text:span text:style-name="T258">есть</text:span><text:span text:style-name="T256"> слово </text:span><text:span text:style-name="T48">day</text:span><text:span text:style-name="T256">, то он пишется с предлогом </text:span><text:span text:style-name="T48">on</text:span><text:span text:style-name="T256">, а не </text:span><text:span text:style-name="T48">at</text:span><text:span text:style-name="T256">.</text:span></text:p>
      <text:p text:style-name="P108"/>
      <text:list xml:id="list1475583475" text:style-name="L48">
        <text:list-item>
          <text:p text:style-name="P755">at 5 o`clock — в 5 часов;</text:p>
        </text:list-item>
        <text:list-item>
          <text:p text:style-name="P755">at night — ночью;</text:p>
        </text:list-item>
        <text:list-item>
          <text:p text:style-name="P755">at sunset — на рассвете;</text:p>
        </text:list-item>
        <text:list-item>
          <text:p text:style-name="P755">at the weekend — в выходные;</text:p>
        </text:list-item>
        <text:list-item>
          <text:p text:style-name="P755">at the moment — в данный момент;</text:p>
        </text:list-item>
        <text:list-item>
          <text:p text:style-name="P755">at the end (of) — в конце;</text:p>
        </text:list-item>
        <text:list-item>
          <text:p text:style-name="P755">at Christmas — на Рождество;</text:p>
        </text:list-item>
        <text:list-item>
          <text:p text:style-name="P755">at Easter — на Пасху;</text:p>
        </text:list-item>
      </text:list>
      <text:p text:style-name="P326"/>
      <text:p text:style-name="P108">Предлог <text:span text:style-name="T2">on</text:span> указывает на конкретный день. Обычно это дни недели или даты.</text:p>
      <text:p text:style-name="P109">В английском языке дни недели, месяцы, и названия праздников пишутся с большой буквы.</text:p>
      <text:p text:style-name="P327"/>
      <text:list xml:id="list3194744333" text:style-name="L49">
        <text:list-item>
          <text:p text:style-name="P756">on Sunday — в воскресенье / по воскресеньям;</text:p>
        </text:list-item>
        <text:list-item>
          <text:p text:style-name="P756">on the 8th of March — 8го марта;</text:p>
        </text:list-item>
        <text:list-item>
          <text:p text:style-name="P756">on April, 10 — 10го апреля;</text:p>
        </text:list-item>
        <text:list-item>
          <text:p text:style-name="P756">on my birthday — на мой день рождения;</text:p>
        </text:list-item>
        <text:list-item>
          <text:p text:style-name="P756">on Christmas day — в день Рождества;</text:p>
        </text:list-item>
      </text:list>
      <text:p text:style-name="P326"/>
      <text:p text:style-name="P107">Предлог <text:span text:style-name="T2">in</text:span> указывает на большие периоды: месяцы, сезоны, годы:</text:p>
      <text:list xml:id="list2528621435" text:style-name="L50">
        <text:list-item>
          <text:p text:style-name="P807">in January — в январе;</text:p>
        </text:list-item>
        <text:list-item>
          <text:p text:style-name="P757">in winter — зимой;</text:p>
        </text:list-item>
        <text:list-item>
          <text:p text:style-name="P757">in the evening — вечером;</text:p>
        </text:list-item>
        <text:list-item>
          <text:p text:style-name="P757">in 2065 — в 2065 году;</text:p>
        </text:list-item>
        <text:list-item>
          <text:p text:style-name="P757">in the 1970s — в 1970х годах;</text:p>
        </text:list-item>
        <text:list-item>
          <text:p text:style-name="P757">in the past — в прошлом;</text:p>
        </text:list-item>
      </text:list>
      <text:p text:style-name="P108"/>
      <text:p text:style-name="P107">Предлог <text:span text:style-name="T2">in</text:span> в связке с временем означает «через»:</text:p>
      <text:list xml:id="list1918152033" text:style-name="L51">
        <text:list-item>
          <text:p text:style-name="P758">in 5 minutes — через 5 минут;</text:p>
        </text:list-item>
        <text:list-item>
          <text:p text:style-name="P758">in two weeks — через две недели;</text:p>
        </text:list-item>
        <text:list-item>
          <text:p text:style-name="P758">in no time — мигом (через мгновение);</text:p>
        </text:list-item>
      </text:list>
      <text:p text:style-name="P325"/>
      <text:p text:style-name="P106">Предлоги времени не используются перед словами:<text:span text:style-name="T2"> last, next, this, that, each, every.</text:span></text:p>
      <text:p text:style-name="P325">See you next Friday — Увидимся в следующую пятницу.</text:p>
      <text:p text:style-name="P325"/>
      <text:p text:style-name="P619"><text:span text:style-name="T260">П</text:span><text:span text:style-name="T259">редлоги </text:span><text:span text:style-name="T260">времени</text:span><text:span text:style-name="T259"> имееют множество нелогичных исключений. Так, например, </text:span><text:span text:style-name="T49">in</text:span><text:span text:style-name="T259"> и </text:span><text:span text:style-name="T49">at</text:span><text:span text:style-name="T259"> принятно говорить с некоторыми пер</text:span><text:span text:style-name="T260">и</text:span><text:span text:style-name="T259">одами дня. Это нужно просто заучить.</text:span></text:p>
      <text:p text:style-name="P118"/>
      <text:p text:style-name="P537"><text:span text:style-name="T259">Предлоги времени</text:span><text:span text:style-name="T49"> since, for, from ... to, until</text:span></text:p>
      <text:p text:style-name="P192"/>
      <text:p text:style-name="P231">Отвечают на вопрос «в какой период?» Связаны с большими отрезками времени.</text:p>
      <text:p text:style-name="P231"/>
      <text:p text:style-name="P620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1186596715" text:style-name="L52">
        <text:list-item>
          <text:p text:style-name="P782">since Wednesday — со среды;</text:p>
        </text:list-item>
        <text:list-item>
          <text:p text:style-name="P782">since 1984 — с 1984 года;</text:p>
        </text:list-item>
        <text:list-item>
          <text:p text:style-name="P782">since Monday — с понедельника;</text:p>
        </text:list-item>
      </text:list>
      <text:p text:style-name="P232"><text:soft-page-break/>Предлог <text:span text:style-name="T2">for</text:span> означает «уже», «в течение». Он указывает, как долго длится действие.</text:p>
      <text:list xml:id="list539307801" text:style-name="L53">
        <text:list-item>
          <text:p text:style-name="P783">for 10 hours — (уже) 10 часов / в течении 10 часов;</text:p>
        </text:list-item>
        <text:list-item>
          <text:p text:style-name="P783">for two weeks — (уже) две недели / в течении 2х недель;</text:p>
        </text:list-item>
      </text:list>
      <text:p text:style-name="P389"/>
      <text:p text:style-name="P231"><text:span text:style-name="T2">Since</text:span> и <text:span text:style-name="T2">for</text:span> используются в <text:span text:style-name="T2">Present Perfect Continuous</text:span>.</text:p>
      <text:p text:style-name="P231"/>
      <text:p text:style-name="P431"><text:span text:style-name="T303">П</text:span><text:span text:style-name="T304">редлог </text:span><text:span text:style-name="T85">from ... to</text:span><text:span text:style-name="T304"> означает «с ... до». Он указыват </text:span><text:span text:style-name="T303">на</text:span><text:span text:style-name="T304"> границы периода:</text:span></text:p>
      <text:list xml:id="list3429622922" text:style-name="L54">
        <text:list-item>
          <text:p text:style-name="P784">from 9 to 5 — с девяти до пяти (часов);</text:p>
        </text:list-item>
        <text:list-item>
          <text:p text:style-name="P784">from January to March — с января по март;</text:p>
        </text:list-item>
      </text:list>
      <text:p text:style-name="P389"/>
      <text:p text:style-name="P57"><text:span text:style-name="T432">Предлог </text:span><text:span text:style-name="T85">until (till)</text:span><text:span text:style-name="T432"> означает «до того, как». Он </text:span><text:span text:style-name="T433">указывает на</text:span><text:span text:style-name="T432"> конец периода:</text:span></text:p>
      <text:list xml:id="list3089024392" text:style-name="L55">
        <text:list-item>
          <text:p text:style-name="P785">until Wednesday — до среды;</text:p>
        </text:list-item>
        <text:list-item>
          <text:p text:style-name="P785">until I come — до того, как я вернусь;</text:p>
        </text:list-item>
      </text:list>
      <text:p text:style-name="P389"/>
      <text:p text:style-name="P185"><text:span text:style-name="T660">Предлоги места </text:span><text:span text:style-name="T49">at, on, in</text:span></text:p>
      <text:p text:style-name="P408"/>
      <text:p text:style-name="P238">Отвечают на вопрос «где?». Помимо времени также указывают на местоположение.</text:p>
      <text:p text:style-name="P238"/>
      <text:p text:style-name="P432"><text:span text:style-name="T305">Предлог </text:span><text:span text:style-name="T86">at</text:span><text:span text:style-name="T305"> обозначает конкретное место/точку, где находится предмет:</text:span></text:p>
      <text:list xml:id="list3071968192" text:style-name="L56">
        <text:list-item>
          <text:p text:style-name="P786">at the bus stop — на автобусной остановке;</text:p>
        </text:list-item>
        <text:list-item>
          <text:p text:style-name="P786">at the top/bottom - наверху/внизу;</text:p>
        </text:list-item>
        <text:list-item>
          <text:p text:style-name="P786">at school — в школе.</text:p>
        </text:list-item>
      </text:list>
      <text:p text:style-name="P238"/>
      <text:p text:style-name="P432"><text:span text:style-name="T305">Предлог </text:span><text:span text:style-name="T86">on</text:span><text:span text:style-name="T305"> обозначает поверхность, </text:span><text:span text:style-name="T375">на</text:span><text:span text:style-name="T305"> которой располагается объект:</text:span></text:p>
      <text:list xml:id="list831483261" text:style-name="L57">
        <text:list-item>
          <text:p text:style-name="P787">on the table — на столе;</text:p>
        </text:list-item>
        <text:list-item>
          <text:p text:style-name="P787">on the floor — на полу;</text:p>
        </text:list-item>
        <text:list-item>
          <text:p text:style-name="P787">on the head — на голове;</text:p>
        </text:list-item>
      </text:list>
      <text:p text:style-name="P394"/>
      <text:p text:style-name="P433"><text:span text:style-name="T86">П</text:span><text:span text:style-name="T87">редлог in обозначает положение </text:span><text:span text:style-name="T143">в</text:span><text:span text:style-name="T87"> опред. месте, ограниченном рамками или барьером.</text:span></text:p>
      <text:list xml:id="list2262438055" text:style-name="L58">
        <text:list-item>
          <text:p text:style-name="P788">in the house — в доме;</text:p>
        </text:list-item>
        <text:list-item>
          <text:p text:style-name="P788">in a box — в коробке;</text:p>
        </text:list-item>
      </text:list>
      <text:p text:style-name="P239"/>
      <text:p text:style-name="P123"><text:span text:style-name="T434">Эти предлоги также имеют исключения. </text:span><text:span text:style-name="T440">Например </text:span><text:span text:style-name="T92">i</text:span><text:span text:style-name="T87">n</text:span><text:span text:style-name="T434"> часто переводится как «на», </text:span></text:p>
      <text:p text:style-name="P123"><text:span text:style-name="T434">а </text:span><text:span text:style-name="T87">on</text:span><text:span text:style-name="T434"> — как «в». Особенно, когда они используются с транспортом:</text:span></text:p>
      <text:p text:style-name="P241"/>
      <text:list xml:id="list2678796539" text:style-name="L59">
        <text:list-item>
          <text:p text:style-name="P789">in a car — на машине;</text:p>
        </text:list-item>
        <text:list-item>
          <text:p text:style-name="P790">in the street — на улице;</text:p>
        </text:list-item>
        <text:list-item>
          <text:p text:style-name="P789">on a bus — в автобусе;</text:p>
        </text:list-item>
        <text:list-item>
          <text:p text:style-name="P790">on the list — в списке;</text:p>
        </text:list-item>
        <text:list-item>
          <text:p text:style-name="P790">on the way — по дороге;</text:p>
        </text:list-item>
      </text:list>
      <text:p text:style-name="P240"/>
      <text:p text:style-name="P193">Другие предлоги места</text:p>
      <text:p text:style-name="P239"/>
      <text:p text:style-name="P240">Помогают определить нахождение объекта в пространсте:</text:p>
      <text:list xml:id="list3245449397" text:style-name="L60">
        <text:list-item>
          <text:p text:style-name="P791">above — над;</text:p>
        </text:list-item>
        <text:list-item>
          <text:p text:style-name="P791">under — под;</text:p>
        </text:list-item>
        <text:list-item>
          <text:p text:style-name="P791">in front of — перед;</text:p>
        </text:list-item>
        <text:list-item>
          <text:p text:style-name="P791">behind — позади;</text:p>
        </text:list-item>
        <text:list-item>
          <text:p text:style-name="P791">between/with — между/c;</text:p>
        </text:list-item>
        <text:list-item>
          <text:p text:style-name="P759"><text:span text:style-name="T434">next to — рядом с</text:span><text:span text:style-name="T435">;</text:span></text:p>
        </text:list-item>
      </text:list>
      <text:p text:style-name="P397"/>
      <text:p text:style-name="P328"><text:soft-page-break/><text:span text:style-name="T435">The cat is </text:span><text:span text:style-name="T407">under</text:span><text:span text:style-name="T435"> the ball — Кот </text:span><text:span text:style-name="T407">под</text:span><text:span text:style-name="T435"> клубком.</text:span></text:p>
      <text:p text:style-name="P328"><text:span text:style-name="T435">The cat is </text:span><text:span text:style-name="T407">in front of</text:span><text:span text:style-name="T435"> the ball — Кот </text:span><text:span text:style-name="T407">перед</text:span><text:span text:style-name="T435"> клубком.</text:span></text:p>
      <text:p text:style-name="P395"/>
      <text:p text:style-name="P186"><text:span text:style-name="T661">Предллог направления </text:span><text:span text:style-name="T50">to</text:span></text:p>
      <text:p text:style-name="P239"/>
      <text:p text:style-name="P239">Отвечает на вопрос «куда?». Указывает в какое место хочет попасть человек.</text:p>
      <text:p text:style-name="P112"><text:span text:style-name="T434">Используется после глаголов движения: </text:span><text:span text:style-name="T87">go, walk, drive, come, travel, return, send, get.</text:span></text:p>
      <text:p text:style-name="P239"/>
      <text:p text:style-name="P328"><text:span text:style-name="T434">I want to </text:span><text:span text:style-name="T408">go to</text:span><text:span text:style-name="T434"> New York — Я хочу </text:span><text:span text:style-name="T408">поехать в</text:span><text:span text:style-name="T434"> Нью Йорк.</text:span></text:p>
      <text:p text:style-name="P328"><text:span text:style-name="T434">Did they </text:span><text:span text:style-name="T408">get to</text:span><text:span text:style-name="T434"> London? — Они </text:span><text:span text:style-name="T408">добрались до</text:span><text:span text:style-name="T434"> Лондона?</text:span></text:p>
      <text:p text:style-name="P395"/>
      <text:p text:style-name="P112"><text:span text:style-name="T434">Если в качестве направления используется слово </text:span><text:span text:style-name="T87">home</text:span><text:span text:style-name="T434">, то перед ним </text:span><text:span text:style-name="T87">to</text:span><text:span text:style-name="T434"> не нужен.</text:span></text:p>
      <text:p text:style-name="P396">Go home (правильно). Go to home (неправильно). </text:p>
      <text:p text:style-name="P395"/>
      <text:p text:style-name="P112"><text:span text:style-name="T434">Если нужно </text:span><text:span text:style-name="T436">сказать </text:span><text:span text:style-name="T434">что </text:span><text:span text:style-name="T436">человек бывал </text:span><text:span text:style-name="T434">в каком-то месте, например в стране или городе,</text:span></text:p>
      <text:p text:style-name="P112"><text:span text:style-name="T434">то нужно использовать </text:span><text:span text:style-name="T87">Present Perfect</text:span><text:span text:style-name="T434"> с </text:span><text:span text:style-name="T436">предлогом </text:span><text:span text:style-name="T87">to</text:span><text:span text:style-name="T434">.</text:span></text:p>
      <text:p text:style-name="P239"/>
      <text:p text:style-name="P395">The have been to Italy — Они бывали в Италии.</text:p>
      <text:p text:style-name="P395"/>
      <text:p text:style-name="P186"><text:span text:style-name="T661">Предлог </text:span><text:span text:style-name="T50">by</text:span></text:p>
      <text:p text:style-name="P409"/>
      <text:p text:style-name="P440"><text:span text:style-name="T308">Может п</text:span><text:span text:style-name="T306">ереводит</text:span><text:span text:style-name="T308">ь</text:span><text:span text:style-name="T306">ся по разному. </text:span><text:span text:style-name="T307">Помогает сказать, </text:span><text:span text:style-name="T376">как</text:span><text:span text:style-name="T307"> что-то делается или случается.</text:span></text:p>
      <text:p text:style-name="P441"><text:span text:style-name="T308">Иногда в</text:span><text:span text:style-name="T307">стречается в пассивном залоге, когда </text:span><text:span text:style-name="T308">указывают</text:span><text:span text:style-name="T307"> автора действия.</text:span></text:p>
      <text:p text:style-name="P242"/>
      <text:list xml:id="list1644256606" text:style-name="L61">
        <text:list-item>
          <text:p text:style-name="P792">happen by mistake — случиться по ошибке.</text:p>
        </text:list-item>
        <text:list-item>
          <text:p text:style-name="P793">send by post — отправиться почтой;</text:p>
        </text:list-item>
      </text:list>
      <text:p text:style-name="P400"/>
      <text:p text:style-name="P398">Did you play for the meal by credit card — Ты заплатил за еду кредиткой?</text:p>
      <text:p text:style-name="P399"/>
      <text:p text:style-name="P243">Также этот предлог используется в значении «около», «рядом».</text:p>
      <text:p text:style-name="P401"/>
      <text:p text:style-name="P402">Sit by me — Посиди рядом со мной.</text:p>
      <text:p text:style-name="P329"><text:span text:style-name="T412">There is a car parked by the store — </text:span><text:span text:style-name="T438">Около магазина стоит машина.</text:span></text:p>
      <text:p text:style-name="P188"/>
      <text:p text:style-name="P188">Связки существительных и предлогов</text:p>
      <text:p text:style-name="P187"/>
      <text:p text:style-name="P233">Иногда, после некоторых существительных, принято использовать определенные предлоги. </text:p>
      <text:p text:style-name="P233">Такие связки нужно просто запомнить. При переводе предлог может выпадать.</text:p>
      <text:p text:style-name="P235"/>
      <text:list xml:id="list3132846543" text:style-name="L62">
        <text:list-item>
          <text:p text:style-name="P794">a need for — нужда в;</text:p>
        </text:list-item>
        <text:list-item>
          <text:p text:style-name="P794">a reason for — причина для (чего-либо);</text:p>
        </text:list-item>
        <text:list-item>
          <text:p text:style-name="P794">an advantage of — преимущество (чего-либо);</text:p>
        </text:list-item>
        <text:list-item>
          <text:p text:style-name="P794">a cause of — причина (чего-либо);</text:p>
          <text:p text:style-name="P794"/>
        </text:list-item>
        <text:list-item>
          <text:p text:style-name="P794">a solution to — решение какой-то проблемы;</text:p>
        </text:list-item>
        <text:list-item>
          <text:p text:style-name="P794">a key to — ключ к/от (чего-либо);</text:p>
        </text:list-item>
        <text:list-item>
          <text:p text:style-name="P794">an answer to — ответ на;</text:p>
        </text:list-item>
        <text:list-item>
          <text:p text:style-name="P794">an attitude to — отношение к;</text:p>
          <text:p text:style-name="P794"/>
        </text:list-item>
        <text:list-item>
          <text:p text:style-name="P794">a contact with/between — контакт с/между;</text:p>
        </text:list-item>
        <text:list-item>
          <text:p text:style-name="P794">a connection with/between — связь с/между;</text:p>
        </text:list-item>
        <text:list-item>
          <text:p text:style-name="P794">a relationship with/between — взаимосвязь с/между;</text:p>
        </text:list-item>
      </text:list>
      <text:p text:style-name="P390"><text:soft-page-break/>There must be a reason for his actions — Должна быть какая-то причина его действий.</text:p>
      <text:p text:style-name="P390">We`ll find a solution to the problem — Мы найдем решение этой проблемы.</text:p>
      <text:p text:style-name="P390">She has an emotion connection with him — У нее эмоциональная связь с ним.</text:p>
      <text:p text:style-name="P390"/>
      <text:p text:style-name="P188">Связки прилагательных и предлогов</text:p>
      <text:p text:style-name="P188"/>
      <text:p text:style-name="P233">После некоторых прилагательных могут также идти определенные предлоги.</text:p>
      <text:p text:style-name="P233"/>
      <text:p text:style-name="P234">Прилагательное + <text:span text:style-name="T2">about</text:span> означает «испытывать чувство из-за чего-либо»:</text:p>
      <text:list xml:id="list3406171647" text:style-name="L63">
        <text:list-item>
          <text:p text:style-name="P808"><text:span text:style-name="T88">happy about — </text:span><text:span text:style-name="T89">счастливый</text:span><text:span text:style-name="T88"> из-за;</text:span></text:p>
        </text:list-item>
        <text:list-item>
          <text:p text:style-name="P809"><text:span text:style-name="T88">upset about — </text:span><text:span text:style-name="T89">растроенный</text:span><text:span text:style-name="T88"> из-за;</text:span></text:p>
        </text:list-item>
        <text:list-item>
          <text:p text:style-name="P795">angry about — злиться из-за;</text:p>
        </text:list-item>
        <text:list-item>
          <text:p text:style-name="P810"><text:span text:style-name="T89">worried</text:span><text:span text:style-name="T88"> about — </text:span><text:span text:style-name="T89">волноваться</text:span><text:span text:style-name="T88"> из-за;</text:span></text:p>
        </text:list-item>
      </text:list>
      <text:p text:style-name="P390"/>
      <text:p text:style-name="P390">Bill seems really upset about this — Билл выглядит очень расстроенным из-за этого.</text:p>
      <text:p text:style-name="P390">I was worried about you — Я волновался за тебя.</text:p>
      <text:p text:style-name="P390"/>
      <text:p text:style-name="P113"><text:span text:style-name="T437">Слово</text:span><text:span text:style-name="T89"> sorry</text:span><text:span text:style-name="T437"> в связке с </text:span><text:span text:style-name="T89">about</text:span><text:span text:style-name="T437"> и </text:span><text:span text:style-name="T89">for</text:span><text:span text:style-name="T437"> выражает сожаление, сочувствие:</text:span></text:p>
      <text:p text:style-name="P236"/>
      <text:p text:style-name="P390">I`m sorry about my behavior — Прости мое поведение.</text:p>
      <text:p text:style-name="P390">Sorry for interrupting — Простите, что беспокою вас.</text:p>
      <text:p text:style-name="P390">I`m sorry for your loss — Сожалею о вашей утрате.</text:p>
      <text:p text:style-name="P390"/>
      <text:p text:style-name="P622">Если после прилагательного идет предлог <text:span text:style-name="T2">of</text:span>, то он будет соответствовать </text:p>
      <text:p text:style-name="P622">родительскому падежу (кого/чего). </text:p>
      <text:p text:style-name="P236"/>
      <text:p text:style-name="P391">It was very stupied of you to go there — Было очень глупо с твоей стороны идти туда.</text:p>
      <text:p text:style-name="P391"/>
      <text:p text:style-name="P237">Предлог <text:span text:style-name="T2">of</text:span> часто используется после прилагательных, выражающий отношение</text:p>
      <text:p text:style-name="P237">к чему-либо. Сама связка в этом случае <text:span text:style-name="T662">может </text:span>переводит<text:span text:style-name="T662">ь</text:span>ся глаголом:</text:p>
      <text:p text:style-name="P237"/>
      <text:list xml:id="list697270783" text:style-name="L64">
        <text:list-item>
          <text:p text:style-name="P796">afraid of — бояться;</text:p>
        </text:list-item>
        <text:list-item>
          <text:p text:style-name="P796">proud of — гордиться;</text:p>
        </text:list-item>
        <text:list-item>
          <text:p text:style-name="P796">full of — полон;</text:p>
        </text:list-item>
        <text:list-item>
          <text:p text:style-name="P796">short of — не хватает;</text:p>
        </text:list-item>
        <text:list-item>
          <text:p text:style-name="P796">sure of — быть уверенным в.</text:p>
        </text:list-item>
      </text:list>
      <text:p text:style-name="P392"/>
      <text:p text:style-name="P391">Are you afraid of dogs? — Ты боишься собак?</text:p>
      <text:p text:style-name="P391">I`m sure of him — Я уверен в нем.</text:p>
      <text:p text:style-name="P391">This bag is full of cash — В этой сумке полно денег.</text:p>
      <text:p text:style-name="P391"/>
      <text:p text:style-name="P189"><text:span text:style-name="T662">С</text:span>вязки глаголов и предлогов</text:p>
      <text:p text:style-name="P236"/>
      <text:p text:style-name="P444"><text:span text:style-name="T309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0">search</text:span><text:span text:style-name="T309"> чаще используется </text:span><text:span text:style-name="T90">look for</text:span><text:span text:style-name="T309">.</text:span></text:p>
      <text:p text:style-name="P495"/>
      <text:list xml:id="list761809462" text:style-name="L65">
        <text:list-item>
          <text:p text:style-name="P811">look at — стмотреть на;</text:p>
        </text:list-item>
        <text:list-item>
          <text:p text:style-name="P811">look for — искать;</text:p>
        </text:list-item>
        <text:list-item>
          <text:p text:style-name="P812"><text:span text:style-name="T685">look</text:span> like — <text:span text:style-name="T685">выглядеть как</text:span>;</text:p>
        </text:list-item>
        <text:list-item>
          <text:p text:style-name="P811">listen to — слушать;</text:p>
        </text:list-item>
        <text:list-item>
          <text:p text:style-name="P811">wait for — ждать;</text:p>
        </text:list-item>
        <text:list-item>
          <text:p text:style-name="P811"><text:soft-page-break/>stay at — останавливаться (например, в отеле);</text:p>
        </text:list-item>
        <text:list-item>
          <text:p text:style-name="P813">belong to — принадлежать к;</text:p>
        </text:list-item>
        <text:list-item>
          <text:p text:style-name="P813">happen to — случилось с;</text:p>
        </text:list-item>
        <text:list-item>
          <text:p text:style-name="P813">speak to / talk to — говорить с (кем-то);</text:p>
        </text:list-item>
        <text:list-item>
          <text:p text:style-name="P813">ask for — просить (чего-то);</text:p>
        </text:list-item>
        <text:list-item>
          <text:p text:style-name="P815">come from — происходить родом;</text:p>
        </text:list-item>
        <text:list-item>
          <text:p text:style-name="P813">depend on — зависить от;</text:p>
        </text:list-item>
        <text:list-item>
          <text:p text:style-name="P813">think about/of — думать о;</text:p>
        </text:list-item>
      </text:list>
      <text:p text:style-name="P477"/>
      <text:p text:style-name="P475">What are you looking at? — На что ты смотришь?</text:p>
      <text:p text:style-name="P646"><text:span text:style-name="T474">What does he look like? — Как он выглядит? / </text:span><text:span text:style-name="T475">Н</text:span><text:span text:style-name="T474">а что он похож?</text:span></text:p>
      <text:p text:style-name="P475">We belong to different world — Мы принадлежим к разным мирам.</text:p>
      <text:p text:style-name="P475"/>
      <text:p text:style-name="P493">Предлоги, передающие особый контекст для глаголов движения и перемещения:</text:p>
      <text:list xml:id="list1929220491" text:style-name="L66">
        <text:list-item>
          <text:p text:style-name="P814">in — переместить(ся) в закрытое пространство (go on — войти);</text:p>
        </text:list-item>
        <text:list-item>
          <text:p text:style-name="P814">out — покинуть закрытое пространство (go out — выйти);</text:p>
        </text:list-item>
        <text:list-item>
          <text:p text:style-name="P814">on — переместить(ся) на поверхность (go on — продложать (движение));</text:p>
        </text:list-item>
        <text:list-item>
          <text:p text:style-name="P814">off — убрать с поверхности (go off — уходить, сходить);</text:p>
        </text:list-item>
        <text:list-item>
          <text:p text:style-name="P814">up — переместить(ся) выше уровнем (go up — подняться);</text:p>
        </text:list-item>
        <text:list-item>
          <text:p text:style-name="P814">down — переместить(ся) ниже уровнем (go down — опускаться);</text:p>
        </text:list-item>
        <text:list-item>
          <text:p text:style-name="P814">away — убрать(ся) прочь (go away — уходить, разойтись);</text:p>
        </text:list-item>
        <text:list-item>
          <text:p text:style-name="P814">back — вернуть(ся) (go back — возвращаться);</text:p>
        </text:list-item>
      </text:list>
      <text:p text:style-name="P492"/>
      <text:p text:style-name="P114"><text:span text:style-name="T517">Если фразовый глагол имеет дополнение, то </text:span><text:span text:style-name="T518">оно </text:span><text:span text:style-name="T517">может стоять как в середине связки, </text:span></text:p>
      <text:p text:style-name="P114"><text:span text:style-name="T517">так и после </text:span><text:span text:style-name="T518">неё</text:span><text:span text:style-name="T517">. А если дополнение</text:span><text:span text:style-name="T518">м</text:span><text:span text:style-name="T517"> </text:span><text:span text:style-name="T518">является </text:span><text:span text:style-name="T517">местоимени</text:span><text:span text:style-name="T518">е</text:span><text:span text:style-name="T517">, то оно всегда будет </text:span><text:span text:style-name="T518">в середине</text:span><text:span text:style-name="T517">.</text:span></text:p>
      <text:p text:style-name="P494"/>
      <text:p text:style-name="P330"><text:span text:style-name="T517">I </text:span><text:span text:style-name="T447">turned</text:span><text:span text:style-name="T517"> </text:span><text:span text:style-name="T179">the light</text:span><text:span text:style-name="T517"> </text:span><text:span text:style-name="T447">off</text:span><text:span text:style-name="T517"> / I </text:span><text:span text:style-name="T447">turned off </text:span><text:span text:style-name="T179">the light </text:span><text:span text:style-name="T517">— Я выключил свет.</text:span></text:p>
      <text:p text:style-name="P330"><text:span text:style-name="T517">I </text:span><text:span text:style-name="T447">turned</text:span><text:span text:style-name="T517"> </text:span><text:span text:style-name="T179">it</text:span><text:span text:style-name="T517"> </text:span><text:span text:style-name="T447">off</text:span><text:span text:style-name="T517"> — Я выключил это.</text:span></text:p>
      <text:p text:style-name="P476"/>
      <text:p text:style-name="P476"/>
      <text:p text:style-name="P623"><text:span text:style-name="T529">С</text:span><text:span text:style-name="T528">ложн</text:span><text:span text:style-name="T531">ы</text:span><text:span text:style-name="T530">е </text:span><text:span text:style-name="T528">предложени</text:span><text:span text:style-name="T531">я</text:span></text:p>
      <text:p text:style-name="P494"/>
      <text:p text:style-name="P511">Это объединенные вместе, простые предложения, содержащие 2 и более подлежащих, </text:p>
      <text:p text:style-name="P644"><text:span text:style-name="T499">и 2 и более сказуемых. Сложное предложение</text:span><text:span text:style-name="T487"> </text:span><text:span text:style-name="T499">в</text:span><text:span text:style-name="T488">сегда </text:span><text:span text:style-name="T489">име</text:span><text:span text:style-name="T499">е</text:span><text:span text:style-name="T489">т </text:span><text:span text:style-name="T488">главную часть и зависимые части, которые называются предаточными предложениями (clause). </text:span><text:span text:style-name="T500">Зависимые части расширяют смысл главной части </text:span><text:span text:style-name="T501">и сообщают доп</text:span><text:span text:style-name="T499">олнительную</text:span><text:span text:style-name="T501"> информацию</text:span><text:span text:style-name="T500">.</text:span></text:p>
      <text:p text:style-name="P496"/>
      <text:p text:style-name="P331"><text:span text:style-name="T157">I</text:span><text:span text:style-name="T519"> </text:span><text:span text:style-name="T170">woke</text:span><text:span text:style-name="T519"> up at 7 o`clock — Я проснулся в 7 часов (простое предложение).</text:span></text:p>
      <text:p text:style-name="P332"><text:span text:style-name="T157">I</text:span><text:span text:style-name="T519"> </text:span><text:span text:style-name="T170">woke</text:span><text:span text:style-name="T519"> up at 7 o`clock, but </text:span><text:span text:style-name="T157">everybody</text:span><text:span text:style-name="T519"> </text:span><text:span text:style-name="T170">was</text:span><text:span text:style-name="T519"> still asleep — Я проснулся в 7, но все еще спали.</text:span></text:p>
      <text:p text:style-name="P478"/>
      <text:p text:style-name="P497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8"/>
      <text:p text:style-name="P499">Самые популярные союзы:</text:p>
      <text:list xml:id="list681009894" text:style-name="L67">
        <text:list-item>
          <text:p text:style-name="P816">and — и;</text:p>
        </text:list-item>
        <text:list-item>
          <text:p text:style-name="P816">or — или;</text:p>
        </text:list-item>
        <text:list-item>
          <text:p text:style-name="P816">but — но;</text:p>
        </text:list-item>
        <text:list-item>
          <text:p text:style-name="P816">so — поэтому;</text:p>
        </text:list-item>
        <text:list-item>
          <text:p text:style-name="P816">because — потому что;</text:p>
        </text:list-item>
      </text:list>
      <text:p text:style-name="P479"/>
      <text:p text:style-name="P479">I met Jill, and we went for a wolk — Я встретила Джил и мы пошли гулять.</text:p>
      <text:p text:style-name="P479">I was very tired, so I went to sleep early — Я очень устал, поэтому я пошел спать раньше.</text:p>
      <text:p text:style-name="P124"><text:soft-page-break/><text:span text:style-name="T539">Перед </text:span><text:span text:style-name="T452">because</text:span><text:span text:style-name="T539"> запятая не ставится даже в сложном предложении.</text:span></text:p>
      <text:p text:style-name="P510"/>
      <text:p text:style-name="P635"><text:span text:style-name="T496">В вопросах, з</text:span><text:span text:style-name="T498">ависим</text:span><text:span text:style-name="T497">ая</text:span><text:span text:style-name="T498"> част</text:span><text:span text:style-name="T497">ь</text:span><text:span text:style-name="T498"> сохраня</text:span><text:span text:style-name="T497">е</text:span><text:span text:style-name="T498">т утвердительный порядок слов и отделя</text:span><text:span text:style-name="T497">е</text:span><text:span text:style-name="T498">тся вопросительным словом, котор</text:span><text:span text:style-name="T497">ое</text:span><text:span text:style-name="T498"> в этом случае явля</text:span><text:span text:style-name="T497">ю</text:span><text:span text:style-name="T498">тся союзом. Если вопрос общий, </text:span></text:p>
      <text:p text:style-name="P630"><text:span text:style-name="T477">то союзом будет слово </text:span><text:span text:style-name="T461">if/whether</text:span><text:span text:style-name="T477">. </text:span><text:span text:style-name="T490">Оно переводится частицей «ли».</text:span></text:p>
      <text:p text:style-name="P500"/>
      <text:p text:style-name="P333"><text:span text:style-name="T516">Do you know </text:span><text:span text:style-name="T445">why</text:span><text:span text:style-name="T516"> she is crying? </text:span><text:span text:style-name="T520">—</text:span><text:span text:style-name="T516"> </text:span><text:span text:style-name="T520">Ты знаешь </text:span><text:span text:style-name="T448">почему</text:span><text:span text:style-name="T520"> она плачит?</text:span></text:p>
      <text:p text:style-name="P410"><text:span text:style-name="T521">Can you tell </text:span><text:span text:style-name="T532">if</text:span><text:span text:style-name="T521"> this house belongs to Jerry? — Скажите, этот </text:span><text:span text:style-name="T532">ли</text:span><text:span text:style-name="T521"> дом принадлежит Джерри?</text:span></text:p>
      <text:p text:style-name="P487"/>
      <text:p text:style-name="P194"><text:span text:style-name="T532">П</text:span><text:span text:style-name="T444">ридаточные </text:span><text:span text:style-name="T538">определительные</text:span><text:span text:style-name="T444"> предложения</text:span></text:p>
      <text:p text:style-name="P501"/>
      <text:p text:style-name="P502">Дополняют по смыслу главную часть и обычно относятся к какому-то существительному </text:p>
      <text:p text:style-name="P502">или прилагательному. Могут стоять и в середине, и в конце предложения.</text:p>
      <text:p text:style-name="P502"/>
      <text:p text:style-name="P336"><text:span text:style-name="T516">The </text:span><text:span text:style-name="T156">woman</text:span><text:span text:style-name="T516"> </text:span><text:span text:style-name="T445">who lives next door</text:span><text:span text:style-name="T516"> </text:span><text:span text:style-name="T169">is</text:span><text:span text:style-name="T516"> a doctor — Женщина, которая/</text:span><text:span text:style-name="T526">что</text:span><text:span text:style-name="T516"> живет по соседству,</text:span></text:p>
      <text:p text:style-name="P480">работает доктором (выделенная часть относится к «женщине»).</text:p>
      <text:p text:style-name="P502"/>
      <text:p text:style-name="P503">Союзы, с которых начинается придаточное предложение:</text:p>
      <text:list xml:id="list3730790621" text:style-name="L68">
        <text:list-item>
          <text:p text:style-name="P820"><text:span text:style-name="T2">who — </text:span><text:span text:style-name="T59">кто</text:span><text:span text:style-name="T2"> (о людях);</text:span></text:p>
        </text:list-item>
        <text:list-item>
          <text:p text:style-name="P820"><text:span text:style-name="T470">which — </text:span><text:span text:style-name="T471">что</text:span><text:span text:style-name="T470"> (о предметах и животных);</text:span></text:p>
        </text:list-item>
        <text:list-item>
          <text:p text:style-name="P820"><text:span text:style-name="T470">that — </text:span><text:span text:style-name="T471">кто/что</text:span><text:span text:style-name="T470"> (о людях, предметах и животных);</text:span></text:p>
        </text:list-item>
        <text:list-item>
          <text:p text:style-name="P821"><text:span text:style-name="T470">w</text:span><text:span text:style-name="T461">hom, </text:span><text:span text:style-name="T472">whose</text:span><text:span text:style-name="T461"> — который (какой именно), </text:span><text:span text:style-name="T472">чей</text:span><text:span text:style-name="T461">;</text:span></text:p>
        </text:list-item>
        <text:list-item>
          <text:p text:style-name="P817">where — где, <text:span text:style-name="T682">куда, откуда</text:span>;</text:p>
        </text:list-item>
        <text:list-item>
          <text:p text:style-name="P818"><text:span text:style-name="T682">when</text:span> — <text:span text:style-name="T682">когда</text:span>;</text:p>
        </text:list-item>
      </text:list>
      <text:p text:style-name="P480"/>
      <text:p text:style-name="P502">Союзы ставить не обязательно. Всё предложение может быть без союзов и запятых.</text:p>
      <text:p text:style-name="P502">Но если союз заменяет подлежащее, то он обязан стоять.</text:p>
      <text:p text:style-name="P502"/>
      <text:p text:style-name="P336"><text:span text:style-name="T516">The</text:span><text:span text:style-name="T156"> movie</text:span><text:span text:style-name="T516"> </text:span><text:span text:style-name="T445">we saw last weak</text:span><text:span text:style-name="T516"> </text:span><text:span text:style-name="T169">was</text:span><text:span text:style-name="T516"> rather good — Филь, который мы смотрели на прошлой</text:span></text:p>
      <text:p text:style-name="P480">неделе, оказался довольно хорошим (при переводе союзы и запятые будут).</text:p>
      <text:p text:style-name="P502"/>
      <text:p text:style-name="P337"><text:span text:style-name="T524">I work in an office </text:span><text:span text:style-name="T158">which</text:span><text:span text:style-name="T524"> </text:span><text:span text:style-name="T171">is</text:span><text:span text:style-name="T524"> in Park street — Я работаю в офисе, </text:span><text:span text:style-name="T525">что</text:span><text:span text:style-name="T524"> на Парк стрит.</text:span></text:p>
      <text:p text:style-name="P482"/>
      <text:p text:style-name="P488">Косвенная речь</text:p>
      <text:p text:style-name="P504"/>
      <text:p text:style-name="P506">Это пересказ речи другого человека. В главной части указывается автор. </text:p>
      <text:p text:style-name="P506">В зависимой части меняется время, на прошлое.</text:p>
      <text:p text:style-name="P504"/>
      <text:p text:style-name="P483">I want to eat — Я хочу есть. (прямая речь)</text:p>
      <text:p text:style-name="P483">He said that he wanted to eat — Он сказал, что он хочет есть. (ковенная речь)</text:p>
      <text:p text:style-name="P507"/>
      <text:p text:style-name="P119"><text:span text:style-name="T516">Союз </text:span><text:span text:style-name="T461">that</text:span><text:span text:style-name="T516"> означает «что». Он часто выпадает при переводе.</text:span></text:p>
      <text:p text:style-name="P507"/>
      <text:p text:style-name="P631"><text:span text:style-name="T491">Если слова автора были в </text:span><text:span text:style-name="T465">Future</text:span><text:span text:style-name="T491">, то при пересказе они стану в </text:span><text:span text:style-name="T465">Future In The Past</text:span><text:span text:style-name="T491"> </text:span></text:p>
      <text:p text:style-name="P631"><text:span text:style-name="T491">(это когда </text:span><text:span text:style-name="T465">will</text:span><text:span text:style-name="T491"> меняется на </text:span><text:span text:style-name="T465">would</text:span><text:span text:style-name="T491">; перевод не обязательно будет в прошлом, </text:span></text:p>
      <text:p text:style-name="P504">прошлое указывается грамматически). </text:p>
      <text:p text:style-name="P504"/>
      <text:p text:style-name="P483">When will Joe come to the meeting? — Когда Джо придет на собрание?</text:p>
      <text:p text:style-name="P483">I asked when Joe would come to the meeting? — Я спросил, когда Джо придет на собрание?</text:p>
      <text:p text:style-name="P483"/>
      <text:p text:style-name="P512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45"><text:soft-page-break/><text:span text:style-name="T473">Stop the car → She told me </text:span><text:span text:style-name="T460">to stop</text:span><text:span text:style-name="T473"> the car</text:span><text:span text:style-name="T460"> </text:span><text:span text:style-name="T473">— Она сказала мне </text:span><text:span text:style-name="T460">остановить </text:span><text:span text:style-name="T473">машину.</text:span></text:p>
      <text:p text:style-name="P338"><text:span text:style-name="T527">Can I </text:span><text:span text:style-name="T451">sit </text:span><text:span text:style-name="T527">down? → He asked the permission </text:span><text:span text:style-name="T451">to sit</text:span><text:span text:style-name="T527"> down — Он спросил разрешения сесть.</text:span></text:p>
      <text:p text:style-name="P488"/>
      <text:p text:style-name="P121"><text:span text:style-name="T449">У</text:span><text:span text:style-name="T450">словные предложения</text:span></text:p>
      <text:p text:style-name="P508"/>
      <text:p text:style-name="P632"><text:span text:style-name="T492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6">when</text:span><text:span text:style-name="T492">, если ситуация случается наверняка, либо с союза </text:span><text:span text:style-name="T466">if</text:span><text:span text:style-name="T492">, если </text:span><text:span text:style-name="T493">есть только вероятность того, что случится.</text:span></text:p>
      <text:p text:style-name="P509"/>
      <text:p text:style-name="P483">When I com home (зависимая часть), I always watch TV (главная часть).</text:p>
      <text:p text:style-name="P483"/>
      <text:p text:style-name="P505">Союзы в условных предложениях:</text:p>
      <text:list xml:id="list1927437572" text:style-name="L69">
        <text:list-item>
          <text:p text:style-name="P819">when — когда;</text:p>
        </text:list-item>
        <text:list-item>
          <text:p text:style-name="P819">if — если;</text:p>
        </text:list-item>
        <text:list-item>
          <text:p text:style-name="P819">while — в то время, как;</text:p>
        </text:list-item>
        <text:list-item>
          <text:p text:style-name="P819">before — до того, как;</text:p>
        </text:list-item>
        <text:list-item>
          <text:p text:style-name="P819">after — после;</text:p>
        </text:list-item>
        <text:list-item>
          <text:p text:style-name="P819">until (till) — до того момента, как.</text:p>
        </text:list-item>
      </text:list>
      <text:p text:style-name="P504"/>
      <text:p text:style-name="P120"><text:span text:style-name="T521">Когда в главной части </text:span><text:span text:style-name="T523">стоит </text:span><text:span text:style-name="T521">настоящее, то такие предложения называются условными</text:span></text:p>
      <text:p text:style-name="P120"><text:span text:style-name="T521">предложениями нулевого типа (</text:span><text:span text:style-name="T467">Z</text:span><text:span text:style-name="T465">ero </text:span><text:span text:style-name="T467">C</text:span><text:span text:style-name="T465">onditionals</text:span><text:span text:style-name="T521">). Они расска</text:span><text:span text:style-name="T522">зывают</text:span><text:span text:style-name="T521">, при каких</text:span></text:p>
      <text:p text:style-name="P504">условиях обычно происходят события (уклад жизни).</text:p>
      <text:p text:style-name="P483"/>
      <text:p text:style-name="P483">Water boils when the temperature is 100 degrees — Вода кипит, когда температура 100 град.</text:p>
      <text:p text:style-name="P483">When the sun goes down, it gets dark — Когда солнце садится, становится темно.</text:p>
      <text:p text:style-name="P483"/>
      <text:p text:style-name="P633"><text:span text:style-name="T491">Когда в главной части стоит будущее, то </text:span><text:span text:style-name="T494">это</text:span><text:span text:style-name="T491"> условн</text:span><text:span text:style-name="T495">ые</text:span><text:span text:style-name="T494"> </text:span><text:span text:style-name="T491">предложени</text:span><text:span text:style-name="T495">я</text:span><text:span text:style-name="T491"> первого типа </text:span></text:p>
      <text:p text:style-name="P634"><text:span text:style-name="T491">(</text:span><text:span text:style-name="T468">F</text:span><text:span text:style-name="T465">irst </text:span><text:span text:style-name="T468">С</text:span><text:span text:style-name="T465">onditional</text:span><text:span text:style-name="T468">s</text:span><text:span text:style-name="T491">). </text:span><text:span text:style-name="T495">Они описывают </text:span><text:span text:style-name="T491">услови</text:span><text:span text:style-name="T495">я</text:span><text:span text:style-name="T491">, при </text:span><text:span text:style-name="T495">которых</text:span><text:span text:style-name="T491"> произойдут будущие события (планы). </text:span><text:span text:style-name="T495">З</text:span><text:span text:style-name="T494">ависим</text:span><text:span text:style-name="T495">я</text:span><text:span text:style-name="T494"> част</text:span><text:span text:style-name="T495">ь</text:span><text:span text:style-name="T494"> грамматически </text:span><text:span text:style-name="T495">в</text:span><text:span text:style-name="T494"> настояще</text:span><text:span text:style-name="T495">м</text:span><text:span text:style-name="T494">, но переводится будущим.</text:span></text:p>
      <text:p text:style-name="P504"/>
      <text:p text:style-name="P483">If it`s nice day tomorrow, I will go the beach — Если завтра будет хор. день, я пойду на пляж.</text:p>
      <text:p text:style-name="P483">I will go shopping if I have time — Я зайду в магазин, если у меня будет время.</text:p>
      <text:p text:style-name="P483"/>
      <text:p text:style-name="P631"><text:span text:style-name="T491">Условные предложения второго типа </text:span><text:span text:style-name="T495">(</text:span><text:span text:style-name="T469">Second Conditionals</text:span><text:span text:style-name="T495">)</text:span><text:span text:style-name="T491"> используются для описания нереальных ситуаций, связанных с настоящим (альтернативная реальность).</text:span></text:p>
      <text:p text:style-name="P504"/>
      <text:p text:style-name="P120"><text:span text:style-name="T521">Главная часть содержит связку </text:span><text:span text:style-name="T465">would + инфинитив</text:span><text:span text:style-name="T521">. Зависимая часть, грамматически,</text:span></text:p>
      <text:p text:style-name="P120"><text:span text:style-name="T521">стоит в прошешем времени, но привязана к настоящему. Союз </text:span><text:span text:style-name="T465">if</text:span><text:span text:style-name="T521"> переводится как «если бы».</text:span></text:p>
      <text:p text:style-name="P504"/>
      <text:p text:style-name="P334"><text:span text:style-name="T449">If</text:span><text:span text:style-name="T521"> he was rich (зависимая часть), he would buy Lamborgini (главная часть) —</text:span></text:p>
      <text:p text:style-name="P334"><text:span text:style-name="T449">Если бы</text:span><text:span text:style-name="T521"> он был богатым, он бы купил Ламборджини (would и will заменяют to?).</text:span></text:p>
      <text:p text:style-name="P484"/>
      <text:p text:style-name="P122"><text:span text:style-name="T521">Очень часто в условных предложениях второго типа в</text:span><text:span text:style-name="T465"> if-части</text:span><text:span text:style-name="T521">, глагол </text:span><text:span text:style-name="T465">be</text:span><text:span text:style-name="T521"> стоит в форме </text:span><text:span text:style-name="T465">were</text:span><text:span text:style-name="T521">,</text:span></text:p>
      <text:p text:style-name="P122"><text:span text:style-name="T521">даже после </text:span><text:span text:style-name="T465">I, he, she, it</text:span><text:span text:style-name="T521">. Это исключение из правил, которое нужно запомнить.</text:span></text:p>
      <text:p text:style-name="P484"/>
      <text:p text:style-name="P335"><text:span text:style-name="T521">If </text:span><text:span text:style-name="T449">he were</text:span><text:span text:style-name="T521"> rich, he would buy Lamborgini — Если бы </text:span><text:span text:style-name="T449">он был</text:span><text:span text:style-name="T521"> богатым, он бы купил</text:span></text:p>
      <text:p text:style-name="P484">Ламборджини (такой вариант тоже считается правильным).</text:p>
      <text:p text:style-name="P481"/>
      <text:p text:style-name="P677"><text:span text:style-name="T349">Таблица </text:span><text:span text:style-name="T350">форм</text:span><text:span text:style-name="T349"> глагола </text:span><text:span text:style-name="T116">b</text:span><text:span text:style-name="T117">e</text:span><text:span text:style-name="T34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16641319072">
          <table:table-cell table:style-name="Table5.A1" office:value-type="string">
            <text:p text:style-name="P679">Подлежащее</text:p>
          </table:table-cell>
          <table:table-cell table:style-name="Table5.A1" office:value-type="string">
            <text:p text:style-name="P680">Past</text:p>
          </table:table-cell>
          <table:table-cell table:style-name="Table5.A1" office:value-type="string">
            <text:p text:style-name="P680">Present</text:p>
          </table:table-cell>
          <table:table-cell table:style-name="Table5.D1" office:value-type="string">
            <text:p text:style-name="P680">Future</text:p>
          </table:table-cell>
        </table:table-row>
        <table:table-row table:style-name="TableLine94716644388448">
          <table:table-cell table:style-name="Table5.A2" office:value-type="string">
            <text:p text:style-name="P689">I</text:p>
          </table:table-cell>
          <table:table-cell table:style-name="Table5.A2" office:value-type="string">
            <text:p text:style-name="P690">was</text:p>
          </table:table-cell>
          <table:table-cell table:style-name="Table5.A2" office:value-type="string">
            <text:p text:style-name="P691">am</text:p>
          </table:table-cell>
          <table:table-cell table:style-name="Table5.D2" office:value-type="string">
            <text:p text:style-name="P692">will be</text:p>
          </table:table-cell>
        </table:table-row>
        <table:table-row table:style-name="TableLine94716639820112">
          <table:table-cell table:style-name="Table5.A2" office:value-type="string">
            <text:p text:style-name="P689">he/she/<text:span text:style-name="T665">it</text:span></text:p>
          </table:table-cell>
          <table:table-cell table:style-name="Table5.A2" office:value-type="string">
            <text:p text:style-name="P690">was</text:p>
          </table:table-cell>
          <table:table-cell table:style-name="Table5.A2" office:value-type="string">
            <text:p text:style-name="P691">is</text:p>
          </table:table-cell>
          <table:table-cell table:style-name="Table5.D2" office:value-type="string">
            <text:p text:style-name="P692">will be</text:p>
          </table:table-cell>
        </table:table-row>
        <table:table-row table:style-name="TableLine94716639820752">
          <table:table-cell table:style-name="Table5.A2" office:value-type="string">
            <text:p text:style-name="P689">you/we/they</text:p>
          </table:table-cell>
          <table:table-cell table:style-name="Table5.A2" office:value-type="string">
            <text:p text:style-name="P690">were</text:p>
          </table:table-cell>
          <table:table-cell table:style-name="Table5.A2" office:value-type="string">
            <text:p text:style-name="P691">are</text:p>
          </table:table-cell>
          <table:table-cell table:style-name="Table5.D2" office:value-type="string">
            <text:p text:style-name="P692">will be</text:p>
          </table:table-cell>
        </table:table-row>
      </table:table>
      <text:p text:style-name="P621"/>
      <text:p text:style-name="P636"><text:span text:style-name="T441">Таблица </text:span><text:span text:style-name="T442">личны</text:span><text:span text:style-name="T443">х</text:span><text:span text:style-name="T442"> и притяжательных </text:span><text:span text:style-name="T44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716640918368">
          <table:table-cell table:style-name="Table11.A1" table:number-columns-spanned="2" office:value-type="string">
            <text:p text:style-name="P681">Личные местоимения</text:p>
          </table:table-cell>
          <table:covered-table-cell/>
          <table:table-cell table:style-name="Table11.C1" table:number-columns-spanned="2" office:value-type="string">
            <text:p text:style-name="P681">Притяжательные местоимения</text:p>
          </table:table-cell>
          <table:covered-table-cell/>
        </table:table-row>
        <table:table-row table:style-name="TableLine94716646788224">
          <table:table-cell table:style-name="Table11.A2" office:value-type="string">
            <text:p text:style-name="P693"><text:span text:style-name="T666">и</text:span><text:span text:style-name="T667">менительный падеж</text:span></text:p>
            <text:p text:style-name="P695"><text:span text:style-name="T668">(</text:span>кто/что<text:span text:style-name="T668">)</text:span></text:p>
          </table:table-cell>
          <table:table-cell table:style-name="Table11.A2" office:value-type="string">
            <text:p text:style-name="P693"><text:span text:style-name="T666">о</text:span><text:span text:style-name="T667">бъектный падеж</text:span></text:p>
            <text:p text:style-name="P695"><text:span text:style-name="T668">(</text:span>кого, <text:span text:style-name="T668">к</text:span>ому, кем<text:span text:style-name="T668">)</text:span></text:p>
          </table:table-cell>
          <table:table-cell table:style-name="Table11.A2" office:value-type="string">
            <text:p text:style-name="P696"><text:span text:style-name="T668">с</text:span> существительным</text:p>
            <text:p text:style-name="P697">(чей)</text:p>
          </table:table-cell>
          <table:table-cell table:style-name="Table11.D2" office:value-type="string">
            <text:p text:style-name="P693"><text:span text:style-name="T668">о</text:span><text:span text:style-name="T667">тдельно</text:span></text:p>
            <text:p text:style-name="P697">(чей)</text:p>
          </table:table-cell>
        </table:table-row>
        <table:table-row table:style-name="TableLine94716640000176">
          <table:table-cell table:style-name="Table11.A2" office:value-type="string">
            <text:p text:style-name="P698">I</text:p>
          </table:table-cell>
          <table:table-cell table:style-name="Table11.A2" office:value-type="string">
            <text:p text:style-name="P698">me</text:p>
          </table:table-cell>
          <table:table-cell table:style-name="Table11.A2" office:value-type="string">
            <text:p text:style-name="P699">my</text:p>
          </table:table-cell>
          <table:table-cell table:style-name="Table11.D2" office:value-type="string">
            <text:p text:style-name="P699">mine</text:p>
          </table:table-cell>
        </table:table-row>
        <table:table-row table:style-name="TableLine94716641335488">
          <table:table-cell table:style-name="Table11.A2" office:value-type="string">
            <text:p text:style-name="P698">you</text:p>
          </table:table-cell>
          <table:table-cell table:style-name="Table11.A2" office:value-type="string">
            <text:p text:style-name="P698">you</text:p>
          </table:table-cell>
          <table:table-cell table:style-name="Table11.A2" office:value-type="string">
            <text:p text:style-name="P699">your</text:p>
          </table:table-cell>
          <table:table-cell table:style-name="Table11.D2" office:value-type="string">
            <text:p text:style-name="P699">yours</text:p>
          </table:table-cell>
        </table:table-row>
        <table:table-row table:style-name="TableLine94716641336368">
          <table:table-cell table:style-name="Table11.A2" office:value-type="string">
            <text:p text:style-name="P698">he</text:p>
          </table:table-cell>
          <table:table-cell table:style-name="Table11.A2" office:value-type="string">
            <text:p text:style-name="P698">him</text:p>
          </table:table-cell>
          <table:table-cell table:style-name="Table11.A2" office:value-type="string">
            <text:p text:style-name="P699">his</text:p>
          </table:table-cell>
          <table:table-cell table:style-name="Table11.D2" office:value-type="string">
            <text:p text:style-name="P699">his</text:p>
          </table:table-cell>
        </table:table-row>
        <table:table-row table:style-name="TableLine94716643720368">
          <table:table-cell table:style-name="Table11.A2" office:value-type="string">
            <text:p text:style-name="P698">she</text:p>
          </table:table-cell>
          <table:table-cell table:style-name="Table11.A2" office:value-type="string">
            <text:p text:style-name="P699">her</text:p>
          </table:table-cell>
          <table:table-cell table:style-name="Table11.A2" office:value-type="string">
            <text:p text:style-name="P699">her</text:p>
          </table:table-cell>
          <table:table-cell table:style-name="Table11.D2" office:value-type="string">
            <text:p text:style-name="P699">hers</text:p>
          </table:table-cell>
        </table:table-row>
        <table:table-row table:style-name="TableLine94716647276672">
          <table:table-cell table:style-name="Table11.A2" office:value-type="string">
            <text:p text:style-name="P698">it</text:p>
          </table:table-cell>
          <table:table-cell table:style-name="Table11.A2" office:value-type="string">
            <text:p text:style-name="P699">it</text:p>
          </table:table-cell>
          <table:table-cell table:style-name="Table11.A2" office:value-type="string">
            <text:p text:style-name="P699">its</text:p>
          </table:table-cell>
          <table:table-cell table:style-name="Table11.D2" office:value-type="string">
            <text:p text:style-name="P699">its</text:p>
          </table:table-cell>
        </table:table-row>
        <table:table-row table:style-name="TableLine94716615478000">
          <table:table-cell table:style-name="Table11.A2" office:value-type="string">
            <text:p text:style-name="P698">we</text:p>
          </table:table-cell>
          <table:table-cell table:style-name="Table11.A2" office:value-type="string">
            <text:p text:style-name="P699">us</text:p>
          </table:table-cell>
          <table:table-cell table:style-name="Table11.A2" office:value-type="string">
            <text:p text:style-name="P699">our</text:p>
          </table:table-cell>
          <table:table-cell table:style-name="Table11.D2" office:value-type="string">
            <text:p text:style-name="P699">ours</text:p>
          </table:table-cell>
        </table:table-row>
        <table:table-row table:style-name="TableLine94716615480976">
          <table:table-cell table:style-name="Table11.A2" office:value-type="string">
            <text:p text:style-name="P698">they</text:p>
          </table:table-cell>
          <table:table-cell table:style-name="Table11.A2" office:value-type="string">
            <text:p text:style-name="P699">them</text:p>
          </table:table-cell>
          <table:table-cell table:style-name="Table11.A2" office:value-type="string">
            <text:p text:style-name="P699">their</text:p>
          </table:table-cell>
          <table:table-cell table:style-name="Table11.D2" office:value-type="string">
            <text:p text:style-name="P699">theirs</text:p>
          </table:table-cell>
        </table:table-row>
      </table:table>
      <text:p text:style-name="P148"/>
      <text:p text:style-name="P636"><text:span text:style-name="T351">Таблица </text:span><text:span text:style-name="T352">условных предложений</text:span><text:span text:style-name="T351">:</text:span></text:p>
      <table:table table:name="Table14" table:style-name="Table14">
        <table:table-column table:style-name="Table14.A"/>
        <table:table-column table:style-name="Table14.B"/>
        <table:table-row table:style-name="TableLine94716645353872">
          <table:table-cell table:style-name="Table14.A1" office:value-type="string">
            <text:p text:style-name="P682">Тип</text:p>
          </table:table-cell>
          <table:table-cell table:style-name="Table14.B1" office:value-type="string">
            <text:p text:style-name="P682">Пример</text:p>
          </table:table-cell>
        </table:table-row>
        <table:table-row table:style-name="TableLine94716640090752">
          <table:table-cell table:style-name="Table14.A2" office:value-type="string">
            <text:p text:style-name="P700"><text:span text:style-name="T671">Z</text:span>ero <text:span text:style-name="T671">C</text:span>onditionals</text:p>
          </table:table-cell>
          <table:table-cell table:style-name="Table14.B2" office:value-type="string">
            <text:p text:style-name="P704"><text:span text:style-name="T669">If I </text:span><text:span text:style-name="T148">drive</text:span><text:span text:style-name="T669"> home early, I </text:span><text:span text:style-name="T148">watch</text:span><text:span text:style-name="T669"> some movie (уклад жизни)</text:span></text:p>
          </table:table-cell>
        </table:table-row>
        <table:table-row table:style-name="TableLine94716647279312">
          <table:table-cell table:style-name="Table14.A2" office:value-type="string">
            <text:p text:style-name="P700"><text:span text:style-name="T671">F</text:span>irst <text:span text:style-name="T671">C</text:span>onditionals</text:p>
          </table:table-cell>
          <table:table-cell table:style-name="Table14.B2" office:value-type="string">
            <text:p text:style-name="P701">If I <text:span text:style-name="T147">drive</text:span> home early today, I <text:span text:style-name="T147">will watch</text:span> some movie (планы)</text:p>
          </table:table-cell>
        </table:table-row>
        <table:table-row table:style-name="TableLine94716641980096">
          <table:table-cell table:style-name="Table14.A2" office:value-type="string">
            <text:p text:style-name="P700"><text:span text:style-name="T671">S</text:span>ec. <text:span text:style-name="T671">C</text:span>onditionals</text:p>
          </table:table-cell>
          <table:table-cell table:style-name="Table14.B2" office:value-type="string">
            <text:p text:style-name="P704"><text:span text:style-name="T669">If I </text:span><text:span text:style-name="T148">drove</text:span><text:span text:style-name="T669"> home earcly, I </text:span><text:span text:style-name="T148">would watch</text:span><text:span text:style-name="T669"> some movie (</text:span><text:span text:style-name="T670">нереальность</text:span><text:span text:style-name="T669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16645365552">
          <table:table-cell table:style-name="Table2.A1" office:value-type="string">
            <text:p text:style-name="P683">Глагол</text:p>
          </table:table-cell>
          <table:table-cell table:style-name="Table2.A1" office:value-type="string">
            <text:p text:style-name="P693"><text:span text:style-name="T409">З</text:span><text:span text:style-name="T410">начение</text:span></text:p>
          </table:table-cell>
          <table:table-cell table:style-name="Table2.C1" office:value-type="string">
            <text:p text:style-name="P693"><text:span text:style-name="T409">В</text:span><text:span text:style-name="T410">рем</text:span><text:span text:style-name="T409">я</text:span></text:p>
          </table:table-cell>
        </table:table-row>
        <table:table-row table:style-name="TableLine94716546285296">
          <table:table-cell table:style-name="Table2.A2" office:value-type="string">
            <text:p text:style-name="P702">can</text:p>
          </table:table-cell>
          <table:table-cell table:style-name="Table2.A2" office:value-type="string">
            <text:p text:style-name="P702">могу, умею</text:p>
          </table:table-cell>
          <table:table-cell table:style-name="Table2.C2" office:value-type="string">
            <text:p text:style-name="P702">настоящее и будущее</text:p>
          </table:table-cell>
        </table:table-row>
        <table:table-row table:style-name="TableLine94716546287104">
          <table:table-cell table:style-name="Table2.A2" office:value-type="string">
            <text:p text:style-name="P702">could</text:p>
          </table:table-cell>
          <table:table-cell table:style-name="Table2.A2" office:value-type="string">
            <text:p text:style-name="P702">мог, умел</text:p>
          </table:table-cell>
          <table:table-cell table:style-name="Table2.C2" office:value-type="string">
            <text:p text:style-name="P702">прошедшее</text:p>
          </table:table-cell>
        </table:table-row>
        <table:table-row table:style-name="TableLine94716546287904">
          <table:table-cell table:style-name="Table2.A2" office:value-type="string">
            <text:p text:style-name="P702">might, may</text:p>
          </table:table-cell>
          <table:table-cell table:style-name="Table2.A2" office:value-type="string">
            <text:p text:style-name="P702">может быть, мог бы,</text:p>
          </table:table-cell>
          <table:table-cell table:style-name="Table2.C2" office:value-type="string">
            <text:p text:style-name="P702">настоящее и будущие</text:p>
          </table:table-cell>
        </table:table-row>
        <table:table-row table:style-name="TableLine94716546288832">
          <table:table-cell table:style-name="Table2.A2" office:value-type="string">
            <text:p text:style-name="P702">must</text:p>
          </table:table-cell>
          <table:table-cell table:style-name="Table2.A2" office:value-type="string">
            <text:p text:style-name="P702">должен, нужно, нельзя</text:p>
          </table:table-cell>
          <table:table-cell table:style-name="Table2.C2" office:value-type="string">
            <text:p text:style-name="P702">настоящее</text:p>
          </table:table-cell>
        </table:table-row>
        <table:table-row table:style-name="TableLine94716546289872">
          <table:table-cell table:style-name="Table2.A2" office:value-type="string">
            <text:p text:style-name="P702">should</text:p>
          </table:table-cell>
          <table:table-cell table:style-name="Table2.A2" office:value-type="string">
            <text:p text:style-name="P702">следует сделать (совет)</text:p>
          </table:table-cell>
          <table:table-cell table:style-name="Table2.C2" office:value-type="string">
            <text:p text:style-name="P702">настоящее и будущие</text:p>
          </table:table-cell>
        </table:table-row>
        <table:table-row table:style-name="TableLine94716546291056">
          <table:table-cell table:style-name="Table2.A2" office:value-type="string">
            <text:p text:style-name="P702">would</text:p>
          </table:table-cell>
          <table:table-cell table:style-name="Table2.A2" office:value-type="string">
            <text:p text:style-name="P702">частица «бы»</text:p>
          </table:table-cell>
          <table:table-cell table:style-name="Table2.C2" office:value-type="string">
            <text:p text:style-name="P702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16546292640">
          <table:table-cell table:style-name="Table3.A1" office:value-type="string">
            <text:p text:style-name="P684">Конструкция</text:p>
          </table:table-cell>
          <table:table-cell table:style-name="Table3.A1" office:value-type="string">
            <text:p text:style-name="P684">Значение</text:p>
          </table:table-cell>
          <table:table-cell table:style-name="Table3.C1" office:value-type="string">
            <text:p text:style-name="P684">Время</text:p>
          </table:table-cell>
        </table:table-row>
        <table:table-row table:style-name="TableLine94716612597088">
          <table:table-cell table:style-name="Table3.A2" office:value-type="string">
            <text:p text:style-name="P703">be able to</text:p>
          </table:table-cell>
          <table:table-cell table:style-name="Table3.A2" office:value-type="string">
            <text:p text:style-name="P703">могу (близко к can)</text:p>
          </table:table-cell>
          <table:table-cell table:style-name="Table3.C2" office:value-type="string">
            <text:p text:style-name="P703">be меняется по временам</text:p>
          </table:table-cell>
        </table:table-row>
        <table:table-row table:style-name="TableLine94716613021872">
          <table:table-cell table:style-name="Table3.A2" office:value-type="string">
            <text:p text:style-name="P703">have to</text:p>
          </table:table-cell>
          <table:table-cell table:style-name="Table3.A2" office:value-type="string">
            <text:p text:style-name="P703">должен (близко к must)</text:p>
          </table:table-cell>
          <table:table-cell table:style-name="Table3.C2" office:value-type="string">
            <text:p text:style-name="P703">have меняется по временам</text:p>
          </table:table-cell>
        </table:table-row>
        <table:table-row table:style-name="TableLine94716612168832">
          <table:table-cell table:style-name="Table3.A2" office:value-type="string">
            <text:p text:style-name="P703">used to</text:p>
          </table:table-cell>
          <table:table-cell table:style-name="Table3.A2" office:value-type="string">
            <text:p text:style-name="P703">раньше делал (близко к would)</text:p>
          </table:table-cell>
          <table:table-cell table:style-name="Table3.C2" office:value-type="string">
            <text:p text:style-name="P703">всегда в прошедшем</text:p>
          </table:table-cell>
        </table:table-row>
      </table:table>
      <text:p text:style-name="P678"><text:span text:style-name="T353">Таблица попу</text:span><text:span text:style-name="T354">л</text:span><text:span text:style-name="T353">я</text:span><text:span text:style-name="T354">р</text:span><text:span text:style-name="T353">ных</text:span><text:span text:style-name="T35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716639600848">
          <table:table-cell table:style-name="Table13.A1" office:value-type="string">
            <text:p text:style-name="P685">Связка</text:p>
          </table:table-cell>
          <table:table-cell table:style-name="Table13.A1" office:value-type="string">
            <text:p text:style-name="P685">Значение</text:p>
          </table:table-cell>
          <table:table-cell table:style-name="Table13.C1" office:value-type="string">
            <text:p text:style-name="P686">Контекст</text:p>
          </table:table-cell>
        </table:table-row>
        <table:table-row table:style-name="TableLine94716644917488">
          <table:table-cell table:style-name="Table13.A2" office:value-type="string">
            <text:p text:style-name="P705">back off</text:p>
          </table:table-cell>
          <table:table-cell table:style-name="Table13.A2" office:value-type="string">
            <text:p text:style-name="P705">отступать</text:p>
          </table:table-cell>
          <table:table-cell table:style-name="Table13.C2" office:value-type="string">
            <text:p text:style-name="P706"><text:span text:style-name="T672">The police told the protesters to </text:span><text:span text:style-name="T144">back off</text:span><text:span text:style-name="T672"> — </text:span></text:p>
            <text:p text:style-name="P706"><text:span text:style-name="T672">Полиция сказала протестующим </text:span><text:span text:style-name="T144">отступи</text:span><text:span text:style-name="T145">ть</text:span><text:span text:style-name="T672">.</text:span></text:p>
          </table:table-cell>
        </table:table-row>
        <table:table-row table:style-name="TableLine94716644919296">
          <table:table-cell table:style-name="Table13.A2" office:value-type="string">
            <text:p text:style-name="P705">be away</text:p>
          </table:table-cell>
          <table:table-cell table:style-name="Table13.A2" office:value-type="string">
            <text:p text:style-name="P705">отсутствовать, </text:p>
            <text:p text:style-name="P705">быть в отпуске</text:p>
          </table:table-cell>
          <table:table-cell table:style-name="Table13.C2" office:value-type="string">
            <text:p text:style-name="P707">She <text:span text:style-name="T142">is away</text:span> on business for three weeks — </text:p>
            <text:p text:style-name="P707">Она <text:span text:style-name="T142">отсутствует</text:span> по делам 3 недели.</text:p>
          </table:table-cell>
        </table:table-row>
        <table:table-row table:style-name="TableLine94716644920096">
          <table:table-cell table:style-name="Table13.A2" office:value-type="string">
            <text:p text:style-name="P705">break up</text:p>
          </table:table-cell>
          <table:table-cell table:style-name="Table13.A2" office:value-type="string">
            <text:p text:style-name="P705">разойтись, заканчивать отноше<text:span text:style-name="T672">н</text:span>ия, </text:p>
            <text:p text:style-name="P705">разбиться на части</text:p>
          </table:table-cell>
          <table:table-cell table:style-name="Table13.C2" office:value-type="string">
            <text:p text:style-name="P707">Yesterday we decided to <text:span text:style-name="T142">break up</text:span> — </text:p>
            <text:p text:style-name="P708">Вчера мы решили <text:span text:style-name="T142">разойтись</text:span>.</text:p>
            <text:p text:style-name="P710">Tha plate <text:span text:style-name="T142">broke up</text:span> when he dropped it on the floor <text:span text:style-name="T672">—</text:span></text:p>
            <text:p text:style-name="P710">Тарелка <text:span text:style-name="T142">разбилась</text:span>, когда он уронил ее на пол.</text:p>
          </table:table-cell>
        </table:table-row>
        <table:table-row table:style-name="TableLine94716644920944">
          <table:table-cell table:style-name="Table13.A2" office:value-type="string">
            <text:p text:style-name="P705">call back</text:p>
          </table:table-cell>
          <table:table-cell table:style-name="Table13.A2" office:value-type="string">
            <text:p text:style-name="P705">перезванивать</text:p>
          </table:table-cell>
          <table:table-cell table:style-name="Table13.C2" office:value-type="string">
            <text:p text:style-name="P710">I must <text:span text:style-name="T142">call</text:span> her <text:span text:style-name="T142">back</text:span> when <text:span text:style-name="T673">we get to the office — </text:span></text:p>
            <text:p text:style-name="P710"><text:span text:style-name="T673">Я должен </text:span><text:span text:style-name="T146">перезвонить</text:span><text:span text:style-name="T673"> ей, когда вернемся в офис.</text:span></text:p>
          </table:table-cell>
        </table:table-row>
        <table:table-row table:style-name="TableLine94716639647536">
          <table:table-cell table:style-name="Table13.A2" office:value-type="string">
            <text:p text:style-name="P705">fall down</text:p>
          </table:table-cell>
          <table:table-cell table:style-name="Table13.A2" office:value-type="string">
            <text:p text:style-name="P705">упасть на землю</text:p>
          </table:table-cell>
          <table:table-cell table:style-name="Table13.C2" office:value-type="string">
            <text:p text:style-name="P711">I slipped on the ice and <text:span text:style-name="T142">fell down</text:span> — </text:p>
            <text:p text:style-name="P711">Я подскользнулся на льду и <text:span text:style-name="T142">упал</text:span><text:span text:style-name="T316">.</text:span></text:p>
          </table:table-cell>
        </table:table-row>
        <table:table-row table:style-name="TableLine94716639650048">
          <table:table-cell table:style-name="Table13.A2" office:value-type="string">
            <text:p text:style-name="P705">eat out</text:p>
          </table:table-cell>
          <table:table-cell table:style-name="Table13.A2" office:value-type="string">
            <text:p text:style-name="P705">есть вне дома</text:p>
            <text:p text:style-name="P705"><text:span text:style-name="T672">(</text:span>в кафе <text:span text:style-name="T672">или </text:span>ресторане<text:span text:style-name="T672">)</text:span></text:p>
          </table:table-cell>
          <table:table-cell table:style-name="Table13.C2" office:value-type="string">
            <text:p text:style-name="P711">I don`t <text:span text:style-name="T142">eat out</text:span> much — Я не часто <text:span text:style-name="T142">хожу в кафе</text:span>.</text:p>
          </table:table-cell>
        </table:table-row>
        <table:table-row table:style-name="TableLine94716638162048">
          <table:table-cell table:style-name="Table13.A2" office:value-type="string">
            <text:p text:style-name="P705">get out</text:p>
          </table:table-cell>
          <table:table-cell table:style-name="Table13.A2" office:value-type="string">
            <text:p text:style-name="P694"><text:span text:style-name="T674">вынимать</text:span><text:span text:style-name="T675">, </text:span></text:p>
            <text:p text:style-name="P705">покинуть помещение</text:p>
          </table:table-cell>
          <table:table-cell table:style-name="Table13.C2" office:value-type="string">
            <text:p text:style-name="P711">I can <text:span text:style-name="T142">get out</text:span> if you want — </text:p>
            <text:p text:style-name="P711">Я могу <text:span text:style-name="T142">выйти</text:span>, если ты хочешь.</text:p>
          </table:table-cell>
        </table:table-row>
        <table:table-row table:style-name="TableLine94716645566592">
          <table:table-cell table:style-name="Table13.A2" office:value-type="string">
            <text:p text:style-name="P705">work out</text:p>
          </table:table-cell>
          <table:table-cell table:style-name="Table13.A2" office:value-type="string">
            <text:p text:style-name="P705">заниматься спортом, </text:p>
            <text:p text:style-name="P705">решать проблему</text:p>
          </table:table-cell>
          <table:table-cell table:style-name="Table13.C2" office:value-type="string">
            <text:p text:style-name="P711">Don`t worry. We`ll <text:span text:style-name="T147">work</text:span> it <text:span text:style-name="T147">out</text:span> — </text:p>
            <text:p text:style-name="P711">Не волнуйся, мы <text:span text:style-name="T147">найдем выход</text:span> из этой ситуации.</text:p>
          </table:table-cell>
        </table:table-row>
        <table:table-row table:style-name="TableLine94716639914880">
          <table:table-cell table:style-name="Table13.A2" office:value-type="string">
            <text:p text:style-name="P705">find out</text:p>
          </table:table-cell>
          <table:table-cell table:style-name="Table13.A2" office:value-type="string">
            <text:p text:style-name="P705">выяснить, </text:p>
            <text:p text:style-name="P705">узнать правду</text:p>
          </table:table-cell>
          <table:table-cell table:style-name="Table13.C2" office:value-type="string">
            <text:p text:style-name="P711">Let`s <text:span text:style-name="T147">find out</text:span> what`s going on here — </text:p>
            <text:p text:style-name="P711">Давайте <text:span text:style-name="T147">выясним</text:span>, что здесь происходит.</text:p>
          </table:table-cell>
        </table:table-row>
        <table:table-row table:style-name="TableLine94716639918016">
          <table:table-cell table:style-name="Table13.A2" office:value-type="string">
            <text:p text:style-name="P705">turn out</text:p>
          </table:table-cell>
          <table:table-cell table:style-name="Table13.A2" office:value-type="string">
            <text:p text:style-name="P709">выясняться, </text:p>
            <text:p text:style-name="P709">открывать правду</text:p>
          </table:table-cell>
          <table:table-cell table:style-name="Table13.C2" office:value-type="string">
            <text:p text:style-name="P711">It <text:span text:style-name="T147">turned out</text:span> that Mike knew the truth all the time —</text:p>
            <text:p text:style-name="P711"><text:span text:style-name="T147">Выяснилось</text:span>, что Майк знал правду все время.</text:p>
          </table:table-cell>
        </table:table-row>
        <table:table-row table:style-name="TableLine94716639529824">
          <table:table-cell table:style-name="Table13.A2" office:value-type="string">
            <text:p text:style-name="P705">turn on</text:p>
          </table:table-cell>
          <table:table-cell table:style-name="Table13.A2" office:value-type="string">
            <text:p text:style-name="P709">включить</text:p>
          </table:table-cell>
          <table:table-cell table:style-name="Table13.C2" office:value-type="string">
            <text:p text:style-name="P711">It`s dark. Let`s <text:span text:style-name="T147">turn</text:span> the light <text:span text:style-name="T147">on</text:span> — </text:p>
            <text:p text:style-name="P711">Стало темно. Давай <text:span text:style-name="T147">включим</text:span> свет.</text:p>
          </table:table-cell>
        </table:table-row>
        <table:table-row table:style-name="TableLine94716640639664">
          <table:table-cell table:style-name="Table13.A2" office:value-type="string">
            <text:p text:style-name="P705">turn off</text:p>
          </table:table-cell>
          <table:table-cell table:style-name="Table13.A2" office:value-type="string">
            <text:p text:style-name="P709">выключить</text:p>
          </table:table-cell>
          <table:table-cell table:style-name="Table13.C2" office:value-type="string">
            <text:p text:style-name="P712">Could you <text:span text:style-name="T147">turn off</text:span> the TV? — </text:p>
            <text:p text:style-name="P712">Не мог бы ты <text:span text:style-name="T147">выключить</text:span> телевизор?</text:p>
          </table:table-cell>
        </table:table-row>
        <table:table-row table:style-name="TableLine94716641965696">
          <table:table-cell table:style-name="Table13.A2" office:value-type="string">
            <text:p text:style-name="P705">go on</text:p>
          </table:table-cell>
          <table:table-cell table:style-name="Table13.A2" office:value-type="string">
            <text:p text:style-name="P709">происходить (о ситуации)</text:p>
          </table:table-cell>
          <table:table-cell table:style-name="Table13.C2" office:value-type="string">
            <text:p text:style-name="P712">What`s <text:span text:style-name="T147">going on</text:span> here? — Что здесь <text:span text:style-name="T147">происходит</text:span>?</text:p>
          </table:table-cell>
        </table:table-row>
        <table:table-row table:style-name="TableLine94716636637168">
          <table:table-cell table:style-name="Table13.A2" office:value-type="string">
            <text:p text:style-name="P705">carry on</text:p>
          </table:table-cell>
          <table:table-cell table:style-name="Table13.A2" office:value-type="string">
            <text:p text:style-name="P709">продолжать</text:p>
          </table:table-cell>
          <table:table-cell table:style-name="Table13.C2" office:value-type="string">
            <text:p text:style-name="P712">I`d like to <text:span text:style-name="T147">carry on</text:span> if you don`t mind — </text:p>
            <text:p text:style-name="P712">Я бы хотел <text:span text:style-name="T147">продолжить</text:span>, если вы не возражаете.</text:p>
          </table:table-cell>
        </table:table-row>
        <table:table-row table:style-name="TableLine94716640187536">
          <table:table-cell table:style-name="Table13.A2" office:value-type="string">
            <text:p text:style-name="P705">keep on</text:p>
          </table:table-cell>
          <table:table-cell table:style-name="Table13.A2" office:value-type="string">
            <text:p text:style-name="P709">постоянно делать</text:p>
          </table:table-cell>
          <table:table-cell table:style-name="Table13.C2" office:value-type="string">
            <text:p text:style-name="P712"><text:span text:style-name="T147">Keep on</text:span> working in order to succeed — </text:p>
            <text:p text:style-name="P712"><text:span text:style-name="T147">Продолжай</text:span> работать, чтобы добиться успеха.</text:p>
          </table:table-cell>
        </table:table-row>
        <table:table-row table:style-name="TableLine94716615493248">
          <table:table-cell table:style-name="Table13.A2" office:value-type="string">
            <text:p text:style-name="P705">put on</text:p>
          </table:table-cell>
          <table:table-cell table:style-name="Table13.A2" office:value-type="string">
            <text:p text:style-name="P709">надевать (одежду), </text:p>
            <text:p text:style-name="P709">набирать вес</text:p>
          </table:table-cell>
          <table:table-cell table:style-name="Table13.C2" office:value-type="string">
            <text:p text:style-name="P712">I see you`ve <text:span text:style-name="T147">put on</text:span> a few kilos — </text:p>
            <text:p text:style-name="P712">Вижу, ты <text:span text:style-name="T147">поправился</text:span> на пару килограммов.</text:p>
          </table:table-cell>
        </table:table-row>
        <table:table-row table:style-name="TableLine94716640376032">
          <table:table-cell table:style-name="Table13.A2" office:value-type="string">
            <text:p text:style-name="P705">take off</text:p>
          </table:table-cell>
          <table:table-cell table:style-name="Table13.A2" office:value-type="string">
            <text:p text:style-name="P709">снимать (одежду)</text:p>
          </table:table-cell>
          <table:table-cell table:style-name="Table13.C2" office:value-type="string">
            <text:p text:style-name="P712">You should <text:span text:style-name="T147">take off</text:span> these ugly pants — </text:p>
            <text:p text:style-name="P712">Тебе следует <text:span text:style-name="T147">снять</text:span> эти ужасные штаны.</text:p>
          </table:table-cell>
        </table:table-row>
        <table:table-row table:style-name="TableLine94716643948240">
          <table:table-cell table:style-name="Table13.A2" office:value-type="string">
            <text:p text:style-name="P705">calm down</text:p>
          </table:table-cell>
          <table:table-cell table:style-name="Table13.A2" office:value-type="string">
            <text:p text:style-name="P709">успокоиться</text:p>
          </table:table-cell>
          <table:table-cell table:style-name="Table13.C2" office:value-type="string">
            <text:p text:style-name="P712">Please, dear, <text:span text:style-name="T147">calm down</text:span> — </text:p>
            <text:p text:style-name="P712">Прошу тебя, <text:span text:style-name="T147">успокойся</text:span>, дорогая.</text:p>
          </table:table-cell>
        </table:table-row>
        <table:table-row table:style-name="TableLine94716637341760">
          <table:table-cell table:style-name="Table13.A2" office:value-type="string">
            <text:p text:style-name="P705">keep away</text:p>
          </table:table-cell>
          <table:table-cell table:style-name="Table13.A2" office:value-type="string">
            <text:p text:style-name="P709">держаться подальше, </text:p>
            <text:p text:style-name="P709">не приближаться</text:p>
          </table:table-cell>
          <table:table-cell table:style-name="Table13.C2" office:value-type="string">
            <text:p text:style-name="P713">Hazard! <text:span text:style-name="T147">Keep away</text:span> — </text:p>
            <text:p text:style-name="P713">Опасность! <text:span text:style-name="T147">Держитесь подальше</text:span>.</text:p>
          </table:table-cell>
        </table:table-row>
        <table:table-row table:style-name="TableLine94716615362592">
          <table:table-cell table:style-name="Table13.A2" office:value-type="string">
            <text:p text:style-name="P705">give up</text:p>
          </table:table-cell>
          <table:table-cell table:style-name="Table13.A2" office:value-type="string">
            <text:p text:style-name="P709">сдаваться</text:p>
          </table:table-cell>
          <table:table-cell table:style-name="Table13.C2" office:value-type="string">
            <text:p text:style-name="P713">Never <text:span text:style-name="T147">give up</text:span>! — Никогда не <text:span text:style-name="T147">сдавайся</text:span>!</text:p>
          </table:table-cell>
        </table:table-row>
      </table:table>
      <text:p text:style-name="P152"/>
      <text:p text:style-name="P676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716644293536">
          <table:table-cell table:style-name="Table6.A1" office:value-type="string">
            <text:p text:style-name="P688">Начальная форма</text:p>
          </table:table-cell>
          <table:table-cell table:style-name="Table6.A1" office:value-type="string">
            <text:p text:style-name="P688">2я форма</text:p>
          </table:table-cell>
          <table:table-cell table:style-name="Table6.A1" office:value-type="string">
            <text:p text:style-name="P687">3я форма</text:p>
          </table:table-cell>
          <table:table-cell table:style-name="Table6.D1" office:value-type="string">
            <text:p text:style-name="P687">Перевод</text:p>
          </table:table-cell>
        </table:table-row>
        <table:table-row table:style-name="TableLine94716639246480">
          <table:table-cell table:style-name="Table6.A2" office:value-type="string">
            <text:p text:style-name="P714">begin</text:p>
          </table:table-cell>
          <table:table-cell table:style-name="Table6.A2" office:value-type="string">
            <text:p text:style-name="P714">began</text:p>
          </table:table-cell>
          <table:table-cell table:style-name="Table6.A2" office:value-type="string">
            <text:p text:style-name="P714">begun</text:p>
          </table:table-cell>
          <table:table-cell table:style-name="Table6.D2" office:value-type="string">
            <text:p text:style-name="P714">начинать</text:p>
          </table:table-cell>
        </table:table-row>
        <table:table-row table:style-name="TableLine94716639248400">
          <table:table-cell table:style-name="Table6.A2" office:value-type="string">
            <text:p text:style-name="P714">break</text:p>
          </table:table-cell>
          <table:table-cell table:style-name="Table6.A2" office:value-type="string">
            <text:p text:style-name="P714">broke</text:p>
          </table:table-cell>
          <table:table-cell table:style-name="Table6.A2" office:value-type="string">
            <text:p text:style-name="P714">broken</text:p>
          </table:table-cell>
          <table:table-cell table:style-name="Table6.D2" office:value-type="string">
            <text:p text:style-name="P714">ломать</text:p>
          </table:table-cell>
        </table:table-row>
        <table:table-row table:style-name="TableLine94716639249312">
          <table:table-cell table:style-name="Table6.A2" office:value-type="string">
            <text:p text:style-name="P714">bring</text:p>
          </table:table-cell>
          <table:table-cell table:style-name="Table6.A2" office:value-type="string">
            <text:p text:style-name="P714">brought</text:p>
          </table:table-cell>
          <table:table-cell table:style-name="Table6.A2" office:value-type="string">
            <text:p text:style-name="P714">brought</text:p>
          </table:table-cell>
          <table:table-cell table:style-name="Table6.D2" office:value-type="string">
            <text:p text:style-name="P714">приносить</text:p>
          </table:table-cell>
        </table:table-row>
        <table:table-row table:style-name="TableLine94716639250352">
          <table:table-cell table:style-name="Table6.A2" office:value-type="string">
            <text:p text:style-name="P714">buy</text:p>
          </table:table-cell>
          <table:table-cell table:style-name="Table6.A2" office:value-type="string">
            <text:p text:style-name="P714">bought</text:p>
          </table:table-cell>
          <table:table-cell table:style-name="Table6.A2" office:value-type="string">
            <text:p text:style-name="P714">bought</text:p>
          </table:table-cell>
          <table:table-cell table:style-name="Table6.D2" office:value-type="string">
            <text:p text:style-name="P714">покупать</text:p>
          </table:table-cell>
        </table:table-row>
        <table:table-row table:style-name="TableLine94716639251504">
          <table:table-cell table:style-name="Table6.A2" office:value-type="string">
            <text:p text:style-name="P714">come</text:p>
          </table:table-cell>
          <table:table-cell table:style-name="Table6.A2" office:value-type="string">
            <text:p text:style-name="P714">came</text:p>
          </table:table-cell>
          <table:table-cell table:style-name="Table6.A2" office:value-type="string">
            <text:p text:style-name="P714">come</text:p>
          </table:table-cell>
          <table:table-cell table:style-name="Table6.D2" office:value-type="string">
            <text:p text:style-name="P714">приходить</text:p>
          </table:table-cell>
        </table:table-row>
        <table:table-row table:style-name="TableLine94716639252528">
          <table:table-cell table:style-name="Table6.A2" office:value-type="string">
            <text:p text:style-name="P714">do</text:p>
          </table:table-cell>
          <table:table-cell table:style-name="Table6.A2" office:value-type="string">
            <text:p text:style-name="P714">did</text:p>
          </table:table-cell>
          <table:table-cell table:style-name="Table6.A2" office:value-type="string">
            <text:p text:style-name="P714">done</text:p>
          </table:table-cell>
          <table:table-cell table:style-name="Table6.D2" office:value-type="string">
            <text:p text:style-name="P714">делать</text:p>
          </table:table-cell>
        </table:table-row>
        <table:table-row table:style-name="TableLine94716639253600">
          <table:table-cell table:style-name="Table6.A2" office:value-type="string">
            <text:p text:style-name="P714">drink</text:p>
          </table:table-cell>
          <table:table-cell table:style-name="Table6.A2" office:value-type="string">
            <text:p text:style-name="P714">drank</text:p>
          </table:table-cell>
          <table:table-cell table:style-name="Table6.A2" office:value-type="string">
            <text:p text:style-name="P714">drunk</text:p>
          </table:table-cell>
          <table:table-cell table:style-name="Table6.D2" office:value-type="string">
            <text:p text:style-name="P714">пить</text:p>
          </table:table-cell>
        </table:table-row>
        <table:table-row table:style-name="TableLine94716637352256">
          <table:table-cell table:style-name="Table6.A2" office:value-type="string">
            <text:p text:style-name="P714">eat</text:p>
          </table:table-cell>
          <table:table-cell table:style-name="Table6.A2" office:value-type="string">
            <text:p text:style-name="P714">ate</text:p>
          </table:table-cell>
          <table:table-cell table:style-name="Table6.A2" office:value-type="string">
            <text:p text:style-name="P714">eaten</text:p>
          </table:table-cell>
          <table:table-cell table:style-name="Table6.D2" office:value-type="string">
            <text:p text:style-name="P714">есть</text:p>
          </table:table-cell>
        </table:table-row>
        <table:table-row table:style-name="TableLine94716640922800">
          <table:table-cell table:style-name="Table6.A2" office:value-type="string">
            <text:p text:style-name="P714">fall</text:p>
          </table:table-cell>
          <table:table-cell table:style-name="Table6.A2" office:value-type="string">
            <text:p text:style-name="P714">fell</text:p>
          </table:table-cell>
          <table:table-cell table:style-name="Table6.A2" office:value-type="string">
            <text:p text:style-name="P714">fallen</text:p>
          </table:table-cell>
          <table:table-cell table:style-name="Table6.D2" office:value-type="string">
            <text:p text:style-name="P714">падать</text:p>
          </table:table-cell>
        </table:table-row>
        <table:table-row table:style-name="TableLine94716615579424">
          <table:table-cell table:style-name="Table6.A2" office:value-type="string">
            <text:p text:style-name="P714">fly</text:p>
          </table:table-cell>
          <table:table-cell table:style-name="Table6.A2" office:value-type="string">
            <text:p text:style-name="P714">flew</text:p>
          </table:table-cell>
          <table:table-cell table:style-name="Table6.A2" office:value-type="string">
            <text:p text:style-name="P714">flown</text:p>
          </table:table-cell>
          <table:table-cell table:style-name="Table6.D2" office:value-type="string">
            <text:p text:style-name="P714">летать</text:p>
          </table:table-cell>
        </table:table-row>
        <table:table-row table:style-name="TableLine94716641813008">
          <table:table-cell table:style-name="Table6.A2" office:value-type="string">
            <text:p text:style-name="P714">forget</text:p>
          </table:table-cell>
          <table:table-cell table:style-name="Table6.A2" office:value-type="string">
            <text:p text:style-name="P714">forgot</text:p>
          </table:table-cell>
          <table:table-cell table:style-name="Table6.A2" office:value-type="string">
            <text:p text:style-name="P714">forgotten</text:p>
          </table:table-cell>
          <table:table-cell table:style-name="Table6.D2" office:value-type="string">
            <text:p text:style-name="P714">забывать</text:p>
          </table:table-cell>
        </table:table-row>
        <table:table-row table:style-name="TableLine94716646215280">
          <table:table-cell table:style-name="Table6.A2" office:value-type="string">
            <text:p text:style-name="P714">get</text:p>
          </table:table-cell>
          <table:table-cell table:style-name="Table6.A2" office:value-type="string">
            <text:p text:style-name="P714">got</text:p>
          </table:table-cell>
          <table:table-cell table:style-name="Table6.A2" office:value-type="string">
            <text:p text:style-name="P714">got</text:p>
          </table:table-cell>
          <table:table-cell table:style-name="Table6.D2" office:value-type="string">
            <text:p text:style-name="P714">получать</text:p>
          </table:table-cell>
        </table:table-row>
        <table:table-row table:style-name="TableLine94716612906480">
          <table:table-cell table:style-name="Table6.A2" office:value-type="string">
            <text:p text:style-name="P715">give</text:p>
          </table:table-cell>
          <table:table-cell table:style-name="Table6.A2" office:value-type="string">
            <text:p text:style-name="P715">gave</text:p>
          </table:table-cell>
          <table:table-cell table:style-name="Table6.A2" office:value-type="string">
            <text:p text:style-name="P715">given</text:p>
          </table:table-cell>
          <table:table-cell table:style-name="Table6.D2" office:value-type="string">
            <text:p text:style-name="P715">давать</text:p>
          </table:table-cell>
        </table:table-row>
        <table:table-row table:style-name="TableLine94716612905216">
          <table:table-cell table:style-name="Table6.A2" office:value-type="string">
            <text:p text:style-name="P715">go</text:p>
          </table:table-cell>
          <table:table-cell table:style-name="Table6.A2" office:value-type="string">
            <text:p text:style-name="P715">went</text:p>
          </table:table-cell>
          <table:table-cell table:style-name="Table6.A2" office:value-type="string">
            <text:p text:style-name="P715">gone</text:p>
          </table:table-cell>
          <table:table-cell table:style-name="Table6.D2" office:value-type="string">
            <text:p text:style-name="P715">идти</text:p>
          </table:table-cell>
        </table:table-row>
        <table:table-row table:style-name="TableLine94716646720448">
          <table:table-cell table:style-name="Table6.A2" office:value-type="string">
            <text:p text:style-name="P716">have</text:p>
          </table:table-cell>
          <table:table-cell table:style-name="Table6.A2" office:value-type="string">
            <text:p text:style-name="P716">had</text:p>
          </table:table-cell>
          <table:table-cell table:style-name="Table6.A2" office:value-type="string">
            <text:p text:style-name="P716">had</text:p>
          </table:table-cell>
          <table:table-cell table:style-name="Table6.D2" office:value-type="string">
            <text:p text:style-name="P716">иметь </text:p>
          </table:table-cell>
        </table:table-row>
        <table:table-row table:style-name="TableLine94716646723792">
          <table:table-cell table:style-name="Table6.A2" office:value-type="string">
            <text:p text:style-name="P716">hear</text:p>
          </table:table-cell>
          <table:table-cell table:style-name="Table6.A2" office:value-type="string">
            <text:p text:style-name="P716">heard</text:p>
          </table:table-cell>
          <table:table-cell table:style-name="Table6.A2" office:value-type="string">
            <text:p text:style-name="P716">heard</text:p>
          </table:table-cell>
          <table:table-cell table:style-name="Table6.D2" office:value-type="string">
            <text:p text:style-name="P716">слышать</text:p>
          </table:table-cell>
        </table:table-row>
        <table:table-row table:style-name="TableLine94716637859344">
          <table:table-cell table:style-name="Table6.A2" office:value-type="string">
            <text:p text:style-name="P716">know</text:p>
          </table:table-cell>
          <table:table-cell table:style-name="Table6.A2" office:value-type="string">
            <text:p text:style-name="P716">knew</text:p>
          </table:table-cell>
          <table:table-cell table:style-name="Table6.A2" office:value-type="string">
            <text:p text:style-name="P716">known</text:p>
          </table:table-cell>
          <table:table-cell table:style-name="Table6.D2" office:value-type="string">
            <text:p text:style-name="P716">знать</text:p>
          </table:table-cell>
        </table:table-row>
        <table:table-row table:style-name="TableLine94716541821936">
          <table:table-cell table:style-name="Table6.A2" office:value-type="string">
            <text:p text:style-name="P716">lose</text:p>
          </table:table-cell>
          <table:table-cell table:style-name="Table6.A2" office:value-type="string">
            <text:p text:style-name="P716">lost</text:p>
          </table:table-cell>
          <table:table-cell table:style-name="Table6.A2" office:value-type="string">
            <text:p text:style-name="P716">lost</text:p>
          </table:table-cell>
          <table:table-cell table:style-name="Table6.D2" office:value-type="string">
            <text:p text:style-name="P716">терять</text:p>
          </table:table-cell>
        </table:table-row>
        <table:table-row table:style-name="TableLine94716641195520">
          <table:table-cell table:style-name="Table6.A2" office:value-type="string">
            <text:p text:style-name="P716">make</text:p>
          </table:table-cell>
          <table:table-cell table:style-name="Table6.A2" office:value-type="string">
            <text:p text:style-name="P716">made</text:p>
          </table:table-cell>
          <table:table-cell table:style-name="Table6.A2" office:value-type="string">
            <text:p text:style-name="P716">made</text:p>
          </table:table-cell>
          <table:table-cell table:style-name="Table6.D2" office:value-type="string">
            <text:p text:style-name="P716">делать</text:p>
          </table:table-cell>
        </table:table-row>
        <table:table-row table:style-name="TableLine94716641248640">
          <table:table-cell table:style-name="Table6.A2" office:value-type="string">
            <text:p text:style-name="P716">pay</text:p>
          </table:table-cell>
          <table:table-cell table:style-name="Table6.A2" office:value-type="string">
            <text:p text:style-name="P716">paid</text:p>
          </table:table-cell>
          <table:table-cell table:style-name="Table6.A2" office:value-type="string">
            <text:p text:style-name="P716">paid</text:p>
          </table:table-cell>
          <table:table-cell table:style-name="Table6.D2" office:value-type="string">
            <text:p text:style-name="P716">платить</text:p>
          </table:table-cell>
        </table:table-row>
        <table:table-row table:style-name="TableLine94716638049296">
          <table:table-cell table:style-name="Table6.A2" office:value-type="string">
            <text:p text:style-name="P716">put</text:p>
          </table:table-cell>
          <table:table-cell table:style-name="Table6.A2" office:value-type="string">
            <text:p text:style-name="P716">put</text:p>
          </table:table-cell>
          <table:table-cell table:style-name="Table6.A2" office:value-type="string">
            <text:p text:style-name="P716">put</text:p>
          </table:table-cell>
          <table:table-cell table:style-name="Table6.D2" office:value-type="string">
            <text:p text:style-name="P716">класть</text:p>
          </table:table-cell>
        </table:table-row>
        <table:table-row table:style-name="TableLine94716638052432">
          <table:table-cell table:style-name="Table6.A2" office:value-type="string">
            <text:p text:style-name="P716">read</text:p>
          </table:table-cell>
          <table:table-cell table:style-name="Table6.A2" office:value-type="string">
            <text:p text:style-name="P716">read</text:p>
          </table:table-cell>
          <table:table-cell table:style-name="Table6.A2" office:value-type="string">
            <text:p text:style-name="P716">read</text:p>
          </table:table-cell>
          <table:table-cell table:style-name="Table6.D2" office:value-type="string">
            <text:p text:style-name="P716">читать</text:p>
          </table:table-cell>
        </table:table-row>
        <table:table-row table:style-name="TableLine94716641897824">
          <table:table-cell table:style-name="Table6.A2" office:value-type="string">
            <text:p text:style-name="P716">say</text:p>
          </table:table-cell>
          <table:table-cell table:style-name="Table6.A2" office:value-type="string">
            <text:p text:style-name="P716">said</text:p>
          </table:table-cell>
          <table:table-cell table:style-name="Table6.A2" office:value-type="string">
            <text:p text:style-name="P716">said</text:p>
          </table:table-cell>
          <table:table-cell table:style-name="Table6.D2" office:value-type="string">
            <text:p text:style-name="P716">сказать</text:p>
          </table:table-cell>
        </table:table-row>
        <table:table-row table:style-name="TableLine94716644159872">
          <table:table-cell table:style-name="Table6.A2" office:value-type="string">
            <text:p text:style-name="P716">speak</text:p>
          </table:table-cell>
          <table:table-cell table:style-name="Table6.A2" office:value-type="string">
            <text:p text:style-name="P716">spoke</text:p>
          </table:table-cell>
          <table:table-cell table:style-name="Table6.A2" office:value-type="string">
            <text:p text:style-name="P716">spoken</text:p>
          </table:table-cell>
          <table:table-cell table:style-name="Table6.D2" office:value-type="string">
            <text:p text:style-name="P716">говорить</text:p>
          </table:table-cell>
        </table:table-row>
        <table:table-row table:style-name="TableLine94716637428224">
          <table:table-cell table:style-name="Table6.A2" office:value-type="string">
            <text:p text:style-name="P716">see</text:p>
          </table:table-cell>
          <table:table-cell table:style-name="Table6.A2" office:value-type="string">
            <text:p text:style-name="P716">saw</text:p>
          </table:table-cell>
          <table:table-cell table:style-name="Table6.A2" office:value-type="string">
            <text:p text:style-name="P716">seen</text:p>
          </table:table-cell>
          <table:table-cell table:style-name="Table6.D2" office:value-type="string">
            <text:p text:style-name="P716">видеть</text:p>
          </table:table-cell>
        </table:table-row>
        <table:table-row table:style-name="TableLine94716639350640">
          <table:table-cell table:style-name="Table6.A2" office:value-type="string">
            <text:p text:style-name="P716">sit</text:p>
          </table:table-cell>
          <table:table-cell table:style-name="Table6.A2" office:value-type="string">
            <text:p text:style-name="P716">sat</text:p>
          </table:table-cell>
          <table:table-cell table:style-name="Table6.A2" office:value-type="string">
            <text:p text:style-name="P716">sat</text:p>
          </table:table-cell>
          <table:table-cell table:style-name="Table6.D2" office:value-type="string">
            <text:p text:style-name="P716">сидеть</text:p>
          </table:table-cell>
        </table:table-row>
        <table:table-row table:style-name="TableLine94716637740352">
          <table:table-cell table:style-name="Table6.A2" office:value-type="string">
            <text:p text:style-name="P716">take</text:p>
          </table:table-cell>
          <table:table-cell table:style-name="Table6.A2" office:value-type="string">
            <text:p text:style-name="P716">took</text:p>
          </table:table-cell>
          <table:table-cell table:style-name="Table6.A2" office:value-type="string">
            <text:p text:style-name="P716">taken</text:p>
          </table:table-cell>
          <table:table-cell table:style-name="Table6.D2" office:value-type="string">
            <text:p text:style-name="P716">брать</text:p>
          </table:table-cell>
        </table:table-row>
        <table:table-row table:style-name="TableLine94716643961536">
          <table:table-cell table:style-name="Table6.A2" office:value-type="string">
            <text:p text:style-name="P717">teach</text:p>
          </table:table-cell>
          <table:table-cell table:style-name="Table6.A2" office:value-type="string">
            <text:p text:style-name="P718">taught</text:p>
          </table:table-cell>
          <table:table-cell table:style-name="Table6.A2" office:value-type="string">
            <text:p text:style-name="P717">taught</text:p>
          </table:table-cell>
          <table:table-cell table:style-name="Table6.D2" office:value-type="string">
            <text:p text:style-name="P717">обучать</text:p>
          </table:table-cell>
        </table:table-row>
        <table:table-row table:style-name="TableLine94716643965808">
          <table:table-cell table:style-name="Table6.A2" office:value-type="string">
            <text:p text:style-name="P716">tell</text:p>
          </table:table-cell>
          <table:table-cell table:style-name="Table6.A2" office:value-type="string">
            <text:p text:style-name="P716">told</text:p>
          </table:table-cell>
          <table:table-cell table:style-name="Table6.A2" office:value-type="string">
            <text:p text:style-name="P716">told</text:p>
          </table:table-cell>
          <table:table-cell table:style-name="Table6.D2" office:value-type="string">
            <text:p text:style-name="P716">рассказывать</text:p>
          </table:table-cell>
        </table:table-row>
        <table:table-row table:style-name="TableLine94716640842112">
          <table:table-cell table:style-name="Table6.A2" office:value-type="string">
            <text:p text:style-name="P716">think</text:p>
          </table:table-cell>
          <table:table-cell table:style-name="Table6.A2" office:value-type="string">
            <text:p text:style-name="P716">thought</text:p>
          </table:table-cell>
          <table:table-cell table:style-name="Table6.A2" office:value-type="string">
            <text:p text:style-name="P716">thought</text:p>
          </table:table-cell>
          <table:table-cell table:style-name="Table6.D2" office:value-type="string">
            <text:p text:style-name="P716">думать</text:p>
          </table:table-cell>
        </table:table-row>
        <table:table-row table:style-name="TableLine94716648848864">
          <table:table-cell table:style-name="Table6.A2" office:value-type="string">
            <text:p text:style-name="P716">win</text:p>
          </table:table-cell>
          <table:table-cell table:style-name="Table6.A2" office:value-type="string">
            <text:p text:style-name="P716">won</text:p>
          </table:table-cell>
          <table:table-cell table:style-name="Table6.A2" office:value-type="string">
            <text:p text:style-name="P716">won</text:p>
          </table:table-cell>
          <table:table-cell table:style-name="Table6.D2" office:value-type="string">
            <text:p text:style-name="P716">побеждать</text:p>
          </table:table-cell>
        </table:table-row>
        <table:table-row table:style-name="TableLine94716613093696">
          <table:table-cell table:style-name="Table6.A2" office:value-type="string">
            <text:p text:style-name="P716">write</text:p>
          </table:table-cell>
          <table:table-cell table:style-name="Table6.A2" office:value-type="string">
            <text:p text:style-name="P716">wrote</text:p>
          </table:table-cell>
          <table:table-cell table:style-name="Table6.A2" office:value-type="string">
            <text:p text:style-name="P716">written</text:p>
          </table:table-cell>
          <table:table-cell table:style-name="Table6.D2" office:value-type="string">
            <text:p text:style-name="P716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7T15:02:04.817869629</dc:date>
    <meta:editing-duration>PT20H11M54S</meta:editing-duration>
    <meta:editing-cycles>279</meta:editing-cycles>
    <meta:document-statistic meta:table-count="7" meta:image-count="0" meta:object-count="0" meta:page-count="38" meta:paragraph-count="1483" meta:word-count="11595" meta:character-count="72583" meta:non-whitespace-character-count="62013"/>
  </office:meta>
</office:document-meta>
</file>